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6870000000000003in"/>
    </style:style>
    <style:style style:name="ta1co2" style:family="table-column">
      <style:table-column-properties fo:break-before="auto" style:column-width="1.549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6180000000000003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549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6180000000000003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olver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olver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citybike1.coom</text:p>
          </table:table-cell>
          <table:table-cell office:value-type="float" office:value="3.72"/>
          <table:table-cell office:value-type="float" office:value="51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"/>
          <table:table-cell office:value-type="float" office:value="513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>
          <table:table-cell office:value-type="string">
            <text:p>./citybike2.coom</text:p>
          </table:table-cell>
          <table:table-cell office:value-type="float" office:value="3.8"/>
          <table:table-cell office:value-type="float" office:value="26368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.69"/>
          <table:table-cell office:value-type="float" office:value="26368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G4])" office:value-type="float"/>
          <table:table-cell table:formula="of:=MIN([.$C4];[.$H4])" office:value-type="float"/>
          <table:table-cell table:formula="of:=MIN([.$D4];[.$I4])" office:value-type="float"/>
          <table:table-cell table:formula="of:=MIN([.$E4];[.$J4])" office:value-type="float"/>
          <table:table-cell table:formula="of:=MIN([.$F4];[.$K4])" office:value-type="float"/>
          <table:table-cell table:formula="of:=MEDIAN([.$B4];[.$G4])" office:value-type="float"/>
          <table:table-cell table:formula="of:=MEDIAN([.$C4];[.$H4])" office:value-type="float"/>
          <table:table-cell table:formula="of:=MEDIAN([.$D4];[.$I4])" office:value-type="float"/>
          <table:table-cell table:formula="of:=MEDIAN([.$E4];[.$J4])" office:value-type="float"/>
          <table:table-cell table:formula="of:=MEDIAN([.$F4];[.$K4])" office:value-type="float"/>
          <table:table-cell table:formula="of:=MAX([.$B4];[.$G4])" office:value-type="float"/>
          <table:table-cell table:formula="of:=MAX([.$C4];[.$H4])" office:value-type="float"/>
          <table:table-cell table:formula="of:=MAX([.$D4];[.$I4])" office:value-type="float"/>
          <table:table-cell table:formula="of:=MAX([.$E4];[.$J4])" office:value-type="float"/>
          <table:table-cell table:formula="of:=MAX([.$F4];[.$K4])" office:value-type="float"/>
        </table:table-row>
        <table:table-row table:style-name="ro1">
          <table:table-cell office:value-type="string">
            <text:p>./citybike3.coom</text:p>
          </table:table-cell>
          <table:table-cell office:value-type="float" office:value="260.0"/>
          <table:table-cell office:value-type="float" office:value="13526937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2252558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5];[.$G5])" office:value-type="float"/>
          <table:table-cell table:formula="of:=MIN([.$C5];[.$H5])" office:value-type="float"/>
          <table:table-cell table:formula="of:=MIN([.$D5];[.$I5])" office:value-type="float"/>
          <table:table-cell table:formula="of:=MIN([.$E5];[.$J5])" office:value-type="float"/>
          <table:table-cell table:formula="of:=MIN([.$F5];[.$K5])" office:value-type="float"/>
          <table:table-cell table:formula="of:=MEDIAN([.$B5];[.$G5])" office:value-type="float"/>
          <table:table-cell table:formula="of:=MEDIAN([.$C5];[.$H5])" office:value-type="float"/>
          <table:table-cell table:formula="of:=MEDIAN([.$D5];[.$I5])" office:value-type="float"/>
          <table:table-cell table:formula="of:=MEDIAN([.$E5];[.$J5])" office:value-type="float"/>
          <table:table-cell table:formula="of:=MEDIAN([.$F5];[.$K5])" office:value-type="float"/>
          <table:table-cell table:formula="of:=MAX([.$B5];[.$G5])" office:value-type="float"/>
          <table:table-cell table:formula="of:=MAX([.$C5];[.$H5])" office:value-type="float"/>
          <table:table-cell table:formula="of:=MAX([.$D5];[.$I5])" office:value-type="float"/>
          <table:table-cell table:formula="of:=MAX([.$E5];[.$J5])" office:value-type="float"/>
          <table:table-cell table:formula="of:=MAX([.$F5];[.$K5])" office:value-type="float"/>
        </table:table-row>
        <table:table-row table:style-name="ro1">
          <table:table-cell office:value-type="string">
            <text:p>./citybike4.coom</text:p>
          </table:table-cell>
          <table:table-cell office:value-type="float" office:value="600.0"/>
          <table:table-cell office:value-type="float" office:value="282539539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424074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6];[.$G6])" office:value-type="float"/>
          <table:table-cell table:formula="of:=MIN([.$C6];[.$H6])" office:value-type="float"/>
          <table:table-cell table:formula="of:=MIN([.$D6];[.$I6])" office:value-type="float"/>
          <table:table-cell table:formula="of:=MIN([.$E6];[.$J6])" office:value-type="float"/>
          <table:table-cell table:formula="of:=MIN([.$F6];[.$K6])" office:value-type="float"/>
          <table:table-cell table:formula="of:=MEDIAN([.$B6];[.$G6])" office:value-type="float"/>
          <table:table-cell table:formula="of:=MEDIAN([.$C6];[.$H6])" office:value-type="float"/>
          <table:table-cell table:formula="of:=MEDIAN([.$D6];[.$I6])" office:value-type="float"/>
          <table:table-cell table:formula="of:=MEDIAN([.$E6];[.$J6])" office:value-type="float"/>
          <table:table-cell table:formula="of:=MEDIAN([.$F6];[.$K6])" office:value-type="float"/>
          <table:table-cell table:formula="of:=MAX([.$B6];[.$G6])" office:value-type="float"/>
          <table:table-cell table:formula="of:=MAX([.$C6];[.$H6])" office:value-type="float"/>
          <table:table-cell table:formula="of:=MAX([.$D6];[.$I6])" office:value-type="float"/>
          <table:table-cell table:formula="of:=MAX([.$E6];[.$J6])" office:value-type="float"/>
          <table:table-cell table:formula="of:=MAX([.$F6];[.$K6])" office:value-type="float"/>
        </table:table-row>
        <table:table-row table:style-name="ro1">
          <table:table-cell office:value-type="string">
            <text:p>./citybike5.coom</text:p>
          </table:table-cell>
          <table:table-cell office:value-type="float" office:value="600.0"/>
          <table:table-cell office:value-type="float" office:value="254252176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833654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7];[.$G7])" office:value-type="float"/>
          <table:table-cell table:formula="of:=MIN([.$C7];[.$H7])" office:value-type="float"/>
          <table:table-cell table:formula="of:=MIN([.$D7];[.$I7])" office:value-type="float"/>
          <table:table-cell table:formula="of:=MIN([.$E7];[.$J7])" office:value-type="float"/>
          <table:table-cell table:formula="of:=MIN([.$F7];[.$K7])" office:value-type="float"/>
          <table:table-cell table:formula="of:=MEDIAN([.$B7];[.$G7])" office:value-type="float"/>
          <table:table-cell table:formula="of:=MEDIAN([.$C7];[.$H7])" office:value-type="float"/>
          <table:table-cell table:formula="of:=MEDIAN([.$D7];[.$I7])" office:value-type="float"/>
          <table:table-cell table:formula="of:=MEDIAN([.$E7];[.$J7])" office:value-type="float"/>
          <table:table-cell table:formula="of:=MEDIAN([.$F7];[.$K7])" office:value-type="float"/>
          <table:table-cell table:formula="of:=MAX([.$B7];[.$G7])" office:value-type="float"/>
          <table:table-cell table:formula="of:=MAX([.$C7];[.$H7])" office:value-type="float"/>
          <table:table-cell table:formula="of:=MAX([.$D7];[.$I7])" office:value-type="float"/>
          <table:table-cell table:formula="of:=MAX([.$E7];[.$J7])" office:value-type="float"/>
          <table:table-cell table:formula="of:=MAX([.$F7];[.$K7])" office:value-type="float"/>
        </table:table-row>
        <table:table-row table:style-name="ro1">
          <table:table-cell office:value-type="string">
            <text:p>./kidsbike10_10_2.coom</text:p>
          </table:table-cell>
          <table:table-cell office:value-type="float" office:value="2.97"/>
          <table:table-cell office:value-type="float" office:value="1748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.89"/>
          <table:table-cell office:value-type="float" office:value="1748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G8])" office:value-type="float"/>
          <table:table-cell table:formula="of:=MIN([.$C8];[.$H8])" office:value-type="float"/>
          <table:table-cell table:formula="of:=MIN([.$D8];[.$I8])" office:value-type="float"/>
          <table:table-cell table:formula="of:=MIN([.$E8];[.$J8])" office:value-type="float"/>
          <table:table-cell table:formula="of:=MIN([.$F8];[.$K8])" office:value-type="float"/>
          <table:table-cell table:formula="of:=MEDIAN([.$B8];[.$G8])" office:value-type="float"/>
          <table:table-cell table:formula="of:=MEDIAN([.$C8];[.$H8])" office:value-type="float"/>
          <table:table-cell table:formula="of:=MEDIAN([.$D8];[.$I8])" office:value-type="float"/>
          <table:table-cell table:formula="of:=MEDIAN([.$E8];[.$J8])" office:value-type="float"/>
          <table:table-cell table:formula="of:=MEDIAN([.$F8];[.$K8])" office:value-type="float"/>
          <table:table-cell table:formula="of:=MAX([.$B8];[.$G8])" office:value-type="float"/>
          <table:table-cell table:formula="of:=MAX([.$C8];[.$H8])" office:value-type="float"/>
          <table:table-cell table:formula="of:=MAX([.$D8];[.$I8])" office:value-type="float"/>
          <table:table-cell table:formula="of:=MAX([.$E8];[.$J8])" office:value-type="float"/>
          <table:table-cell table:formula="of:=MAX([.$F8];[.$K8])" office:value-type="float"/>
        </table:table-row>
        <table:table-row table:style-name="ro1">
          <table:table-cell office:value-type="string">
            <text:p>./kidsbike10_10_3.coom</text:p>
          </table:table-cell>
          <table:table-cell office:value-type="float" office:value="3.14"/>
          <table:table-cell office:value-type="float" office:value="2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83"/>
          <table:table-cell office:value-type="float" office:value="20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G9])" office:value-type="float"/>
          <table:table-cell table:formula="of:=MIN([.$C9];[.$H9])" office:value-type="float"/>
          <table:table-cell table:formula="of:=MIN([.$D9];[.$I9])" office:value-type="float"/>
          <table:table-cell table:formula="of:=MIN([.$E9];[.$J9])" office:value-type="float"/>
          <table:table-cell table:formula="of:=MIN([.$F9];[.$K9])" office:value-type="float"/>
          <table:table-cell table:formula="of:=MEDIAN([.$B9];[.$G9])" office:value-type="float"/>
          <table:table-cell table:formula="of:=MEDIAN([.$C9];[.$H9])" office:value-type="float"/>
          <table:table-cell table:formula="of:=MEDIAN([.$D9];[.$I9])" office:value-type="float"/>
          <table:table-cell table:formula="of:=MEDIAN([.$E9];[.$J9])" office:value-type="float"/>
          <table:table-cell table:formula="of:=MEDIAN([.$F9];[.$K9])" office:value-type="float"/>
          <table:table-cell table:formula="of:=MAX([.$B9];[.$G9])" office:value-type="float"/>
          <table:table-cell table:formula="of:=MAX([.$C9];[.$H9])" office:value-type="float"/>
          <table:table-cell table:formula="of:=MAX([.$D9];[.$I9])" office:value-type="float"/>
          <table:table-cell table:formula="of:=MAX([.$E9];[.$J9])" office:value-type="float"/>
          <table:table-cell table:formula="of:=MAX([.$F9];[.$K9])" office:value-type="float"/>
        </table:table-row>
        <table:table-row table:style-name="ro1">
          <table:table-cell office:value-type="string">
            <text:p>./kidsbike10_10_4.coom</text:p>
          </table:table-cell>
          <table:table-cell office:value-type="float" office:value="4.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G10])" office:value-type="float"/>
          <table:table-cell table:formula="of:=MIN([.$C10];[.$H10])" office:value-type="float"/>
          <table:table-cell table:formula="of:=MIN([.$D10];[.$I10])" office:value-type="float"/>
          <table:table-cell table:formula="of:=MIN([.$E10];[.$J10])" office:value-type="float"/>
          <table:table-cell table:formula="of:=MIN([.$F10];[.$K10])" office:value-type="float"/>
          <table:table-cell table:formula="of:=MEDIAN([.$B10];[.$G10])" office:value-type="float"/>
          <table:table-cell table:formula="of:=MEDIAN([.$C10];[.$H10])" office:value-type="float"/>
          <table:table-cell table:formula="of:=MEDIAN([.$D10];[.$I10])" office:value-type="float"/>
          <table:table-cell table:formula="of:=MEDIAN([.$E10];[.$J10])" office:value-type="float"/>
          <table:table-cell table:formula="of:=MEDIAN([.$F10];[.$K10])" office:value-type="float"/>
          <table:table-cell table:formula="of:=MAX([.$B10];[.$G10])" office:value-type="float"/>
          <table:table-cell table:formula="of:=MAX([.$C10];[.$H10])" office:value-type="float"/>
          <table:table-cell table:formula="of:=MAX([.$D10];[.$I10])" office:value-type="float"/>
          <table:table-cell table:formula="of:=MAX([.$E10];[.$J10])" office:value-type="float"/>
          <table:table-cell table:formula="of:=MAX([.$F10];[.$K10])" office:value-type="float"/>
        </table:table-row>
        <table:table-row table:style-name="ro1">
          <table:table-cell office:value-type="string">
            <text:p>./kidsbike10_20_2.coom</text:p>
          </table:table-cell>
          <table:table-cell office:value-type="float" office:value="20.24"/>
          <table:table-cell office:value-type="float" office:value="8000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951432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1];[.$G11])" office:value-type="float"/>
          <table:table-cell table:formula="of:=MIN([.$C11];[.$H11])" office:value-type="float"/>
          <table:table-cell table:formula="of:=MIN([.$D11];[.$I11])" office:value-type="float"/>
          <table:table-cell table:formula="of:=MIN([.$E11];[.$J11])" office:value-type="float"/>
          <table:table-cell table:formula="of:=MIN([.$F11];[.$K11])" office:value-type="float"/>
          <table:table-cell table:formula="of:=MEDIAN([.$B11];[.$G11])" office:value-type="float"/>
          <table:table-cell table:formula="of:=MEDIAN([.$C11];[.$H11])" office:value-type="float"/>
          <table:table-cell table:formula="of:=MEDIAN([.$D11];[.$I11])" office:value-type="float"/>
          <table:table-cell table:formula="of:=MEDIAN([.$E11];[.$J11])" office:value-type="float"/>
          <table:table-cell table:formula="of:=MEDIAN([.$F11];[.$K11])" office:value-type="float"/>
          <table:table-cell table:formula="of:=MAX([.$B11];[.$G11])" office:value-type="float"/>
          <table:table-cell table:formula="of:=MAX([.$C11];[.$H11])" office:value-type="float"/>
          <table:table-cell table:formula="of:=MAX([.$D11];[.$I11])" office:value-type="float"/>
          <table:table-cell table:formula="of:=MAX([.$E11];[.$J11])" office:value-type="float"/>
          <table:table-cell table:formula="of:=MAX([.$F11];[.$K11])" office:value-type="float"/>
        </table:table-row>
        <table:table-row table:style-name="ro1">
          <table:table-cell office:value-type="string">
            <text:p>./kidsbike10_20_3.coom</text:p>
          </table:table-cell>
          <table:table-cell office:value-type="float" office:value="3.29"/>
          <table:table-cell office:value-type="float" office:value="96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23"/>
          <table:table-cell office:value-type="float" office:value="96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G12])" office:value-type="float"/>
          <table:table-cell table:formula="of:=MIN([.$C12];[.$H12])" office:value-type="float"/>
          <table:table-cell table:formula="of:=MIN([.$D12];[.$I12])" office:value-type="float"/>
          <table:table-cell table:formula="of:=MIN([.$E12];[.$J12])" office:value-type="float"/>
          <table:table-cell table:formula="of:=MIN([.$F12];[.$K12])" office:value-type="float"/>
          <table:table-cell table:formula="of:=MEDIAN([.$B12];[.$G12])" office:value-type="float"/>
          <table:table-cell table:formula="of:=MEDIAN([.$C12];[.$H12])" office:value-type="float"/>
          <table:table-cell table:formula="of:=MEDIAN([.$D12];[.$I12])" office:value-type="float"/>
          <table:table-cell table:formula="of:=MEDIAN([.$E12];[.$J12])" office:value-type="float"/>
          <table:table-cell table:formula="of:=MEDIAN([.$F12];[.$K12])" office:value-type="float"/>
          <table:table-cell table:formula="of:=MAX([.$B12];[.$G12])" office:value-type="float"/>
          <table:table-cell table:formula="of:=MAX([.$C12];[.$H12])" office:value-type="float"/>
          <table:table-cell table:formula="of:=MAX([.$D12];[.$I12])" office:value-type="float"/>
          <table:table-cell table:formula="of:=MAX([.$E12];[.$J12])" office:value-type="float"/>
          <table:table-cell table:formula="of:=MAX([.$F12];[.$K12])" office:value-type="float"/>
        </table:table-row>
        <table:table-row table:style-name="ro1">
          <table:table-cell office:value-type="string">
            <text:p>./kidsbike10_20_4.coom</text:p>
          </table:table-cell>
          <table:table-cell office:value-type="float" office:value="3.36"/>
          <table:table-cell office:value-type="float" office:value="4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63"/>
          <table:table-cell office:value-type="float" office:value="4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G13])" office:value-type="float"/>
          <table:table-cell table:formula="of:=MIN([.$C13];[.$H13])" office:value-type="float"/>
          <table:table-cell table:formula="of:=MIN([.$D13];[.$I13])" office:value-type="float"/>
          <table:table-cell table:formula="of:=MIN([.$E13];[.$J13])" office:value-type="float"/>
          <table:table-cell table:formula="of:=MIN([.$F13];[.$K13])" office:value-type="float"/>
          <table:table-cell table:formula="of:=MEDIAN([.$B13];[.$G13])" office:value-type="float"/>
          <table:table-cell table:formula="of:=MEDIAN([.$C13];[.$H13])" office:value-type="float"/>
          <table:table-cell table:formula="of:=MEDIAN([.$D13];[.$I13])" office:value-type="float"/>
          <table:table-cell table:formula="of:=MEDIAN([.$E13];[.$J13])" office:value-type="float"/>
          <table:table-cell table:formula="of:=MEDIAN([.$F13];[.$K13])" office:value-type="float"/>
          <table:table-cell table:formula="of:=MAX([.$B13];[.$G13])" office:value-type="float"/>
          <table:table-cell table:formula="of:=MAX([.$C13];[.$H13])" office:value-type="float"/>
          <table:table-cell table:formula="of:=MAX([.$D13];[.$I13])" office:value-type="float"/>
          <table:table-cell table:formula="of:=MAX([.$E13];[.$J13])" office:value-type="float"/>
          <table:table-cell table:formula="of:=MAX([.$F13];[.$K13])" office:value-type="float"/>
        </table:table-row>
        <table:table-row table:style-name="ro1">
          <table:table-cell office:value-type="string">
            <text:p>./kidsbike10_30_2.coom</text:p>
          </table:table-cell>
          <table:table-cell office:value-type="float" office:value="155.05"/>
          <table:table-cell office:value-type="float" office:value="59616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76493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];[.$G14])" office:value-type="float"/>
          <table:table-cell table:formula="of:=MIN([.$C14];[.$H14])" office:value-type="float"/>
          <table:table-cell table:formula="of:=MIN([.$D14];[.$I14])" office:value-type="float"/>
          <table:table-cell table:formula="of:=MIN([.$E14];[.$J14])" office:value-type="float"/>
          <table:table-cell table:formula="of:=MIN([.$F14];[.$K14])" office:value-type="float"/>
          <table:table-cell table:formula="of:=MEDIAN([.$B14];[.$G14])" office:value-type="float"/>
          <table:table-cell table:formula="of:=MEDIAN([.$C14];[.$H14])" office:value-type="float"/>
          <table:table-cell table:formula="of:=MEDIAN([.$D14];[.$I14])" office:value-type="float"/>
          <table:table-cell table:formula="of:=MEDIAN([.$E14];[.$J14])" office:value-type="float"/>
          <table:table-cell table:formula="of:=MEDIAN([.$F14];[.$K14])" office:value-type="float"/>
          <table:table-cell table:formula="of:=MAX([.$B14];[.$G14])" office:value-type="float"/>
          <table:table-cell table:formula="of:=MAX([.$C14];[.$H14])" office:value-type="float"/>
          <table:table-cell table:formula="of:=MAX([.$D14];[.$I14])" office:value-type="float"/>
          <table:table-cell table:formula="of:=MAX([.$E14];[.$J14])" office:value-type="float"/>
          <table:table-cell table:formula="of:=MAX([.$F14];[.$K14])" office:value-type="float"/>
        </table:table-row>
        <table:table-row table:style-name="ro1">
          <table:table-cell office:value-type="string">
            <text:p>./kidsbike10_30_3.coom</text:p>
          </table:table-cell>
          <table:table-cell office:value-type="float" office:value="3.38"/>
          <table:table-cell office:value-type="float" office:value="171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79"/>
          <table:table-cell office:value-type="float" office:value="171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G15])" office:value-type="float"/>
          <table:table-cell table:formula="of:=MIN([.$C15];[.$H15])" office:value-type="float"/>
          <table:table-cell table:formula="of:=MIN([.$D15];[.$I15])" office:value-type="float"/>
          <table:table-cell table:formula="of:=MIN([.$E15];[.$J15])" office:value-type="float"/>
          <table:table-cell table:formula="of:=MIN([.$F15];[.$K15])" office:value-type="float"/>
          <table:table-cell table:formula="of:=MEDIAN([.$B15];[.$G15])" office:value-type="float"/>
          <table:table-cell table:formula="of:=MEDIAN([.$C15];[.$H15])" office:value-type="float"/>
          <table:table-cell table:formula="of:=MEDIAN([.$D15];[.$I15])" office:value-type="float"/>
          <table:table-cell table:formula="of:=MEDIAN([.$E15];[.$J15])" office:value-type="float"/>
          <table:table-cell table:formula="of:=MEDIAN([.$F15];[.$K15])" office:value-type="float"/>
          <table:table-cell table:formula="of:=MAX([.$B15];[.$G15])" office:value-type="float"/>
          <table:table-cell table:formula="of:=MAX([.$C15];[.$H15])" office:value-type="float"/>
          <table:table-cell table:formula="of:=MAX([.$D15];[.$I15])" office:value-type="float"/>
          <table:table-cell table:formula="of:=MAX([.$E15];[.$J15])" office:value-type="float"/>
          <table:table-cell table:formula="of:=MAX([.$F15];[.$K15])" office:value-type="float"/>
        </table:table-row>
        <table:table-row table:style-name="ro1">
          <table:table-cell office:value-type="string">
            <text:p>./kidsbike10_30_4.coom</text:p>
          </table:table-cell>
          <table:table-cell office:value-type="float" office:value="3.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];[.$G16])" office:value-type="float"/>
          <table:table-cell table:formula="of:=MIN([.$C16];[.$H16])" office:value-type="float"/>
          <table:table-cell table:formula="of:=MIN([.$D16];[.$I16])" office:value-type="float"/>
          <table:table-cell table:formula="of:=MIN([.$E16];[.$J16])" office:value-type="float"/>
          <table:table-cell table:formula="of:=MIN([.$F16];[.$K16])" office:value-type="float"/>
          <table:table-cell table:formula="of:=MEDIAN([.$B16];[.$G16])" office:value-type="float"/>
          <table:table-cell table:formula="of:=MEDIAN([.$C16];[.$H16])" office:value-type="float"/>
          <table:table-cell table:formula="of:=MEDIAN([.$D16];[.$I16])" office:value-type="float"/>
          <table:table-cell table:formula="of:=MEDIAN([.$E16];[.$J16])" office:value-type="float"/>
          <table:table-cell table:formula="of:=MEDIAN([.$F16];[.$K16])" office:value-type="float"/>
          <table:table-cell table:formula="of:=MAX([.$B16];[.$G16])" office:value-type="float"/>
          <table:table-cell table:formula="of:=MAX([.$C16];[.$H16])" office:value-type="float"/>
          <table:table-cell table:formula="of:=MAX([.$D16];[.$I16])" office:value-type="float"/>
          <table:table-cell table:formula="of:=MAX([.$E16];[.$J16])" office:value-type="float"/>
          <table:table-cell table:formula="of:=MAX([.$F16];[.$K16])" office:value-type="float"/>
        </table:table-row>
        <table:table-row table:style-name="ro1">
          <table:table-cell office:value-type="string">
            <text:p>./kidsbike10_40_2.coom</text:p>
          </table:table-cell>
          <table:table-cell office:value-type="float" office:value="600.0"/>
          <table:table-cell office:value-type="float" office:value="94184198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188054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7];[.$G17])" office:value-type="float"/>
          <table:table-cell table:formula="of:=MIN([.$C17];[.$H17])" office:value-type="float"/>
          <table:table-cell table:formula="of:=MIN([.$D17];[.$I17])" office:value-type="float"/>
          <table:table-cell table:formula="of:=MIN([.$E17];[.$J17])" office:value-type="float"/>
          <table:table-cell table:formula="of:=MIN([.$F17];[.$K17])" office:value-type="float"/>
          <table:table-cell table:formula="of:=MEDIAN([.$B17];[.$G17])" office:value-type="float"/>
          <table:table-cell table:formula="of:=MEDIAN([.$C17];[.$H17])" office:value-type="float"/>
          <table:table-cell table:formula="of:=MEDIAN([.$D17];[.$I17])" office:value-type="float"/>
          <table:table-cell table:formula="of:=MEDIAN([.$E17];[.$J17])" office:value-type="float"/>
          <table:table-cell table:formula="of:=MEDIAN([.$F17];[.$K17])" office:value-type="float"/>
          <table:table-cell table:formula="of:=MAX([.$B17];[.$G17])" office:value-type="float"/>
          <table:table-cell table:formula="of:=MAX([.$C17];[.$H17])" office:value-type="float"/>
          <table:table-cell table:formula="of:=MAX([.$D17];[.$I17])" office:value-type="float"/>
          <table:table-cell table:formula="of:=MAX([.$E17];[.$J17])" office:value-type="float"/>
          <table:table-cell table:formula="of:=MAX([.$F17];[.$K17])" office:value-type="float"/>
        </table:table-row>
        <table:table-row table:style-name="ro1">
          <table:table-cell office:value-type="string">
            <text:p>./kidsbike10_40_3.coom</text:p>
          </table:table-cell>
          <table:table-cell office:value-type="float" office:value="3.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];[.$G18])" office:value-type="float"/>
          <table:table-cell table:formula="of:=MIN([.$C18];[.$H18])" office:value-type="float"/>
          <table:table-cell table:formula="of:=MIN([.$D18];[.$I18])" office:value-type="float"/>
          <table:table-cell table:formula="of:=MIN([.$E18];[.$J18])" office:value-type="float"/>
          <table:table-cell table:formula="of:=MIN([.$F18];[.$K18])" office:value-type="float"/>
          <table:table-cell table:formula="of:=MEDIAN([.$B18];[.$G18])" office:value-type="float"/>
          <table:table-cell table:formula="of:=MEDIAN([.$C18];[.$H18])" office:value-type="float"/>
          <table:table-cell table:formula="of:=MEDIAN([.$D18];[.$I18])" office:value-type="float"/>
          <table:table-cell table:formula="of:=MEDIAN([.$E18];[.$J18])" office:value-type="float"/>
          <table:table-cell table:formula="of:=MEDIAN([.$F18];[.$K18])" office:value-type="float"/>
          <table:table-cell table:formula="of:=MAX([.$B18];[.$G18])" office:value-type="float"/>
          <table:table-cell table:formula="of:=MAX([.$C18];[.$H18])" office:value-type="float"/>
          <table:table-cell table:formula="of:=MAX([.$D18];[.$I18])" office:value-type="float"/>
          <table:table-cell table:formula="of:=MAX([.$E18];[.$J18])" office:value-type="float"/>
          <table:table-cell table:formula="of:=MAX([.$F18];[.$K18])" office:value-type="float"/>
        </table:table-row>
        <table:table-row table:style-name="ro1">
          <table:table-cell office:value-type="string">
            <text:p>./kidsbike10_40_4.coom</text:p>
          </table:table-cell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];[.$G19])" office:value-type="float"/>
          <table:table-cell table:formula="of:=MIN([.$C19];[.$H19])" office:value-type="float"/>
          <table:table-cell table:formula="of:=MIN([.$D19];[.$I19])" office:value-type="float"/>
          <table:table-cell table:formula="of:=MIN([.$E19];[.$J19])" office:value-type="float"/>
          <table:table-cell table:formula="of:=MIN([.$F19];[.$K19])" office:value-type="float"/>
          <table:table-cell table:formula="of:=MEDIAN([.$B19];[.$G19])" office:value-type="float"/>
          <table:table-cell table:formula="of:=MEDIAN([.$C19];[.$H19])" office:value-type="float"/>
          <table:table-cell table:formula="of:=MEDIAN([.$D19];[.$I19])" office:value-type="float"/>
          <table:table-cell table:formula="of:=MEDIAN([.$E19];[.$J19])" office:value-type="float"/>
          <table:table-cell table:formula="of:=MEDIAN([.$F19];[.$K19])" office:value-type="float"/>
          <table:table-cell table:formula="of:=MAX([.$B19];[.$G19])" office:value-type="float"/>
          <table:table-cell table:formula="of:=MAX([.$C19];[.$H19])" office:value-type="float"/>
          <table:table-cell table:formula="of:=MAX([.$D19];[.$I19])" office:value-type="float"/>
          <table:table-cell table:formula="of:=MAX([.$E19];[.$J19])" office:value-type="float"/>
          <table:table-cell table:formula="of:=MAX([.$F19];[.$K19])" office:value-type="float"/>
        </table:table-row>
        <table:table-row table:style-name="ro1">
          <table:table-cell office:value-type="string">
            <text:p>./kidsbike10_50_2.coom</text:p>
          </table:table-cell>
          <table:table-cell office:value-type="float" office:value="600.0"/>
          <table:table-cell office:value-type="float" office:value="180558706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516589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0];[.$G20])" office:value-type="float"/>
          <table:table-cell table:formula="of:=MIN([.$C20];[.$H20])" office:value-type="float"/>
          <table:table-cell table:formula="of:=MIN([.$D20];[.$I20])" office:value-type="float"/>
          <table:table-cell table:formula="of:=MIN([.$E20];[.$J20])" office:value-type="float"/>
          <table:table-cell table:formula="of:=MIN([.$F20];[.$K20])" office:value-type="float"/>
          <table:table-cell table:formula="of:=MEDIAN([.$B20];[.$G20])" office:value-type="float"/>
          <table:table-cell table:formula="of:=MEDIAN([.$C20];[.$H20])" office:value-type="float"/>
          <table:table-cell table:formula="of:=MEDIAN([.$D20];[.$I20])" office:value-type="float"/>
          <table:table-cell table:formula="of:=MEDIAN([.$E20];[.$J20])" office:value-type="float"/>
          <table:table-cell table:formula="of:=MEDIAN([.$F20];[.$K20])" office:value-type="float"/>
          <table:table-cell table:formula="of:=MAX([.$B20];[.$G20])" office:value-type="float"/>
          <table:table-cell table:formula="of:=MAX([.$C20];[.$H20])" office:value-type="float"/>
          <table:table-cell table:formula="of:=MAX([.$D20];[.$I20])" office:value-type="float"/>
          <table:table-cell table:formula="of:=MAX([.$E20];[.$J20])" office:value-type="float"/>
          <table:table-cell table:formula="of:=MAX([.$F20];[.$K20])" office:value-type="float"/>
        </table:table-row>
        <table:table-row table:style-name="ro1">
          <table:table-cell office:value-type="string">
            <text:p>./kidsbike10_50_3.coom</text:p>
          </table:table-cell>
          <table:table-cell office:value-type="float" office:value="3.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1];[.$G21])" office:value-type="float"/>
          <table:table-cell table:formula="of:=MIN([.$C21];[.$H21])" office:value-type="float"/>
          <table:table-cell table:formula="of:=MIN([.$D21];[.$I21])" office:value-type="float"/>
          <table:table-cell table:formula="of:=MIN([.$E21];[.$J21])" office:value-type="float"/>
          <table:table-cell table:formula="of:=MIN([.$F21];[.$K21])" office:value-type="float"/>
          <table:table-cell table:formula="of:=MEDIAN([.$B21];[.$G21])" office:value-type="float"/>
          <table:table-cell table:formula="of:=MEDIAN([.$C21];[.$H21])" office:value-type="float"/>
          <table:table-cell table:formula="of:=MEDIAN([.$D21];[.$I21])" office:value-type="float"/>
          <table:table-cell table:formula="of:=MEDIAN([.$E21];[.$J21])" office:value-type="float"/>
          <table:table-cell table:formula="of:=MEDIAN([.$F21];[.$K21])" office:value-type="float"/>
          <table:table-cell table:formula="of:=MAX([.$B21];[.$G21])" office:value-type="float"/>
          <table:table-cell table:formula="of:=MAX([.$C21];[.$H21])" office:value-type="float"/>
          <table:table-cell table:formula="of:=MAX([.$D21];[.$I21])" office:value-type="float"/>
          <table:table-cell table:formula="of:=MAX([.$E21];[.$J21])" office:value-type="float"/>
          <table:table-cell table:formula="of:=MAX([.$F21];[.$K21])" office:value-type="float"/>
        </table:table-row>
        <table:table-row table:style-name="ro1">
          <table:table-cell office:value-type="string">
            <text:p>./kidsbike10_50_4.coom</text:p>
          </table:table-cell>
          <table:table-cell office:value-type="float" office:value="3.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;[.$G22])" office:value-type="float"/>
          <table:table-cell table:formula="of:=MIN([.$C22];[.$H22])" office:value-type="float"/>
          <table:table-cell table:formula="of:=MIN([.$D22];[.$I22])" office:value-type="float"/>
          <table:table-cell table:formula="of:=MIN([.$E22];[.$J22])" office:value-type="float"/>
          <table:table-cell table:formula="of:=MIN([.$F22];[.$K22])" office:value-type="float"/>
          <table:table-cell table:formula="of:=MEDIAN([.$B22];[.$G22])" office:value-type="float"/>
          <table:table-cell table:formula="of:=MEDIAN([.$C22];[.$H22])" office:value-type="float"/>
          <table:table-cell table:formula="of:=MEDIAN([.$D22];[.$I22])" office:value-type="float"/>
          <table:table-cell table:formula="of:=MEDIAN([.$E22];[.$J22])" office:value-type="float"/>
          <table:table-cell table:formula="of:=MEDIAN([.$F22];[.$K22])" office:value-type="float"/>
          <table:table-cell table:formula="of:=MAX([.$B22];[.$G22])" office:value-type="float"/>
          <table:table-cell table:formula="of:=MAX([.$C22];[.$H22])" office:value-type="float"/>
          <table:table-cell table:formula="of:=MAX([.$D22];[.$I22])" office:value-type="float"/>
          <table:table-cell table:formula="of:=MAX([.$E22];[.$J22])" office:value-type="float"/>
          <table:table-cell table:formula="of:=MAX([.$F22];[.$K22])" office:value-type="float"/>
        </table:table-row>
        <table:table-row table:style-name="ro1">
          <table:table-cell office:value-type="string">
            <text:p>./kidsbike12_10_2.coom</text:p>
          </table:table-cell>
          <table:table-cell office:value-type="float" office:value="12.92"/>
          <table:table-cell office:value-type="float" office:value="5440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505258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3];[.$G23])" office:value-type="float"/>
          <table:table-cell table:formula="of:=MIN([.$C23];[.$H23])" office:value-type="float"/>
          <table:table-cell table:formula="of:=MIN([.$D23];[.$I23])" office:value-type="float"/>
          <table:table-cell table:formula="of:=MIN([.$E23];[.$J23])" office:value-type="float"/>
          <table:table-cell table:formula="of:=MIN([.$F23];[.$K23])" office:value-type="float"/>
          <table:table-cell table:formula="of:=MEDIAN([.$B23];[.$G23])" office:value-type="float"/>
          <table:table-cell table:formula="of:=MEDIAN([.$C23];[.$H23])" office:value-type="float"/>
          <table:table-cell table:formula="of:=MEDIAN([.$D23];[.$I23])" office:value-type="float"/>
          <table:table-cell table:formula="of:=MEDIAN([.$E23];[.$J23])" office:value-type="float"/>
          <table:table-cell table:formula="of:=MEDIAN([.$F23];[.$K23])" office:value-type="float"/>
          <table:table-cell table:formula="of:=MAX([.$B23];[.$G23])" office:value-type="float"/>
          <table:table-cell table:formula="of:=MAX([.$C23];[.$H23])" office:value-type="float"/>
          <table:table-cell table:formula="of:=MAX([.$D23];[.$I23])" office:value-type="float"/>
          <table:table-cell table:formula="of:=MAX([.$E23];[.$J23])" office:value-type="float"/>
          <table:table-cell table:formula="of:=MAX([.$F23];[.$K23])" office:value-type="float"/>
        </table:table-row>
        <table:table-row table:style-name="ro1">
          <table:table-cell office:value-type="string">
            <text:p>./kidsbike12_10_3.coom</text:p>
          </table:table-cell>
          <table:table-cell office:value-type="float" office:value="3.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4];[.$G24])" office:value-type="float"/>
          <table:table-cell table:formula="of:=MIN([.$C24];[.$H24])" office:value-type="float"/>
          <table:table-cell table:formula="of:=MIN([.$D24];[.$I24])" office:value-type="float"/>
          <table:table-cell table:formula="of:=MIN([.$E24];[.$J24])" office:value-type="float"/>
          <table:table-cell table:formula="of:=MIN([.$F24];[.$K24])" office:value-type="float"/>
          <table:table-cell table:formula="of:=MEDIAN([.$B24];[.$G24])" office:value-type="float"/>
          <table:table-cell table:formula="of:=MEDIAN([.$C24];[.$H24])" office:value-type="float"/>
          <table:table-cell table:formula="of:=MEDIAN([.$D24];[.$I24])" office:value-type="float"/>
          <table:table-cell table:formula="of:=MEDIAN([.$E24];[.$J24])" office:value-type="float"/>
          <table:table-cell table:formula="of:=MEDIAN([.$F24];[.$K24])" office:value-type="float"/>
          <table:table-cell table:formula="of:=MAX([.$B24];[.$G24])" office:value-type="float"/>
          <table:table-cell table:formula="of:=MAX([.$C24];[.$H24])" office:value-type="float"/>
          <table:table-cell table:formula="of:=MAX([.$D24];[.$I24])" office:value-type="float"/>
          <table:table-cell table:formula="of:=MAX([.$E24];[.$J24])" office:value-type="float"/>
          <table:table-cell table:formula="of:=MAX([.$F24];[.$K24])" office:value-type="float"/>
        </table:table-row>
        <table:table-row table:style-name="ro1">
          <table:table-cell office:value-type="string">
            <text:p>./kidsbike12_10_4.coom</text:p>
          </table:table-cell>
          <table:table-cell office:value-type="float" office:value="2.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5];[.$G25])" office:value-type="float"/>
          <table:table-cell table:formula="of:=MIN([.$C25];[.$H25])" office:value-type="float"/>
          <table:table-cell table:formula="of:=MIN([.$D25];[.$I25])" office:value-type="float"/>
          <table:table-cell table:formula="of:=MIN([.$E25];[.$J25])" office:value-type="float"/>
          <table:table-cell table:formula="of:=MIN([.$F25];[.$K25])" office:value-type="float"/>
          <table:table-cell table:formula="of:=MEDIAN([.$B25];[.$G25])" office:value-type="float"/>
          <table:table-cell table:formula="of:=MEDIAN([.$C25];[.$H25])" office:value-type="float"/>
          <table:table-cell table:formula="of:=MEDIAN([.$D25];[.$I25])" office:value-type="float"/>
          <table:table-cell table:formula="of:=MEDIAN([.$E25];[.$J25])" office:value-type="float"/>
          <table:table-cell table:formula="of:=MEDIAN([.$F25];[.$K25])" office:value-type="float"/>
          <table:table-cell table:formula="of:=MAX([.$B25];[.$G25])" office:value-type="float"/>
          <table:table-cell table:formula="of:=MAX([.$C25];[.$H25])" office:value-type="float"/>
          <table:table-cell table:formula="of:=MAX([.$D25];[.$I25])" office:value-type="float"/>
          <table:table-cell table:formula="of:=MAX([.$E25];[.$J25])" office:value-type="float"/>
          <table:table-cell table:formula="of:=MAX([.$F25];[.$K25])" office:value-type="float"/>
        </table:table-row>
        <table:table-row table:style-name="ro1">
          <table:table-cell office:value-type="string">
            <text:p>./kidsbike12_20_2.coom</text:p>
          </table:table-cell>
          <table:table-cell office:value-type="float" office:value="335.66"/>
          <table:table-cell office:value-type="float" office:value="150696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202101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6];[.$G26])" office:value-type="float"/>
          <table:table-cell table:formula="of:=MIN([.$C26];[.$H26])" office:value-type="float"/>
          <table:table-cell table:formula="of:=MIN([.$D26];[.$I26])" office:value-type="float"/>
          <table:table-cell table:formula="of:=MIN([.$E26];[.$J26])" office:value-type="float"/>
          <table:table-cell table:formula="of:=MIN([.$F26];[.$K26])" office:value-type="float"/>
          <table:table-cell table:formula="of:=MEDIAN([.$B26];[.$G26])" office:value-type="float"/>
          <table:table-cell table:formula="of:=MEDIAN([.$C26];[.$H26])" office:value-type="float"/>
          <table:table-cell table:formula="of:=MEDIAN([.$D26];[.$I26])" office:value-type="float"/>
          <table:table-cell table:formula="of:=MEDIAN([.$E26];[.$J26])" office:value-type="float"/>
          <table:table-cell table:formula="of:=MEDIAN([.$F26];[.$K26])" office:value-type="float"/>
          <table:table-cell table:formula="of:=MAX([.$B26];[.$G26])" office:value-type="float"/>
          <table:table-cell table:formula="of:=MAX([.$C26];[.$H26])" office:value-type="float"/>
          <table:table-cell table:formula="of:=MAX([.$D26];[.$I26])" office:value-type="float"/>
          <table:table-cell table:formula="of:=MAX([.$E26];[.$J26])" office:value-type="float"/>
          <table:table-cell table:formula="of:=MAX([.$F26];[.$K26])" office:value-type="float"/>
        </table:table-row>
        <table:table-row table:style-name="ro1">
          <table:table-cell office:value-type="string">
            <text:p>./kidsbike12_20_3.coom</text:p>
          </table:table-cell>
          <table:table-cell office:value-type="float" office:value="2.99"/>
          <table:table-cell office:value-type="float" office:value="136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29"/>
          <table:table-cell office:value-type="float" office:value="136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7];[.$G27])" office:value-type="float"/>
          <table:table-cell table:formula="of:=MIN([.$C27];[.$H27])" office:value-type="float"/>
          <table:table-cell table:formula="of:=MIN([.$D27];[.$I27])" office:value-type="float"/>
          <table:table-cell table:formula="of:=MIN([.$E27];[.$J27])" office:value-type="float"/>
          <table:table-cell table:formula="of:=MIN([.$F27];[.$K27])" office:value-type="float"/>
          <table:table-cell table:formula="of:=MEDIAN([.$B27];[.$G27])" office:value-type="float"/>
          <table:table-cell table:formula="of:=MEDIAN([.$C27];[.$H27])" office:value-type="float"/>
          <table:table-cell table:formula="of:=MEDIAN([.$D27];[.$I27])" office:value-type="float"/>
          <table:table-cell table:formula="of:=MEDIAN([.$E27];[.$J27])" office:value-type="float"/>
          <table:table-cell table:formula="of:=MEDIAN([.$F27];[.$K27])" office:value-type="float"/>
          <table:table-cell table:formula="of:=MAX([.$B27];[.$G27])" office:value-type="float"/>
          <table:table-cell table:formula="of:=MAX([.$C27];[.$H27])" office:value-type="float"/>
          <table:table-cell table:formula="of:=MAX([.$D27];[.$I27])" office:value-type="float"/>
          <table:table-cell table:formula="of:=MAX([.$E27];[.$J27])" office:value-type="float"/>
          <table:table-cell table:formula="of:=MAX([.$F27];[.$K27])" office:value-type="float"/>
        </table:table-row>
        <table:table-row table:style-name="ro1">
          <table:table-cell office:value-type="string">
            <text:p>./kidsbike12_20_4.coom</text:p>
          </table:table-cell>
          <table:table-cell office:value-type="float" office:value="2.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8];[.$G28])" office:value-type="float"/>
          <table:table-cell table:formula="of:=MIN([.$C28];[.$H28])" office:value-type="float"/>
          <table:table-cell table:formula="of:=MIN([.$D28];[.$I28])" office:value-type="float"/>
          <table:table-cell table:formula="of:=MIN([.$E28];[.$J28])" office:value-type="float"/>
          <table:table-cell table:formula="of:=MIN([.$F28];[.$K28])" office:value-type="float"/>
          <table:table-cell table:formula="of:=MEDIAN([.$B28];[.$G28])" office:value-type="float"/>
          <table:table-cell table:formula="of:=MEDIAN([.$C28];[.$H28])" office:value-type="float"/>
          <table:table-cell table:formula="of:=MEDIAN([.$D28];[.$I28])" office:value-type="float"/>
          <table:table-cell table:formula="of:=MEDIAN([.$E28];[.$J28])" office:value-type="float"/>
          <table:table-cell table:formula="of:=MEDIAN([.$F28];[.$K28])" office:value-type="float"/>
          <table:table-cell table:formula="of:=MAX([.$B28];[.$G28])" office:value-type="float"/>
          <table:table-cell table:formula="of:=MAX([.$C28];[.$H28])" office:value-type="float"/>
          <table:table-cell table:formula="of:=MAX([.$D28];[.$I28])" office:value-type="float"/>
          <table:table-cell table:formula="of:=MAX([.$E28];[.$J28])" office:value-type="float"/>
          <table:table-cell table:formula="of:=MAX([.$F28];[.$K28])" office:value-type="float"/>
        </table:table-row>
        <table:table-row table:style-name="ro1">
          <table:table-cell office:value-type="string">
            <text:p>./kidsbike12_30_2.coom</text:p>
          </table:table-cell>
          <table:table-cell office:value-type="float" office:value="600.0"/>
          <table:table-cell office:value-type="float" office:value="177014459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124602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9];[.$G29])" office:value-type="float"/>
          <table:table-cell table:formula="of:=MIN([.$C29];[.$H29])" office:value-type="float"/>
          <table:table-cell table:formula="of:=MIN([.$D29];[.$I29])" office:value-type="float"/>
          <table:table-cell table:formula="of:=MIN([.$E29];[.$J29])" office:value-type="float"/>
          <table:table-cell table:formula="of:=MIN([.$F29];[.$K29])" office:value-type="float"/>
          <table:table-cell table:formula="of:=MEDIAN([.$B29];[.$G29])" office:value-type="float"/>
          <table:table-cell table:formula="of:=MEDIAN([.$C29];[.$H29])" office:value-type="float"/>
          <table:table-cell table:formula="of:=MEDIAN([.$D29];[.$I29])" office:value-type="float"/>
          <table:table-cell table:formula="of:=MEDIAN([.$E29];[.$J29])" office:value-type="float"/>
          <table:table-cell table:formula="of:=MEDIAN([.$F29];[.$K29])" office:value-type="float"/>
          <table:table-cell table:formula="of:=MAX([.$B29];[.$G29])" office:value-type="float"/>
          <table:table-cell table:formula="of:=MAX([.$C29];[.$H29])" office:value-type="float"/>
          <table:table-cell table:formula="of:=MAX([.$D29];[.$I29])" office:value-type="float"/>
          <table:table-cell table:formula="of:=MAX([.$E29];[.$J29])" office:value-type="float"/>
          <table:table-cell table:formula="of:=MAX([.$F29];[.$K29])" office:value-type="float"/>
        </table:table-row>
        <table:table-row table:style-name="ro1">
          <table:table-cell office:value-type="string">
            <text:p>./kidsbike12_30_3.coom</text:p>
          </table:table-cell>
          <table:table-cell office:value-type="float" office:value="3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0];[.$G30])" office:value-type="float"/>
          <table:table-cell table:formula="of:=MIN([.$C30];[.$H30])" office:value-type="float"/>
          <table:table-cell table:formula="of:=MIN([.$D30];[.$I30])" office:value-type="float"/>
          <table:table-cell table:formula="of:=MIN([.$E30];[.$J30])" office:value-type="float"/>
          <table:table-cell table:formula="of:=MIN([.$F30];[.$K30])" office:value-type="float"/>
          <table:table-cell table:formula="of:=MEDIAN([.$B30];[.$G30])" office:value-type="float"/>
          <table:table-cell table:formula="of:=MEDIAN([.$C30];[.$H30])" office:value-type="float"/>
          <table:table-cell table:formula="of:=MEDIAN([.$D30];[.$I30])" office:value-type="float"/>
          <table:table-cell table:formula="of:=MEDIAN([.$E30];[.$J30])" office:value-type="float"/>
          <table:table-cell table:formula="of:=MEDIAN([.$F30];[.$K30])" office:value-type="float"/>
          <table:table-cell table:formula="of:=MAX([.$B30];[.$G30])" office:value-type="float"/>
          <table:table-cell table:formula="of:=MAX([.$C30];[.$H30])" office:value-type="float"/>
          <table:table-cell table:formula="of:=MAX([.$D30];[.$I30])" office:value-type="float"/>
          <table:table-cell table:formula="of:=MAX([.$E30];[.$J30])" office:value-type="float"/>
          <table:table-cell table:formula="of:=MAX([.$F30];[.$K30])" office:value-type="float"/>
        </table:table-row>
        <table:table-row table:style-name="ro1">
          <table:table-cell office:value-type="string">
            <text:p>./kidsbike12_30_4.coom</text:p>
          </table:table-cell>
          <table:table-cell office:value-type="float" office:value="3.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1];[.$G31])" office:value-type="float"/>
          <table:table-cell table:formula="of:=MIN([.$C31];[.$H31])" office:value-type="float"/>
          <table:table-cell table:formula="of:=MIN([.$D31];[.$I31])" office:value-type="float"/>
          <table:table-cell table:formula="of:=MIN([.$E31];[.$J31])" office:value-type="float"/>
          <table:table-cell table:formula="of:=MIN([.$F31];[.$K31])" office:value-type="float"/>
          <table:table-cell table:formula="of:=MEDIAN([.$B31];[.$G31])" office:value-type="float"/>
          <table:table-cell table:formula="of:=MEDIAN([.$C31];[.$H31])" office:value-type="float"/>
          <table:table-cell table:formula="of:=MEDIAN([.$D31];[.$I31])" office:value-type="float"/>
          <table:table-cell table:formula="of:=MEDIAN([.$E31];[.$J31])" office:value-type="float"/>
          <table:table-cell table:formula="of:=MEDIAN([.$F31];[.$K31])" office:value-type="float"/>
          <table:table-cell table:formula="of:=MAX([.$B31];[.$G31])" office:value-type="float"/>
          <table:table-cell table:formula="of:=MAX([.$C31];[.$H31])" office:value-type="float"/>
          <table:table-cell table:formula="of:=MAX([.$D31];[.$I31])" office:value-type="float"/>
          <table:table-cell table:formula="of:=MAX([.$E31];[.$J31])" office:value-type="float"/>
          <table:table-cell table:formula="of:=MAX([.$F31];[.$K31])" office:value-type="float"/>
        </table:table-row>
        <table:table-row table:style-name="ro1">
          <table:table-cell office:value-type="string">
            <text:p>./kidsbike12_40_2.coom</text:p>
          </table:table-cell>
          <table:table-cell office:value-type="float" office:value="600.0"/>
          <table:table-cell office:value-type="float" office:value="183719128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272451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32];[.$G32])" office:value-type="float"/>
          <table:table-cell table:formula="of:=MIN([.$C32];[.$H32])" office:value-type="float"/>
          <table:table-cell table:formula="of:=MIN([.$D32];[.$I32])" office:value-type="float"/>
          <table:table-cell table:formula="of:=MIN([.$E32];[.$J32])" office:value-type="float"/>
          <table:table-cell table:formula="of:=MIN([.$F32];[.$K32])" office:value-type="float"/>
          <table:table-cell table:formula="of:=MEDIAN([.$B32];[.$G32])" office:value-type="float"/>
          <table:table-cell table:formula="of:=MEDIAN([.$C32];[.$H32])" office:value-type="float"/>
          <table:table-cell table:formula="of:=MEDIAN([.$D32];[.$I32])" office:value-type="float"/>
          <table:table-cell table:formula="of:=MEDIAN([.$E32];[.$J32])" office:value-type="float"/>
          <table:table-cell table:formula="of:=MEDIAN([.$F32];[.$K32])" office:value-type="float"/>
          <table:table-cell table:formula="of:=MAX([.$B32];[.$G32])" office:value-type="float"/>
          <table:table-cell table:formula="of:=MAX([.$C32];[.$H32])" office:value-type="float"/>
          <table:table-cell table:formula="of:=MAX([.$D32];[.$I32])" office:value-type="float"/>
          <table:table-cell table:formula="of:=MAX([.$E32];[.$J32])" office:value-type="float"/>
          <table:table-cell table:formula="of:=MAX([.$F32];[.$K32])" office:value-type="float"/>
        </table:table-row>
        <table:table-row table:style-name="ro1">
          <table:table-cell office:value-type="string">
            <text:p>./kidsbike12_40_3.coom</text:p>
          </table:table-cell>
          <table:table-cell office:value-type="float" office:value="3.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3];[.$G33])" office:value-type="float"/>
          <table:table-cell table:formula="of:=MIN([.$C33];[.$H33])" office:value-type="float"/>
          <table:table-cell table:formula="of:=MIN([.$D33];[.$I33])" office:value-type="float"/>
          <table:table-cell table:formula="of:=MIN([.$E33];[.$J33])" office:value-type="float"/>
          <table:table-cell table:formula="of:=MIN([.$F33];[.$K33])" office:value-type="float"/>
          <table:table-cell table:formula="of:=MEDIAN([.$B33];[.$G33])" office:value-type="float"/>
          <table:table-cell table:formula="of:=MEDIAN([.$C33];[.$H33])" office:value-type="float"/>
          <table:table-cell table:formula="of:=MEDIAN([.$D33];[.$I33])" office:value-type="float"/>
          <table:table-cell table:formula="of:=MEDIAN([.$E33];[.$J33])" office:value-type="float"/>
          <table:table-cell table:formula="of:=MEDIAN([.$F33];[.$K33])" office:value-type="float"/>
          <table:table-cell table:formula="of:=MAX([.$B33];[.$G33])" office:value-type="float"/>
          <table:table-cell table:formula="of:=MAX([.$C33];[.$H33])" office:value-type="float"/>
          <table:table-cell table:formula="of:=MAX([.$D33];[.$I33])" office:value-type="float"/>
          <table:table-cell table:formula="of:=MAX([.$E33];[.$J33])" office:value-type="float"/>
          <table:table-cell table:formula="of:=MAX([.$F33];[.$K33])" office:value-type="float"/>
        </table:table-row>
        <table:table-row table:style-name="ro1">
          <table:table-cell office:value-type="string">
            <text:p>./kidsbike12_40_4.coom</text:p>
          </table:table-cell>
          <table:table-cell office:value-type="float" office:value="3.59"/>
          <table:table-cell office:value-type="float" office:value="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9"/>
          <table:table-cell office:value-type="float" office:value="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4];[.$G34])" office:value-type="float"/>
          <table:table-cell table:formula="of:=MIN([.$C34];[.$H34])" office:value-type="float"/>
          <table:table-cell table:formula="of:=MIN([.$D34];[.$I34])" office:value-type="float"/>
          <table:table-cell table:formula="of:=MIN([.$E34];[.$J34])" office:value-type="float"/>
          <table:table-cell table:formula="of:=MIN([.$F34];[.$K34])" office:value-type="float"/>
          <table:table-cell table:formula="of:=MEDIAN([.$B34];[.$G34])" office:value-type="float"/>
          <table:table-cell table:formula="of:=MEDIAN([.$C34];[.$H34])" office:value-type="float"/>
          <table:table-cell table:formula="of:=MEDIAN([.$D34];[.$I34])" office:value-type="float"/>
          <table:table-cell table:formula="of:=MEDIAN([.$E34];[.$J34])" office:value-type="float"/>
          <table:table-cell table:formula="of:=MEDIAN([.$F34];[.$K34])" office:value-type="float"/>
          <table:table-cell table:formula="of:=MAX([.$B34];[.$G34])" office:value-type="float"/>
          <table:table-cell table:formula="of:=MAX([.$C34];[.$H34])" office:value-type="float"/>
          <table:table-cell table:formula="of:=MAX([.$D34];[.$I34])" office:value-type="float"/>
          <table:table-cell table:formula="of:=MAX([.$E34];[.$J34])" office:value-type="float"/>
          <table:table-cell table:formula="of:=MAX([.$F34];[.$K34])" office:value-type="float"/>
        </table:table-row>
        <table:table-row table:style-name="ro1">
          <table:table-cell office:value-type="string">
            <text:p>./kidsbike12_50_2.coom</text:p>
          </table:table-cell>
          <table:table-cell office:value-type="float" office:value="600.0"/>
          <table:table-cell office:value-type="float" office:value="163780494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134084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35];[.$G35])" office:value-type="float"/>
          <table:table-cell table:formula="of:=MIN([.$C35];[.$H35])" office:value-type="float"/>
          <table:table-cell table:formula="of:=MIN([.$D35];[.$I35])" office:value-type="float"/>
          <table:table-cell table:formula="of:=MIN([.$E35];[.$J35])" office:value-type="float"/>
          <table:table-cell table:formula="of:=MIN([.$F35];[.$K35])" office:value-type="float"/>
          <table:table-cell table:formula="of:=MEDIAN([.$B35];[.$G35])" office:value-type="float"/>
          <table:table-cell table:formula="of:=MEDIAN([.$C35];[.$H35])" office:value-type="float"/>
          <table:table-cell table:formula="of:=MEDIAN([.$D35];[.$I35])" office:value-type="float"/>
          <table:table-cell table:formula="of:=MEDIAN([.$E35];[.$J35])" office:value-type="float"/>
          <table:table-cell table:formula="of:=MEDIAN([.$F35];[.$K35])" office:value-type="float"/>
          <table:table-cell table:formula="of:=MAX([.$B35];[.$G35])" office:value-type="float"/>
          <table:table-cell table:formula="of:=MAX([.$C35];[.$H35])" office:value-type="float"/>
          <table:table-cell table:formula="of:=MAX([.$D35];[.$I35])" office:value-type="float"/>
          <table:table-cell table:formula="of:=MAX([.$E35];[.$J35])" office:value-type="float"/>
          <table:table-cell table:formula="of:=MAX([.$F35];[.$K35])" office:value-type="float"/>
        </table:table-row>
        <table:table-row table:style-name="ro1">
          <table:table-cell office:value-type="string">
            <text:p>./kidsbike12_50_3.coom</text:p>
          </table:table-cell>
          <table:table-cell office:value-type="float" office:value="3.69"/>
          <table:table-cell office:value-type="float" office:value="575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3.29"/>
          <table:table-cell office:value-type="float" office:value="575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6];[.$G36])" office:value-type="float"/>
          <table:table-cell table:formula="of:=MIN([.$C36];[.$H36])" office:value-type="float"/>
          <table:table-cell table:formula="of:=MIN([.$D36];[.$I36])" office:value-type="float"/>
          <table:table-cell table:formula="of:=MIN([.$E36];[.$J36])" office:value-type="float"/>
          <table:table-cell table:formula="of:=MIN([.$F36];[.$K36])" office:value-type="float"/>
          <table:table-cell table:formula="of:=MEDIAN([.$B36];[.$G36])" office:value-type="float"/>
          <table:table-cell table:formula="of:=MEDIAN([.$C36];[.$H36])" office:value-type="float"/>
          <table:table-cell table:formula="of:=MEDIAN([.$D36];[.$I36])" office:value-type="float"/>
          <table:table-cell table:formula="of:=MEDIAN([.$E36];[.$J36])" office:value-type="float"/>
          <table:table-cell table:formula="of:=MEDIAN([.$F36];[.$K36])" office:value-type="float"/>
          <table:table-cell table:formula="of:=MAX([.$B36];[.$G36])" office:value-type="float"/>
          <table:table-cell table:formula="of:=MAX([.$C36];[.$H36])" office:value-type="float"/>
          <table:table-cell table:formula="of:=MAX([.$D36];[.$I36])" office:value-type="float"/>
          <table:table-cell table:formula="of:=MAX([.$E36];[.$J36])" office:value-type="float"/>
          <table:table-cell table:formula="of:=MAX([.$F36];[.$K36])" office:value-type="float"/>
        </table:table-row>
        <table:table-row table:style-name="ro1">
          <table:table-cell office:value-type="string">
            <text:p>./kidsbike12_50_4.coom</text:p>
          </table:table-cell>
          <table:table-cell office:value-type="float" office:value="3.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.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7];[.$G37])" office:value-type="float"/>
          <table:table-cell table:formula="of:=MIN([.$C37];[.$H37])" office:value-type="float"/>
          <table:table-cell table:formula="of:=MIN([.$D37];[.$I37])" office:value-type="float"/>
          <table:table-cell table:formula="of:=MIN([.$E37];[.$J37])" office:value-type="float"/>
          <table:table-cell table:formula="of:=MIN([.$F37];[.$K37])" office:value-type="float"/>
          <table:table-cell table:formula="of:=MEDIAN([.$B37];[.$G37])" office:value-type="float"/>
          <table:table-cell table:formula="of:=MEDIAN([.$C37];[.$H37])" office:value-type="float"/>
          <table:table-cell table:formula="of:=MEDIAN([.$D37];[.$I37])" office:value-type="float"/>
          <table:table-cell table:formula="of:=MEDIAN([.$E37];[.$J37])" office:value-type="float"/>
          <table:table-cell table:formula="of:=MEDIAN([.$F37];[.$K37])" office:value-type="float"/>
          <table:table-cell table:formula="of:=MAX([.$B37];[.$G37])" office:value-type="float"/>
          <table:table-cell table:formula="of:=MAX([.$C37];[.$H37])" office:value-type="float"/>
          <table:table-cell table:formula="of:=MAX([.$D37];[.$I37])" office:value-type="float"/>
          <table:table-cell table:formula="of:=MAX([.$E37];[.$J37])" office:value-type="float"/>
          <table:table-cell table:formula="of:=MAX([.$F37];[.$K37])" office:value-type="float"/>
        </table:table-row>
        <table:table-row table:style-name="ro1">
          <table:table-cell office:value-type="string">
            <text:p>./kidsbike14_10_2.coom</text:p>
          </table:table-cell>
          <table:table-cell office:value-type="float" office:value="172.91"/>
          <table:table-cell office:value-type="float" office:value="90100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4364945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38];[.$G38])" office:value-type="float"/>
          <table:table-cell table:formula="of:=MIN([.$C38];[.$H38])" office:value-type="float"/>
          <table:table-cell table:formula="of:=MIN([.$D38];[.$I38])" office:value-type="float"/>
          <table:table-cell table:formula="of:=MIN([.$E38];[.$J38])" office:value-type="float"/>
          <table:table-cell table:formula="of:=MIN([.$F38];[.$K38])" office:value-type="float"/>
          <table:table-cell table:formula="of:=MEDIAN([.$B38];[.$G38])" office:value-type="float"/>
          <table:table-cell table:formula="of:=MEDIAN([.$C38];[.$H38])" office:value-type="float"/>
          <table:table-cell table:formula="of:=MEDIAN([.$D38];[.$I38])" office:value-type="float"/>
          <table:table-cell table:formula="of:=MEDIAN([.$E38];[.$J38])" office:value-type="float"/>
          <table:table-cell table:formula="of:=MEDIAN([.$F38];[.$K38])" office:value-type="float"/>
          <table:table-cell table:formula="of:=MAX([.$B38];[.$G38])" office:value-type="float"/>
          <table:table-cell table:formula="of:=MAX([.$C38];[.$H38])" office:value-type="float"/>
          <table:table-cell table:formula="of:=MAX([.$D38];[.$I38])" office:value-type="float"/>
          <table:table-cell table:formula="of:=MAX([.$E38];[.$J38])" office:value-type="float"/>
          <table:table-cell table:formula="of:=MAX([.$F38];[.$K38])" office:value-type="float"/>
        </table:table-row>
        <table:table-row table:style-name="ro1">
          <table:table-cell office:value-type="string">
            <text:p>./kidsbike14_10_3.coom</text:p>
          </table:table-cell>
          <table:table-cell office:value-type="float" office:value="3.12"/>
          <table:table-cell office:value-type="float" office:value="290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.54"/>
          <table:table-cell office:value-type="float" office:value="2900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9];[.$G39])" office:value-type="float"/>
          <table:table-cell table:formula="of:=MIN([.$C39];[.$H39])" office:value-type="float"/>
          <table:table-cell table:formula="of:=MIN([.$D39];[.$I39])" office:value-type="float"/>
          <table:table-cell table:formula="of:=MIN([.$E39];[.$J39])" office:value-type="float"/>
          <table:table-cell table:formula="of:=MIN([.$F39];[.$K39])" office:value-type="float"/>
          <table:table-cell table:formula="of:=MEDIAN([.$B39];[.$G39])" office:value-type="float"/>
          <table:table-cell table:formula="of:=MEDIAN([.$C39];[.$H39])" office:value-type="float"/>
          <table:table-cell table:formula="of:=MEDIAN([.$D39];[.$I39])" office:value-type="float"/>
          <table:table-cell table:formula="of:=MEDIAN([.$E39];[.$J39])" office:value-type="float"/>
          <table:table-cell table:formula="of:=MEDIAN([.$F39];[.$K39])" office:value-type="float"/>
          <table:table-cell table:formula="of:=MAX([.$B39];[.$G39])" office:value-type="float"/>
          <table:table-cell table:formula="of:=MAX([.$C39];[.$H39])" office:value-type="float"/>
          <table:table-cell table:formula="of:=MAX([.$D39];[.$I39])" office:value-type="float"/>
          <table:table-cell table:formula="of:=MAX([.$E39];[.$J39])" office:value-type="float"/>
          <table:table-cell table:formula="of:=MAX([.$F39];[.$K39])" office:value-type="float"/>
        </table:table-row>
        <table:table-row table:style-name="ro1">
          <table:table-cell office:value-type="string">
            <text:p>./kidsbike14_10_4.coom</text:p>
          </table:table-cell>
          <table:table-cell office:value-type="float" office:value="4.67"/>
          <table:table-cell office:value-type="float" office:value="17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7"/>
          <table:table-cell office:value-type="float" office:value="17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0];[.$G40])" office:value-type="float"/>
          <table:table-cell table:formula="of:=MIN([.$C40];[.$H40])" office:value-type="float"/>
          <table:table-cell table:formula="of:=MIN([.$D40];[.$I40])" office:value-type="float"/>
          <table:table-cell table:formula="of:=MIN([.$E40];[.$J40])" office:value-type="float"/>
          <table:table-cell table:formula="of:=MIN([.$F40];[.$K40])" office:value-type="float"/>
          <table:table-cell table:formula="of:=MEDIAN([.$B40];[.$G40])" office:value-type="float"/>
          <table:table-cell table:formula="of:=MEDIAN([.$C40];[.$H40])" office:value-type="float"/>
          <table:table-cell table:formula="of:=MEDIAN([.$D40];[.$I40])" office:value-type="float"/>
          <table:table-cell table:formula="of:=MEDIAN([.$E40];[.$J40])" office:value-type="float"/>
          <table:table-cell table:formula="of:=MEDIAN([.$F40];[.$K40])" office:value-type="float"/>
          <table:table-cell table:formula="of:=MAX([.$B40];[.$G40])" office:value-type="float"/>
          <table:table-cell table:formula="of:=MAX([.$C40];[.$H40])" office:value-type="float"/>
          <table:table-cell table:formula="of:=MAX([.$D40];[.$I40])" office:value-type="float"/>
          <table:table-cell table:formula="of:=MAX([.$E40];[.$J40])" office:value-type="float"/>
          <table:table-cell table:formula="of:=MAX([.$F40];[.$K40])" office:value-type="float"/>
        </table:table-row>
        <table:table-row table:style-name="ro1">
          <table:table-cell office:value-type="string">
            <text:p>./kidsbike14_20_2.coom</text:p>
          </table:table-cell>
          <table:table-cell office:value-type="float" office:value="600.0"/>
          <table:table-cell office:value-type="float" office:value="245801356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2371465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41];[.$G41])" office:value-type="float"/>
          <table:table-cell table:formula="of:=MIN([.$C41];[.$H41])" office:value-type="float"/>
          <table:table-cell table:formula="of:=MIN([.$D41];[.$I41])" office:value-type="float"/>
          <table:table-cell table:formula="of:=MIN([.$E41];[.$J41])" office:value-type="float"/>
          <table:table-cell table:formula="of:=MIN([.$F41];[.$K41])" office:value-type="float"/>
          <table:table-cell table:formula="of:=MEDIAN([.$B41];[.$G41])" office:value-type="float"/>
          <table:table-cell table:formula="of:=MEDIAN([.$C41];[.$H41])" office:value-type="float"/>
          <table:table-cell table:formula="of:=MEDIAN([.$D41];[.$I41])" office:value-type="float"/>
          <table:table-cell table:formula="of:=MEDIAN([.$E41];[.$J41])" office:value-type="float"/>
          <table:table-cell table:formula="of:=MEDIAN([.$F41];[.$K41])" office:value-type="float"/>
          <table:table-cell table:formula="of:=MAX([.$B41];[.$G41])" office:value-type="float"/>
          <table:table-cell table:formula="of:=MAX([.$C41];[.$H41])" office:value-type="float"/>
          <table:table-cell table:formula="of:=MAX([.$D41];[.$I41])" office:value-type="float"/>
          <table:table-cell table:formula="of:=MAX([.$E41];[.$J41])" office:value-type="float"/>
          <table:table-cell table:formula="of:=MAX([.$F41];[.$K41])" office:value-type="float"/>
        </table:table-row>
        <table:table-row table:style-name="ro1">
          <table:table-cell office:value-type="string">
            <text:p>./kidsbike14_20_3.coom</text:p>
          </table:table-cell>
          <table:table-cell office:value-type="float" office:value="3.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2];[.$G42])" office:value-type="float"/>
          <table:table-cell table:formula="of:=MIN([.$C42];[.$H42])" office:value-type="float"/>
          <table:table-cell table:formula="of:=MIN([.$D42];[.$I42])" office:value-type="float"/>
          <table:table-cell table:formula="of:=MIN([.$E42];[.$J42])" office:value-type="float"/>
          <table:table-cell table:formula="of:=MIN([.$F42];[.$K42])" office:value-type="float"/>
          <table:table-cell table:formula="of:=MEDIAN([.$B42];[.$G42])" office:value-type="float"/>
          <table:table-cell table:formula="of:=MEDIAN([.$C42];[.$H42])" office:value-type="float"/>
          <table:table-cell table:formula="of:=MEDIAN([.$D42];[.$I42])" office:value-type="float"/>
          <table:table-cell table:formula="of:=MEDIAN([.$E42];[.$J42])" office:value-type="float"/>
          <table:table-cell table:formula="of:=MEDIAN([.$F42];[.$K42])" office:value-type="float"/>
          <table:table-cell table:formula="of:=MAX([.$B42];[.$G42])" office:value-type="float"/>
          <table:table-cell table:formula="of:=MAX([.$C42];[.$H42])" office:value-type="float"/>
          <table:table-cell table:formula="of:=MAX([.$D42];[.$I42])" office:value-type="float"/>
          <table:table-cell table:formula="of:=MAX([.$E42];[.$J42])" office:value-type="float"/>
          <table:table-cell table:formula="of:=MAX([.$F42];[.$K42])" office:value-type="float"/>
        </table:table-row>
        <table:table-row table:style-name="ro1">
          <table:table-cell office:value-type="string">
            <text:p>./kidsbike14_20_4.coom</text:p>
          </table:table-cell>
          <table:table-cell office:value-type="float" office:value="3.35"/>
          <table:table-cell office:value-type="float" office:value="8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26"/>
          <table:table-cell office:value-type="float" office:value="8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3];[.$G43])" office:value-type="float"/>
          <table:table-cell table:formula="of:=MIN([.$C43];[.$H43])" office:value-type="float"/>
          <table:table-cell table:formula="of:=MIN([.$D43];[.$I43])" office:value-type="float"/>
          <table:table-cell table:formula="of:=MIN([.$E43];[.$J43])" office:value-type="float"/>
          <table:table-cell table:formula="of:=MIN([.$F43];[.$K43])" office:value-type="float"/>
          <table:table-cell table:formula="of:=MEDIAN([.$B43];[.$G43])" office:value-type="float"/>
          <table:table-cell table:formula="of:=MEDIAN([.$C43];[.$H43])" office:value-type="float"/>
          <table:table-cell table:formula="of:=MEDIAN([.$D43];[.$I43])" office:value-type="float"/>
          <table:table-cell table:formula="of:=MEDIAN([.$E43];[.$J43])" office:value-type="float"/>
          <table:table-cell table:formula="of:=MEDIAN([.$F43];[.$K43])" office:value-type="float"/>
          <table:table-cell table:formula="of:=MAX([.$B43];[.$G43])" office:value-type="float"/>
          <table:table-cell table:formula="of:=MAX([.$C43];[.$H43])" office:value-type="float"/>
          <table:table-cell table:formula="of:=MAX([.$D43];[.$I43])" office:value-type="float"/>
          <table:table-cell table:formula="of:=MAX([.$E43];[.$J43])" office:value-type="float"/>
          <table:table-cell table:formula="of:=MAX([.$F43];[.$K43])" office:value-type="float"/>
        </table:table-row>
        <table:table-row table:style-name="ro1">
          <table:table-cell office:value-type="string">
            <text:p>./kidsbike14_30_2.coom</text:p>
          </table:table-cell>
          <table:table-cell office:value-type="float" office:value="600.0"/>
          <table:table-cell office:value-type="float" office:value="208738619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780237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44];[.$G44])" office:value-type="float"/>
          <table:table-cell table:formula="of:=MIN([.$C44];[.$H44])" office:value-type="float"/>
          <table:table-cell table:formula="of:=MIN([.$D44];[.$I44])" office:value-type="float"/>
          <table:table-cell table:formula="of:=MIN([.$E44];[.$J44])" office:value-type="float"/>
          <table:table-cell table:formula="of:=MIN([.$F44];[.$K44])" office:value-type="float"/>
          <table:table-cell table:formula="of:=MEDIAN([.$B44];[.$G44])" office:value-type="float"/>
          <table:table-cell table:formula="of:=MEDIAN([.$C44];[.$H44])" office:value-type="float"/>
          <table:table-cell table:formula="of:=MEDIAN([.$D44];[.$I44])" office:value-type="float"/>
          <table:table-cell table:formula="of:=MEDIAN([.$E44];[.$J44])" office:value-type="float"/>
          <table:table-cell table:formula="of:=MEDIAN([.$F44];[.$K44])" office:value-type="float"/>
          <table:table-cell table:formula="of:=MAX([.$B44];[.$G44])" office:value-type="float"/>
          <table:table-cell table:formula="of:=MAX([.$C44];[.$H44])" office:value-type="float"/>
          <table:table-cell table:formula="of:=MAX([.$D44];[.$I44])" office:value-type="float"/>
          <table:table-cell table:formula="of:=MAX([.$E44];[.$J44])" office:value-type="float"/>
          <table:table-cell table:formula="of:=MAX([.$F44];[.$K44])" office:value-type="float"/>
        </table:table-row>
        <table:table-row table:style-name="ro1">
          <table:table-cell office:value-type="string">
            <text:p>./kidsbike14_30_3.coom</text:p>
          </table:table-cell>
          <table:table-cell office:value-type="float" office:value="3.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5];[.$G45])" office:value-type="float"/>
          <table:table-cell table:formula="of:=MIN([.$C45];[.$H45])" office:value-type="float"/>
          <table:table-cell table:formula="of:=MIN([.$D45];[.$I45])" office:value-type="float"/>
          <table:table-cell table:formula="of:=MIN([.$E45];[.$J45])" office:value-type="float"/>
          <table:table-cell table:formula="of:=MIN([.$F45];[.$K45])" office:value-type="float"/>
          <table:table-cell table:formula="of:=MEDIAN([.$B45];[.$G45])" office:value-type="float"/>
          <table:table-cell table:formula="of:=MEDIAN([.$C45];[.$H45])" office:value-type="float"/>
          <table:table-cell table:formula="of:=MEDIAN([.$D45];[.$I45])" office:value-type="float"/>
          <table:table-cell table:formula="of:=MEDIAN([.$E45];[.$J45])" office:value-type="float"/>
          <table:table-cell table:formula="of:=MEDIAN([.$F45];[.$K45])" office:value-type="float"/>
          <table:table-cell table:formula="of:=MAX([.$B45];[.$G45])" office:value-type="float"/>
          <table:table-cell table:formula="of:=MAX([.$C45];[.$H45])" office:value-type="float"/>
          <table:table-cell table:formula="of:=MAX([.$D45];[.$I45])" office:value-type="float"/>
          <table:table-cell table:formula="of:=MAX([.$E45];[.$J45])" office:value-type="float"/>
          <table:table-cell table:formula="of:=MAX([.$F45];[.$K45])" office:value-type="float"/>
        </table:table-row>
        <table:table-row table:style-name="ro1">
          <table:table-cell office:value-type="string">
            <text:p>./kidsbike14_30_4.coom</text:p>
          </table:table-cell>
          <table:table-cell office:value-type="float" office:value="3.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6];[.$G46])" office:value-type="float"/>
          <table:table-cell table:formula="of:=MIN([.$C46];[.$H46])" office:value-type="float"/>
          <table:table-cell table:formula="of:=MIN([.$D46];[.$I46])" office:value-type="float"/>
          <table:table-cell table:formula="of:=MIN([.$E46];[.$J46])" office:value-type="float"/>
          <table:table-cell table:formula="of:=MIN([.$F46];[.$K46])" office:value-type="float"/>
          <table:table-cell table:formula="of:=MEDIAN([.$B46];[.$G46])" office:value-type="float"/>
          <table:table-cell table:formula="of:=MEDIAN([.$C46];[.$H46])" office:value-type="float"/>
          <table:table-cell table:formula="of:=MEDIAN([.$D46];[.$I46])" office:value-type="float"/>
          <table:table-cell table:formula="of:=MEDIAN([.$E46];[.$J46])" office:value-type="float"/>
          <table:table-cell table:formula="of:=MEDIAN([.$F46];[.$K46])" office:value-type="float"/>
          <table:table-cell table:formula="of:=MAX([.$B46];[.$G46])" office:value-type="float"/>
          <table:table-cell table:formula="of:=MAX([.$C46];[.$H46])" office:value-type="float"/>
          <table:table-cell table:formula="of:=MAX([.$D46];[.$I46])" office:value-type="float"/>
          <table:table-cell table:formula="of:=MAX([.$E46];[.$J46])" office:value-type="float"/>
          <table:table-cell table:formula="of:=MAX([.$F46];[.$K46])" office:value-type="float"/>
        </table:table-row>
        <table:table-row table:style-name="ro1">
          <table:table-cell office:value-type="string">
            <text:p>./kidsbike14_40_2.coom</text:p>
          </table:table-cell>
          <table:table-cell office:value-type="float" office:value="600.0"/>
          <table:table-cell office:value-type="float" office:value="170490447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833786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47];[.$G47])" office:value-type="float"/>
          <table:table-cell table:formula="of:=MIN([.$C47];[.$H47])" office:value-type="float"/>
          <table:table-cell table:formula="of:=MIN([.$D47];[.$I47])" office:value-type="float"/>
          <table:table-cell table:formula="of:=MIN([.$E47];[.$J47])" office:value-type="float"/>
          <table:table-cell table:formula="of:=MIN([.$F47];[.$K47])" office:value-type="float"/>
          <table:table-cell table:formula="of:=MEDIAN([.$B47];[.$G47])" office:value-type="float"/>
          <table:table-cell table:formula="of:=MEDIAN([.$C47];[.$H47])" office:value-type="float"/>
          <table:table-cell table:formula="of:=MEDIAN([.$D47];[.$I47])" office:value-type="float"/>
          <table:table-cell table:formula="of:=MEDIAN([.$E47];[.$J47])" office:value-type="float"/>
          <table:table-cell table:formula="of:=MEDIAN([.$F47];[.$K47])" office:value-type="float"/>
          <table:table-cell table:formula="of:=MAX([.$B47];[.$G47])" office:value-type="float"/>
          <table:table-cell table:formula="of:=MAX([.$C47];[.$H47])" office:value-type="float"/>
          <table:table-cell table:formula="of:=MAX([.$D47];[.$I47])" office:value-type="float"/>
          <table:table-cell table:formula="of:=MAX([.$E47];[.$J47])" office:value-type="float"/>
          <table:table-cell table:formula="of:=MAX([.$F47];[.$K47])" office:value-type="float"/>
        </table:table-row>
        <table:table-row table:style-name="ro1">
          <table:table-cell office:value-type="string">
            <text:p>./kidsbike14_40_3.coom</text:p>
          </table:table-cell>
          <table:table-cell office:value-type="float" office:value="320.46"/>
          <table:table-cell office:value-type="float" office:value="102400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031396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48];[.$G48])" office:value-type="float"/>
          <table:table-cell table:formula="of:=MIN([.$C48];[.$H48])" office:value-type="float"/>
          <table:table-cell table:formula="of:=MIN([.$D48];[.$I48])" office:value-type="float"/>
          <table:table-cell table:formula="of:=MIN([.$E48];[.$J48])" office:value-type="float"/>
          <table:table-cell table:formula="of:=MIN([.$F48];[.$K48])" office:value-type="float"/>
          <table:table-cell table:formula="of:=MEDIAN([.$B48];[.$G48])" office:value-type="float"/>
          <table:table-cell table:formula="of:=MEDIAN([.$C48];[.$H48])" office:value-type="float"/>
          <table:table-cell table:formula="of:=MEDIAN([.$D48];[.$I48])" office:value-type="float"/>
          <table:table-cell table:formula="of:=MEDIAN([.$E48];[.$J48])" office:value-type="float"/>
          <table:table-cell table:formula="of:=MEDIAN([.$F48];[.$K48])" office:value-type="float"/>
          <table:table-cell table:formula="of:=MAX([.$B48];[.$G48])" office:value-type="float"/>
          <table:table-cell table:formula="of:=MAX([.$C48];[.$H48])" office:value-type="float"/>
          <table:table-cell table:formula="of:=MAX([.$D48];[.$I48])" office:value-type="float"/>
          <table:table-cell table:formula="of:=MAX([.$E48];[.$J48])" office:value-type="float"/>
          <table:table-cell table:formula="of:=MAX([.$F48];[.$K48])" office:value-type="float"/>
        </table:table-row>
        <table:table-row table:style-name="ro1">
          <table:table-cell office:value-type="string">
            <text:p>./kidsbike14_40_4.coom</text:p>
          </table:table-cell>
          <table:table-cell office:value-type="float" office:value="3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9];[.$G49])" office:value-type="float"/>
          <table:table-cell table:formula="of:=MIN([.$C49];[.$H49])" office:value-type="float"/>
          <table:table-cell table:formula="of:=MIN([.$D49];[.$I49])" office:value-type="float"/>
          <table:table-cell table:formula="of:=MIN([.$E49];[.$J49])" office:value-type="float"/>
          <table:table-cell table:formula="of:=MIN([.$F49];[.$K49])" office:value-type="float"/>
          <table:table-cell table:formula="of:=MEDIAN([.$B49];[.$G49])" office:value-type="float"/>
          <table:table-cell table:formula="of:=MEDIAN([.$C49];[.$H49])" office:value-type="float"/>
          <table:table-cell table:formula="of:=MEDIAN([.$D49];[.$I49])" office:value-type="float"/>
          <table:table-cell table:formula="of:=MEDIAN([.$E49];[.$J49])" office:value-type="float"/>
          <table:table-cell table:formula="of:=MEDIAN([.$F49];[.$K49])" office:value-type="float"/>
          <table:table-cell table:formula="of:=MAX([.$B49];[.$G49])" office:value-type="float"/>
          <table:table-cell table:formula="of:=MAX([.$C49];[.$H49])" office:value-type="float"/>
          <table:table-cell table:formula="of:=MAX([.$D49];[.$I49])" office:value-type="float"/>
          <table:table-cell table:formula="of:=MAX([.$E49];[.$J49])" office:value-type="float"/>
          <table:table-cell table:formula="of:=MAX([.$F49];[.$K49])" office:value-type="float"/>
        </table:table-row>
        <table:table-row table:style-name="ro1">
          <table:table-cell office:value-type="string">
            <text:p>./kidsbike14_50_2.coom</text:p>
          </table:table-cell>
          <table:table-cell office:value-type="float" office:value="600.0"/>
          <table:table-cell office:value-type="float" office:value="14852520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816842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50];[.$G50])" office:value-type="float"/>
          <table:table-cell table:formula="of:=MIN([.$C50];[.$H50])" office:value-type="float"/>
          <table:table-cell table:formula="of:=MIN([.$D50];[.$I50])" office:value-type="float"/>
          <table:table-cell table:formula="of:=MIN([.$E50];[.$J50])" office:value-type="float"/>
          <table:table-cell table:formula="of:=MIN([.$F50];[.$K50])" office:value-type="float"/>
          <table:table-cell table:formula="of:=MEDIAN([.$B50];[.$G50])" office:value-type="float"/>
          <table:table-cell table:formula="of:=MEDIAN([.$C50];[.$H50])" office:value-type="float"/>
          <table:table-cell table:formula="of:=MEDIAN([.$D50];[.$I50])" office:value-type="float"/>
          <table:table-cell table:formula="of:=MEDIAN([.$E50];[.$J50])" office:value-type="float"/>
          <table:table-cell table:formula="of:=MEDIAN([.$F50];[.$K50])" office:value-type="float"/>
          <table:table-cell table:formula="of:=MAX([.$B50];[.$G50])" office:value-type="float"/>
          <table:table-cell table:formula="of:=MAX([.$C50];[.$H50])" office:value-type="float"/>
          <table:table-cell table:formula="of:=MAX([.$D50];[.$I50])" office:value-type="float"/>
          <table:table-cell table:formula="of:=MAX([.$E50];[.$J50])" office:value-type="float"/>
          <table:table-cell table:formula="of:=MAX([.$F50];[.$K50])" office:value-type="float"/>
        </table:table-row>
        <table:table-row table:style-name="ro1">
          <table:table-cell office:value-type="string">
            <text:p>./kidsbike14_50_3.coom</text:p>
          </table:table-cell>
          <table:table-cell office:value-type="float" office:value="3.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1];[.$G51])" office:value-type="float"/>
          <table:table-cell table:formula="of:=MIN([.$C51];[.$H51])" office:value-type="float"/>
          <table:table-cell table:formula="of:=MIN([.$D51];[.$I51])" office:value-type="float"/>
          <table:table-cell table:formula="of:=MIN([.$E51];[.$J51])" office:value-type="float"/>
          <table:table-cell table:formula="of:=MIN([.$F51];[.$K51])" office:value-type="float"/>
          <table:table-cell table:formula="of:=MEDIAN([.$B51];[.$G51])" office:value-type="float"/>
          <table:table-cell table:formula="of:=MEDIAN([.$C51];[.$H51])" office:value-type="float"/>
          <table:table-cell table:formula="of:=MEDIAN([.$D51];[.$I51])" office:value-type="float"/>
          <table:table-cell table:formula="of:=MEDIAN([.$E51];[.$J51])" office:value-type="float"/>
          <table:table-cell table:formula="of:=MEDIAN([.$F51];[.$K51])" office:value-type="float"/>
          <table:table-cell table:formula="of:=MAX([.$B51];[.$G51])" office:value-type="float"/>
          <table:table-cell table:formula="of:=MAX([.$C51];[.$H51])" office:value-type="float"/>
          <table:table-cell table:formula="of:=MAX([.$D51];[.$I51])" office:value-type="float"/>
          <table:table-cell table:formula="of:=MAX([.$E51];[.$J51])" office:value-type="float"/>
          <table:table-cell table:formula="of:=MAX([.$F51];[.$K51])" office:value-type="float"/>
        </table:table-row>
        <table:table-row table:style-name="ro1">
          <table:table-cell office:value-type="string">
            <text:p>./kidsbike14_50_4.coom</text:p>
          </table:table-cell>
          <table:table-cell office:value-type="float" office:value="3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2];[.$G52])" office:value-type="float"/>
          <table:table-cell table:formula="of:=MIN([.$C52];[.$H52])" office:value-type="float"/>
          <table:table-cell table:formula="of:=MIN([.$D52];[.$I52])" office:value-type="float"/>
          <table:table-cell table:formula="of:=MIN([.$E52];[.$J52])" office:value-type="float"/>
          <table:table-cell table:formula="of:=MIN([.$F52];[.$K52])" office:value-type="float"/>
          <table:table-cell table:formula="of:=MEDIAN([.$B52];[.$G52])" office:value-type="float"/>
          <table:table-cell table:formula="of:=MEDIAN([.$C52];[.$H52])" office:value-type="float"/>
          <table:table-cell table:formula="of:=MEDIAN([.$D52];[.$I52])" office:value-type="float"/>
          <table:table-cell table:formula="of:=MEDIAN([.$E52];[.$J52])" office:value-type="float"/>
          <table:table-cell table:formula="of:=MEDIAN([.$F52];[.$K52])" office:value-type="float"/>
          <table:table-cell table:formula="of:=MAX([.$B52];[.$G52])" office:value-type="float"/>
          <table:table-cell table:formula="of:=MAX([.$C52];[.$H52])" office:value-type="float"/>
          <table:table-cell table:formula="of:=MAX([.$D52];[.$I52])" office:value-type="float"/>
          <table:table-cell table:formula="of:=MAX([.$E52];[.$J52])" office:value-type="float"/>
          <table:table-cell table:formula="of:=MAX([.$F52];[.$K52])" office:value-type="float"/>
        </table:table-row>
        <table:table-row table:style-name="ro1">
          <table:table-cell office:value-type="string">
            <text:p>./kidsbike16_10_2.coom</text:p>
          </table:table-cell>
          <table:table-cell office:value-type="float" office:value="600.0"/>
          <table:table-cell office:value-type="float" office:value="229068257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036937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53];[.$G53])" office:value-type="float"/>
          <table:table-cell table:formula="of:=MIN([.$C53];[.$H53])" office:value-type="float"/>
          <table:table-cell table:formula="of:=MIN([.$D53];[.$I53])" office:value-type="float"/>
          <table:table-cell table:formula="of:=MIN([.$E53];[.$J53])" office:value-type="float"/>
          <table:table-cell table:formula="of:=MIN([.$F53];[.$K53])" office:value-type="float"/>
          <table:table-cell table:formula="of:=MEDIAN([.$B53];[.$G53])" office:value-type="float"/>
          <table:table-cell table:formula="of:=MEDIAN([.$C53];[.$H53])" office:value-type="float"/>
          <table:table-cell table:formula="of:=MEDIAN([.$D53];[.$I53])" office:value-type="float"/>
          <table:table-cell table:formula="of:=MEDIAN([.$E53];[.$J53])" office:value-type="float"/>
          <table:table-cell table:formula="of:=MEDIAN([.$F53];[.$K53])" office:value-type="float"/>
          <table:table-cell table:formula="of:=MAX([.$B53];[.$G53])" office:value-type="float"/>
          <table:table-cell table:formula="of:=MAX([.$C53];[.$H53])" office:value-type="float"/>
          <table:table-cell table:formula="of:=MAX([.$D53];[.$I53])" office:value-type="float"/>
          <table:table-cell table:formula="of:=MAX([.$E53];[.$J53])" office:value-type="float"/>
          <table:table-cell table:formula="of:=MAX([.$F53];[.$K53])" office:value-type="float"/>
        </table:table-row>
        <table:table-row table:style-name="ro1">
          <table:table-cell office:value-type="string">
            <text:p>./kidsbike16_10_3.coom</text:p>
          </table:table-cell>
          <table:table-cell office:value-type="float" office:value="3.75"/>
          <table:table-cell office:value-type="float" office:value="200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.08"/>
          <table:table-cell office:value-type="float" office:value="2000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4];[.$G54])" office:value-type="float"/>
          <table:table-cell table:formula="of:=MIN([.$C54];[.$H54])" office:value-type="float"/>
          <table:table-cell table:formula="of:=MIN([.$D54];[.$I54])" office:value-type="float"/>
          <table:table-cell table:formula="of:=MIN([.$E54];[.$J54])" office:value-type="float"/>
          <table:table-cell table:formula="of:=MIN([.$F54];[.$K54])" office:value-type="float"/>
          <table:table-cell table:formula="of:=MEDIAN([.$B54];[.$G54])" office:value-type="float"/>
          <table:table-cell table:formula="of:=MEDIAN([.$C54];[.$H54])" office:value-type="float"/>
          <table:table-cell table:formula="of:=MEDIAN([.$D54];[.$I54])" office:value-type="float"/>
          <table:table-cell table:formula="of:=MEDIAN([.$E54];[.$J54])" office:value-type="float"/>
          <table:table-cell table:formula="of:=MEDIAN([.$F54];[.$K54])" office:value-type="float"/>
          <table:table-cell table:formula="of:=MAX([.$B54];[.$G54])" office:value-type="float"/>
          <table:table-cell table:formula="of:=MAX([.$C54];[.$H54])" office:value-type="float"/>
          <table:table-cell table:formula="of:=MAX([.$D54];[.$I54])" office:value-type="float"/>
          <table:table-cell table:formula="of:=MAX([.$E54];[.$J54])" office:value-type="float"/>
          <table:table-cell table:formula="of:=MAX([.$F54];[.$K54])" office:value-type="float"/>
        </table:table-row>
        <table:table-row table:style-name="ro1">
          <table:table-cell office:value-type="string">
            <text:p>./kidsbike16_10_4.coom</text:p>
          </table:table-cell>
          <table:table-cell office:value-type="float" office:value="3.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5];[.$G55])" office:value-type="float"/>
          <table:table-cell table:formula="of:=MIN([.$C55];[.$H55])" office:value-type="float"/>
          <table:table-cell table:formula="of:=MIN([.$D55];[.$I55])" office:value-type="float"/>
          <table:table-cell table:formula="of:=MIN([.$E55];[.$J55])" office:value-type="float"/>
          <table:table-cell table:formula="of:=MIN([.$F55];[.$K55])" office:value-type="float"/>
          <table:table-cell table:formula="of:=MEDIAN([.$B55];[.$G55])" office:value-type="float"/>
          <table:table-cell table:formula="of:=MEDIAN([.$C55];[.$H55])" office:value-type="float"/>
          <table:table-cell table:formula="of:=MEDIAN([.$D55];[.$I55])" office:value-type="float"/>
          <table:table-cell table:formula="of:=MEDIAN([.$E55];[.$J55])" office:value-type="float"/>
          <table:table-cell table:formula="of:=MEDIAN([.$F55];[.$K55])" office:value-type="float"/>
          <table:table-cell table:formula="of:=MAX([.$B55];[.$G55])" office:value-type="float"/>
          <table:table-cell table:formula="of:=MAX([.$C55];[.$H55])" office:value-type="float"/>
          <table:table-cell table:formula="of:=MAX([.$D55];[.$I55])" office:value-type="float"/>
          <table:table-cell table:formula="of:=MAX([.$E55];[.$J55])" office:value-type="float"/>
          <table:table-cell table:formula="of:=MAX([.$F55];[.$K55])" office:value-type="float"/>
        </table:table-row>
        <table:table-row table:style-name="ro1">
          <table:table-cell office:value-type="string">
            <text:p>./kidsbike16_20_2.coom</text:p>
          </table:table-cell>
          <table:table-cell office:value-type="float" office:value="600.0"/>
          <table:table-cell office:value-type="float" office:value="243551512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736236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56];[.$G56])" office:value-type="float"/>
          <table:table-cell table:formula="of:=MIN([.$C56];[.$H56])" office:value-type="float"/>
          <table:table-cell table:formula="of:=MIN([.$D56];[.$I56])" office:value-type="float"/>
          <table:table-cell table:formula="of:=MIN([.$E56];[.$J56])" office:value-type="float"/>
          <table:table-cell table:formula="of:=MIN([.$F56];[.$K56])" office:value-type="float"/>
          <table:table-cell table:formula="of:=MEDIAN([.$B56];[.$G56])" office:value-type="float"/>
          <table:table-cell table:formula="of:=MEDIAN([.$C56];[.$H56])" office:value-type="float"/>
          <table:table-cell table:formula="of:=MEDIAN([.$D56];[.$I56])" office:value-type="float"/>
          <table:table-cell table:formula="of:=MEDIAN([.$E56];[.$J56])" office:value-type="float"/>
          <table:table-cell table:formula="of:=MEDIAN([.$F56];[.$K56])" office:value-type="float"/>
          <table:table-cell table:formula="of:=MAX([.$B56];[.$G56])" office:value-type="float"/>
          <table:table-cell table:formula="of:=MAX([.$C56];[.$H56])" office:value-type="float"/>
          <table:table-cell table:formula="of:=MAX([.$D56];[.$I56])" office:value-type="float"/>
          <table:table-cell table:formula="of:=MAX([.$E56];[.$J56])" office:value-type="float"/>
          <table:table-cell table:formula="of:=MAX([.$F56];[.$K56])" office:value-type="float"/>
        </table:table-row>
        <table:table-row table:style-name="ro1">
          <table:table-cell office:value-type="string">
            <text:p>./kidsbike16_20_3.coom</text:p>
          </table:table-cell>
          <table:table-cell office:value-type="float" office:value="3.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7];[.$G57])" office:value-type="float"/>
          <table:table-cell table:formula="of:=MIN([.$C57];[.$H57])" office:value-type="float"/>
          <table:table-cell table:formula="of:=MIN([.$D57];[.$I57])" office:value-type="float"/>
          <table:table-cell table:formula="of:=MIN([.$E57];[.$J57])" office:value-type="float"/>
          <table:table-cell table:formula="of:=MIN([.$F57];[.$K57])" office:value-type="float"/>
          <table:table-cell table:formula="of:=MEDIAN([.$B57];[.$G57])" office:value-type="float"/>
          <table:table-cell table:formula="of:=MEDIAN([.$C57];[.$H57])" office:value-type="float"/>
          <table:table-cell table:formula="of:=MEDIAN([.$D57];[.$I57])" office:value-type="float"/>
          <table:table-cell table:formula="of:=MEDIAN([.$E57];[.$J57])" office:value-type="float"/>
          <table:table-cell table:formula="of:=MEDIAN([.$F57];[.$K57])" office:value-type="float"/>
          <table:table-cell table:formula="of:=MAX([.$B57];[.$G57])" office:value-type="float"/>
          <table:table-cell table:formula="of:=MAX([.$C57];[.$H57])" office:value-type="float"/>
          <table:table-cell table:formula="of:=MAX([.$D57];[.$I57])" office:value-type="float"/>
          <table:table-cell table:formula="of:=MAX([.$E57];[.$J57])" office:value-type="float"/>
          <table:table-cell table:formula="of:=MAX([.$F57];[.$K57])" office:value-type="float"/>
        </table:table-row>
        <table:table-row table:style-name="ro1">
          <table:table-cell office:value-type="string">
            <text:p>./kidsbike16_20_4.coom</text:p>
          </table:table-cell>
          <table:table-cell office:value-type="float" office:value="4.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8];[.$G58])" office:value-type="float"/>
          <table:table-cell table:formula="of:=MIN([.$C58];[.$H58])" office:value-type="float"/>
          <table:table-cell table:formula="of:=MIN([.$D58];[.$I58])" office:value-type="float"/>
          <table:table-cell table:formula="of:=MIN([.$E58];[.$J58])" office:value-type="float"/>
          <table:table-cell table:formula="of:=MIN([.$F58];[.$K58])" office:value-type="float"/>
          <table:table-cell table:formula="of:=MEDIAN([.$B58];[.$G58])" office:value-type="float"/>
          <table:table-cell table:formula="of:=MEDIAN([.$C58];[.$H58])" office:value-type="float"/>
          <table:table-cell table:formula="of:=MEDIAN([.$D58];[.$I58])" office:value-type="float"/>
          <table:table-cell table:formula="of:=MEDIAN([.$E58];[.$J58])" office:value-type="float"/>
          <table:table-cell table:formula="of:=MEDIAN([.$F58];[.$K58])" office:value-type="float"/>
          <table:table-cell table:formula="of:=MAX([.$B58];[.$G58])" office:value-type="float"/>
          <table:table-cell table:formula="of:=MAX([.$C58];[.$H58])" office:value-type="float"/>
          <table:table-cell table:formula="of:=MAX([.$D58];[.$I58])" office:value-type="float"/>
          <table:table-cell table:formula="of:=MAX([.$E58];[.$J58])" office:value-type="float"/>
          <table:table-cell table:formula="of:=MAX([.$F58];[.$K58])" office:value-type="float"/>
        </table:table-row>
        <table:table-row table:style-name="ro1">
          <table:table-cell office:value-type="string">
            <text:p>./kidsbike16_30_2.coom</text:p>
          </table:table-cell>
          <table:table-cell office:value-type="float" office:value="600.0"/>
          <table:table-cell office:value-type="float" office:value="188945716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923105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59];[.$G59])" office:value-type="float"/>
          <table:table-cell table:formula="of:=MIN([.$C59];[.$H59])" office:value-type="float"/>
          <table:table-cell table:formula="of:=MIN([.$D59];[.$I59])" office:value-type="float"/>
          <table:table-cell table:formula="of:=MIN([.$E59];[.$J59])" office:value-type="float"/>
          <table:table-cell table:formula="of:=MIN([.$F59];[.$K59])" office:value-type="float"/>
          <table:table-cell table:formula="of:=MEDIAN([.$B59];[.$G59])" office:value-type="float"/>
          <table:table-cell table:formula="of:=MEDIAN([.$C59];[.$H59])" office:value-type="float"/>
          <table:table-cell table:formula="of:=MEDIAN([.$D59];[.$I59])" office:value-type="float"/>
          <table:table-cell table:formula="of:=MEDIAN([.$E59];[.$J59])" office:value-type="float"/>
          <table:table-cell table:formula="of:=MEDIAN([.$F59];[.$K59])" office:value-type="float"/>
          <table:table-cell table:formula="of:=MAX([.$B59];[.$G59])" office:value-type="float"/>
          <table:table-cell table:formula="of:=MAX([.$C59];[.$H59])" office:value-type="float"/>
          <table:table-cell table:formula="of:=MAX([.$D59];[.$I59])" office:value-type="float"/>
          <table:table-cell table:formula="of:=MAX([.$E59];[.$J59])" office:value-type="float"/>
          <table:table-cell table:formula="of:=MAX([.$F59];[.$K59])" office:value-type="float"/>
        </table:table-row>
        <table:table-row table:style-name="ro1">
          <table:table-cell office:value-type="string">
            <text:p>./kidsbike16_30_3.coom</text:p>
          </table:table-cell>
          <table:table-cell office:value-type="float" office:value="6.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0];[.$G60])" office:value-type="float"/>
          <table:table-cell table:formula="of:=MIN([.$C60];[.$H60])" office:value-type="float"/>
          <table:table-cell table:formula="of:=MIN([.$D60];[.$I60])" office:value-type="float"/>
          <table:table-cell table:formula="of:=MIN([.$E60];[.$J60])" office:value-type="float"/>
          <table:table-cell table:formula="of:=MIN([.$F60];[.$K60])" office:value-type="float"/>
          <table:table-cell table:formula="of:=MEDIAN([.$B60];[.$G60])" office:value-type="float"/>
          <table:table-cell table:formula="of:=MEDIAN([.$C60];[.$H60])" office:value-type="float"/>
          <table:table-cell table:formula="of:=MEDIAN([.$D60];[.$I60])" office:value-type="float"/>
          <table:table-cell table:formula="of:=MEDIAN([.$E60];[.$J60])" office:value-type="float"/>
          <table:table-cell table:formula="of:=MEDIAN([.$F60];[.$K60])" office:value-type="float"/>
          <table:table-cell table:formula="of:=MAX([.$B60];[.$G60])" office:value-type="float"/>
          <table:table-cell table:formula="of:=MAX([.$C60];[.$H60])" office:value-type="float"/>
          <table:table-cell table:formula="of:=MAX([.$D60];[.$I60])" office:value-type="float"/>
          <table:table-cell table:formula="of:=MAX([.$E60];[.$J60])" office:value-type="float"/>
          <table:table-cell table:formula="of:=MAX([.$F60];[.$K60])" office:value-type="float"/>
        </table:table-row>
        <table:table-row table:style-name="ro1">
          <table:table-cell office:value-type="string">
            <text:p>./kidsbike16_30_4.coom</text:p>
          </table:table-cell>
          <table:table-cell office:value-type="float" office:value="3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1];[.$G61])" office:value-type="float"/>
          <table:table-cell table:formula="of:=MIN([.$C61];[.$H61])" office:value-type="float"/>
          <table:table-cell table:formula="of:=MIN([.$D61];[.$I61])" office:value-type="float"/>
          <table:table-cell table:formula="of:=MIN([.$E61];[.$J61])" office:value-type="float"/>
          <table:table-cell table:formula="of:=MIN([.$F61];[.$K61])" office:value-type="float"/>
          <table:table-cell table:formula="of:=MEDIAN([.$B61];[.$G61])" office:value-type="float"/>
          <table:table-cell table:formula="of:=MEDIAN([.$C61];[.$H61])" office:value-type="float"/>
          <table:table-cell table:formula="of:=MEDIAN([.$D61];[.$I61])" office:value-type="float"/>
          <table:table-cell table:formula="of:=MEDIAN([.$E61];[.$J61])" office:value-type="float"/>
          <table:table-cell table:formula="of:=MEDIAN([.$F61];[.$K61])" office:value-type="float"/>
          <table:table-cell table:formula="of:=MAX([.$B61];[.$G61])" office:value-type="float"/>
          <table:table-cell table:formula="of:=MAX([.$C61];[.$H61])" office:value-type="float"/>
          <table:table-cell table:formula="of:=MAX([.$D61];[.$I61])" office:value-type="float"/>
          <table:table-cell table:formula="of:=MAX([.$E61];[.$J61])" office:value-type="float"/>
          <table:table-cell table:formula="of:=MAX([.$F61];[.$K61])" office:value-type="float"/>
        </table:table-row>
        <table:table-row table:style-name="ro1">
          <table:table-cell office:value-type="string">
            <text:p>./kidsbike16_40_2.coom</text:p>
          </table:table-cell>
          <table:table-cell office:value-type="float" office:value="600.0"/>
          <table:table-cell office:value-type="float" office:value="60954117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672398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62];[.$G62])" office:value-type="float"/>
          <table:table-cell table:formula="of:=MIN([.$C62];[.$H62])" office:value-type="float"/>
          <table:table-cell table:formula="of:=MIN([.$D62];[.$I62])" office:value-type="float"/>
          <table:table-cell table:formula="of:=MIN([.$E62];[.$J62])" office:value-type="float"/>
          <table:table-cell table:formula="of:=MIN([.$F62];[.$K62])" office:value-type="float"/>
          <table:table-cell table:formula="of:=MEDIAN([.$B62];[.$G62])" office:value-type="float"/>
          <table:table-cell table:formula="of:=MEDIAN([.$C62];[.$H62])" office:value-type="float"/>
          <table:table-cell table:formula="of:=MEDIAN([.$D62];[.$I62])" office:value-type="float"/>
          <table:table-cell table:formula="of:=MEDIAN([.$E62];[.$J62])" office:value-type="float"/>
          <table:table-cell table:formula="of:=MEDIAN([.$F62];[.$K62])" office:value-type="float"/>
          <table:table-cell table:formula="of:=MAX([.$B62];[.$G62])" office:value-type="float"/>
          <table:table-cell table:formula="of:=MAX([.$C62];[.$H62])" office:value-type="float"/>
          <table:table-cell table:formula="of:=MAX([.$D62];[.$I62])" office:value-type="float"/>
          <table:table-cell table:formula="of:=MAX([.$E62];[.$J62])" office:value-type="float"/>
          <table:table-cell table:formula="of:=MAX([.$F62];[.$K62])" office:value-type="float"/>
        </table:table-row>
        <table:table-row table:style-name="ro1">
          <table:table-cell office:value-type="string">
            <text:p>./kidsbike16_40_3.coom</text:p>
          </table:table-cell>
          <table:table-cell office:value-type="float" office:value="600.0"/>
          <table:table-cell office:value-type="float" office:value="174558989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821486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63];[.$G63])" office:value-type="float"/>
          <table:table-cell table:formula="of:=MIN([.$C63];[.$H63])" office:value-type="float"/>
          <table:table-cell table:formula="of:=MIN([.$D63];[.$I63])" office:value-type="float"/>
          <table:table-cell table:formula="of:=MIN([.$E63];[.$J63])" office:value-type="float"/>
          <table:table-cell table:formula="of:=MIN([.$F63];[.$K63])" office:value-type="float"/>
          <table:table-cell table:formula="of:=MEDIAN([.$B63];[.$G63])" office:value-type="float"/>
          <table:table-cell table:formula="of:=MEDIAN([.$C63];[.$H63])" office:value-type="float"/>
          <table:table-cell table:formula="of:=MEDIAN([.$D63];[.$I63])" office:value-type="float"/>
          <table:table-cell table:formula="of:=MEDIAN([.$E63];[.$J63])" office:value-type="float"/>
          <table:table-cell table:formula="of:=MEDIAN([.$F63];[.$K63])" office:value-type="float"/>
          <table:table-cell table:formula="of:=MAX([.$B63];[.$G63])" office:value-type="float"/>
          <table:table-cell table:formula="of:=MAX([.$C63];[.$H63])" office:value-type="float"/>
          <table:table-cell table:formula="of:=MAX([.$D63];[.$I63])" office:value-type="float"/>
          <table:table-cell table:formula="of:=MAX([.$E63];[.$J63])" office:value-type="float"/>
          <table:table-cell table:formula="of:=MAX([.$F63];[.$K63])" office:value-type="float"/>
        </table:table-row>
        <table:table-row table:style-name="ro1">
          <table:table-cell office:value-type="string">
            <text:p>./kidsbike16_40_4.coom</text:p>
          </table:table-cell>
          <table:table-cell office:value-type="float" office:value="3.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4];[.$G64])" office:value-type="float"/>
          <table:table-cell table:formula="of:=MIN([.$C64];[.$H64])" office:value-type="float"/>
          <table:table-cell table:formula="of:=MIN([.$D64];[.$I64])" office:value-type="float"/>
          <table:table-cell table:formula="of:=MIN([.$E64];[.$J64])" office:value-type="float"/>
          <table:table-cell table:formula="of:=MIN([.$F64];[.$K64])" office:value-type="float"/>
          <table:table-cell table:formula="of:=MEDIAN([.$B64];[.$G64])" office:value-type="float"/>
          <table:table-cell table:formula="of:=MEDIAN([.$C64];[.$H64])" office:value-type="float"/>
          <table:table-cell table:formula="of:=MEDIAN([.$D64];[.$I64])" office:value-type="float"/>
          <table:table-cell table:formula="of:=MEDIAN([.$E64];[.$J64])" office:value-type="float"/>
          <table:table-cell table:formula="of:=MEDIAN([.$F64];[.$K64])" office:value-type="float"/>
          <table:table-cell table:formula="of:=MAX([.$B64];[.$G64])" office:value-type="float"/>
          <table:table-cell table:formula="of:=MAX([.$C64];[.$H64])" office:value-type="float"/>
          <table:table-cell table:formula="of:=MAX([.$D64];[.$I64])" office:value-type="float"/>
          <table:table-cell table:formula="of:=MAX([.$E64];[.$J64])" office:value-type="float"/>
          <table:table-cell table:formula="of:=MAX([.$F64];[.$K64])" office:value-type="float"/>
        </table:table-row>
        <table:table-row table:style-name="ro1">
          <table:table-cell office:value-type="string">
            <text:p>./kidsbike16_50_2.coom</text:p>
          </table:table-cell>
          <table:table-cell office:value-type="float" office:value="600.0"/>
          <table:table-cell office:value-type="float" office:value="121247014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471129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65];[.$G65])" office:value-type="float"/>
          <table:table-cell table:formula="of:=MIN([.$C65];[.$H65])" office:value-type="float"/>
          <table:table-cell table:formula="of:=MIN([.$D65];[.$I65])" office:value-type="float"/>
          <table:table-cell table:formula="of:=MIN([.$E65];[.$J65])" office:value-type="float"/>
          <table:table-cell table:formula="of:=MIN([.$F65];[.$K65])" office:value-type="float"/>
          <table:table-cell table:formula="of:=MEDIAN([.$B65];[.$G65])" office:value-type="float"/>
          <table:table-cell table:formula="of:=MEDIAN([.$C65];[.$H65])" office:value-type="float"/>
          <table:table-cell table:formula="of:=MEDIAN([.$D65];[.$I65])" office:value-type="float"/>
          <table:table-cell table:formula="of:=MEDIAN([.$E65];[.$J65])" office:value-type="float"/>
          <table:table-cell table:formula="of:=MEDIAN([.$F65];[.$K65])" office:value-type="float"/>
          <table:table-cell table:formula="of:=MAX([.$B65];[.$G65])" office:value-type="float"/>
          <table:table-cell table:formula="of:=MAX([.$C65];[.$H65])" office:value-type="float"/>
          <table:table-cell table:formula="of:=MAX([.$D65];[.$I65])" office:value-type="float"/>
          <table:table-cell table:formula="of:=MAX([.$E65];[.$J65])" office:value-type="float"/>
          <table:table-cell table:formula="of:=MAX([.$F65];[.$K65])" office:value-type="float"/>
        </table:table-row>
        <table:table-row table:style-name="ro1">
          <table:table-cell office:value-type="string">
            <text:p>./kidsbike16_50_3.coom</text:p>
          </table:table-cell>
          <table:table-cell office:value-type="float" office:value="3.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.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6];[.$G66])" office:value-type="float"/>
          <table:table-cell table:formula="of:=MIN([.$C66];[.$H66])" office:value-type="float"/>
          <table:table-cell table:formula="of:=MIN([.$D66];[.$I66])" office:value-type="float"/>
          <table:table-cell table:formula="of:=MIN([.$E66];[.$J66])" office:value-type="float"/>
          <table:table-cell table:formula="of:=MIN([.$F66];[.$K66])" office:value-type="float"/>
          <table:table-cell table:formula="of:=MEDIAN([.$B66];[.$G66])" office:value-type="float"/>
          <table:table-cell table:formula="of:=MEDIAN([.$C66];[.$H66])" office:value-type="float"/>
          <table:table-cell table:formula="of:=MEDIAN([.$D66];[.$I66])" office:value-type="float"/>
          <table:table-cell table:formula="of:=MEDIAN([.$E66];[.$J66])" office:value-type="float"/>
          <table:table-cell table:formula="of:=MEDIAN([.$F66];[.$K66])" office:value-type="float"/>
          <table:table-cell table:formula="of:=MAX([.$B66];[.$G66])" office:value-type="float"/>
          <table:table-cell table:formula="of:=MAX([.$C66];[.$H66])" office:value-type="float"/>
          <table:table-cell table:formula="of:=MAX([.$D66];[.$I66])" office:value-type="float"/>
          <table:table-cell table:formula="of:=MAX([.$E66];[.$J66])" office:value-type="float"/>
          <table:table-cell table:formula="of:=MAX([.$F66];[.$K66])" office:value-type="float"/>
        </table:table-row>
        <table:table-row table:style-name="ro1">
          <table:table-cell office:value-type="string">
            <text:p>./kidsbike16_50_4.coom</text:p>
          </table:table-cell>
          <table:table-cell office:value-type="float" office:value="3.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.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7];[.$G67])" office:value-type="float"/>
          <table:table-cell table:formula="of:=MIN([.$C67];[.$H67])" office:value-type="float"/>
          <table:table-cell table:formula="of:=MIN([.$D67];[.$I67])" office:value-type="float"/>
          <table:table-cell table:formula="of:=MIN([.$E67];[.$J67])" office:value-type="float"/>
          <table:table-cell table:formula="of:=MIN([.$F67];[.$K67])" office:value-type="float"/>
          <table:table-cell table:formula="of:=MEDIAN([.$B67];[.$G67])" office:value-type="float"/>
          <table:table-cell table:formula="of:=MEDIAN([.$C67];[.$H67])" office:value-type="float"/>
          <table:table-cell table:formula="of:=MEDIAN([.$D67];[.$I67])" office:value-type="float"/>
          <table:table-cell table:formula="of:=MEDIAN([.$E67];[.$J67])" office:value-type="float"/>
          <table:table-cell table:formula="of:=MEDIAN([.$F67];[.$K67])" office:value-type="float"/>
          <table:table-cell table:formula="of:=MAX([.$B67];[.$G67])" office:value-type="float"/>
          <table:table-cell table:formula="of:=MAX([.$C67];[.$H67])" office:value-type="float"/>
          <table:table-cell table:formula="of:=MAX([.$D67];[.$I67])" office:value-type="float"/>
          <table:table-cell table:formula="of:=MAX([.$E67];[.$J67])" office:value-type="float"/>
          <table:table-cell table:formula="of:=MAX([.$F67];[.$K67])" office:value-type="float"/>
        </table:table-row>
        <table:table-row table:style-name="ro1">
          <table:table-cell office:value-type="string">
            <text:p>./kidsbike18_10_2.coom</text:p>
          </table:table-cell>
          <table:table-cell office:value-type="float" office:value="600.0"/>
          <table:table-cell office:value-type="float" office:value="274045144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277576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68];[.$G68])" office:value-type="float"/>
          <table:table-cell table:formula="of:=MIN([.$C68];[.$H68])" office:value-type="float"/>
          <table:table-cell table:formula="of:=MIN([.$D68];[.$I68])" office:value-type="float"/>
          <table:table-cell table:formula="of:=MIN([.$E68];[.$J68])" office:value-type="float"/>
          <table:table-cell table:formula="of:=MIN([.$F68];[.$K68])" office:value-type="float"/>
          <table:table-cell table:formula="of:=MEDIAN([.$B68];[.$G68])" office:value-type="float"/>
          <table:table-cell table:formula="of:=MEDIAN([.$C68];[.$H68])" office:value-type="float"/>
          <table:table-cell table:formula="of:=MEDIAN([.$D68];[.$I68])" office:value-type="float"/>
          <table:table-cell table:formula="of:=MEDIAN([.$E68];[.$J68])" office:value-type="float"/>
          <table:table-cell table:formula="of:=MEDIAN([.$F68];[.$K68])" office:value-type="float"/>
          <table:table-cell table:formula="of:=MAX([.$B68];[.$G68])" office:value-type="float"/>
          <table:table-cell table:formula="of:=MAX([.$C68];[.$H68])" office:value-type="float"/>
          <table:table-cell table:formula="of:=MAX([.$D68];[.$I68])" office:value-type="float"/>
          <table:table-cell table:formula="of:=MAX([.$E68];[.$J68])" office:value-type="float"/>
          <table:table-cell table:formula="of:=MAX([.$F68];[.$K68])" office:value-type="float"/>
        </table:table-row>
        <table:table-row table:style-name="ro1">
          <table:table-cell office:value-type="string">
            <text:p>./kidsbike18_10_3.coom</text:p>
          </table:table-cell>
          <table:table-cell office:value-type="float" office:value="5.72"/>
          <table:table-cell office:value-type="float" office:value="880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4.85"/>
          <table:table-cell office:value-type="float" office:value="8800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9];[.$G69])" office:value-type="float"/>
          <table:table-cell table:formula="of:=MIN([.$C69];[.$H69])" office:value-type="float"/>
          <table:table-cell table:formula="of:=MIN([.$D69];[.$I69])" office:value-type="float"/>
          <table:table-cell table:formula="of:=MIN([.$E69];[.$J69])" office:value-type="float"/>
          <table:table-cell table:formula="of:=MIN([.$F69];[.$K69])" office:value-type="float"/>
          <table:table-cell table:formula="of:=MEDIAN([.$B69];[.$G69])" office:value-type="float"/>
          <table:table-cell table:formula="of:=MEDIAN([.$C69];[.$H69])" office:value-type="float"/>
          <table:table-cell table:formula="of:=MEDIAN([.$D69];[.$I69])" office:value-type="float"/>
          <table:table-cell table:formula="of:=MEDIAN([.$E69];[.$J69])" office:value-type="float"/>
          <table:table-cell table:formula="of:=MEDIAN([.$F69];[.$K69])" office:value-type="float"/>
          <table:table-cell table:formula="of:=MAX([.$B69];[.$G69])" office:value-type="float"/>
          <table:table-cell table:formula="of:=MAX([.$C69];[.$H69])" office:value-type="float"/>
          <table:table-cell table:formula="of:=MAX([.$D69];[.$I69])" office:value-type="float"/>
          <table:table-cell table:formula="of:=MAX([.$E69];[.$J69])" office:value-type="float"/>
          <table:table-cell table:formula="of:=MAX([.$F69];[.$K69])" office:value-type="float"/>
        </table:table-row>
        <table:table-row table:style-name="ro1">
          <table:table-cell office:value-type="string">
            <text:p>./kidsbike18_10_4.coom</text:p>
          </table:table-cell>
          <table:table-cell office:value-type="float" office:value="3.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0];[.$G70])" office:value-type="float"/>
          <table:table-cell table:formula="of:=MIN([.$C70];[.$H70])" office:value-type="float"/>
          <table:table-cell table:formula="of:=MIN([.$D70];[.$I70])" office:value-type="float"/>
          <table:table-cell table:formula="of:=MIN([.$E70];[.$J70])" office:value-type="float"/>
          <table:table-cell table:formula="of:=MIN([.$F70];[.$K70])" office:value-type="float"/>
          <table:table-cell table:formula="of:=MEDIAN([.$B70];[.$G70])" office:value-type="float"/>
          <table:table-cell table:formula="of:=MEDIAN([.$C70];[.$H70])" office:value-type="float"/>
          <table:table-cell table:formula="of:=MEDIAN([.$D70];[.$I70])" office:value-type="float"/>
          <table:table-cell table:formula="of:=MEDIAN([.$E70];[.$J70])" office:value-type="float"/>
          <table:table-cell table:formula="of:=MEDIAN([.$F70];[.$K70])" office:value-type="float"/>
          <table:table-cell table:formula="of:=MAX([.$B70];[.$G70])" office:value-type="float"/>
          <table:table-cell table:formula="of:=MAX([.$C70];[.$H70])" office:value-type="float"/>
          <table:table-cell table:formula="of:=MAX([.$D70];[.$I70])" office:value-type="float"/>
          <table:table-cell table:formula="of:=MAX([.$E70];[.$J70])" office:value-type="float"/>
          <table:table-cell table:formula="of:=MAX([.$F70];[.$K70])" office:value-type="float"/>
        </table:table-row>
        <table:table-row table:style-name="ro1">
          <table:table-cell office:value-type="string">
            <text:p>./kidsbike18_20_2.coom</text:p>
          </table:table-cell>
          <table:table-cell office:value-type="float" office:value="600.0"/>
          <table:table-cell office:value-type="float" office:value="172784944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37302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71];[.$G71])" office:value-type="float"/>
          <table:table-cell table:formula="of:=MIN([.$C71];[.$H71])" office:value-type="float"/>
          <table:table-cell table:formula="of:=MIN([.$D71];[.$I71])" office:value-type="float"/>
          <table:table-cell table:formula="of:=MIN([.$E71];[.$J71])" office:value-type="float"/>
          <table:table-cell table:formula="of:=MIN([.$F71];[.$K71])" office:value-type="float"/>
          <table:table-cell table:formula="of:=MEDIAN([.$B71];[.$G71])" office:value-type="float"/>
          <table:table-cell table:formula="of:=MEDIAN([.$C71];[.$H71])" office:value-type="float"/>
          <table:table-cell table:formula="of:=MEDIAN([.$D71];[.$I71])" office:value-type="float"/>
          <table:table-cell table:formula="of:=MEDIAN([.$E71];[.$J71])" office:value-type="float"/>
          <table:table-cell table:formula="of:=MEDIAN([.$F71];[.$K71])" office:value-type="float"/>
          <table:table-cell table:formula="of:=MAX([.$B71];[.$G71])" office:value-type="float"/>
          <table:table-cell table:formula="of:=MAX([.$C71];[.$H71])" office:value-type="float"/>
          <table:table-cell table:formula="of:=MAX([.$D71];[.$I71])" office:value-type="float"/>
          <table:table-cell table:formula="of:=MAX([.$E71];[.$J71])" office:value-type="float"/>
          <table:table-cell table:formula="of:=MAX([.$F71];[.$K71])" office:value-type="float"/>
        </table:table-row>
        <table:table-row table:style-name="ro1">
          <table:table-cell office:value-type="string">
            <text:p>./kidsbike18_20_3.coom</text:p>
          </table:table-cell>
          <table:table-cell office:value-type="float" office:value="3.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2];[.$G72])" office:value-type="float"/>
          <table:table-cell table:formula="of:=MIN([.$C72];[.$H72])" office:value-type="float"/>
          <table:table-cell table:formula="of:=MIN([.$D72];[.$I72])" office:value-type="float"/>
          <table:table-cell table:formula="of:=MIN([.$E72];[.$J72])" office:value-type="float"/>
          <table:table-cell table:formula="of:=MIN([.$F72];[.$K72])" office:value-type="float"/>
          <table:table-cell table:formula="of:=MEDIAN([.$B72];[.$G72])" office:value-type="float"/>
          <table:table-cell table:formula="of:=MEDIAN([.$C72];[.$H72])" office:value-type="float"/>
          <table:table-cell table:formula="of:=MEDIAN([.$D72];[.$I72])" office:value-type="float"/>
          <table:table-cell table:formula="of:=MEDIAN([.$E72];[.$J72])" office:value-type="float"/>
          <table:table-cell table:formula="of:=MEDIAN([.$F72];[.$K72])" office:value-type="float"/>
          <table:table-cell table:formula="of:=MAX([.$B72];[.$G72])" office:value-type="float"/>
          <table:table-cell table:formula="of:=MAX([.$C72];[.$H72])" office:value-type="float"/>
          <table:table-cell table:formula="of:=MAX([.$D72];[.$I72])" office:value-type="float"/>
          <table:table-cell table:formula="of:=MAX([.$E72];[.$J72])" office:value-type="float"/>
          <table:table-cell table:formula="of:=MAX([.$F72];[.$K72])" office:value-type="float"/>
        </table:table-row>
        <table:table-row table:style-name="ro1">
          <table:table-cell office:value-type="string">
            <text:p>./kidsbike18_20_4.coom</text:p>
          </table:table-cell>
          <table:table-cell office:value-type="float" office:value="3.83"/>
          <table:table-cell office:value-type="float" office:value="360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4.36"/>
          <table:table-cell office:value-type="float" office:value="3600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3];[.$G73])" office:value-type="float"/>
          <table:table-cell table:formula="of:=MIN([.$C73];[.$H73])" office:value-type="float"/>
          <table:table-cell table:formula="of:=MIN([.$D73];[.$I73])" office:value-type="float"/>
          <table:table-cell table:formula="of:=MIN([.$E73];[.$J73])" office:value-type="float"/>
          <table:table-cell table:formula="of:=MIN([.$F73];[.$K73])" office:value-type="float"/>
          <table:table-cell table:formula="of:=MEDIAN([.$B73];[.$G73])" office:value-type="float"/>
          <table:table-cell table:formula="of:=MEDIAN([.$C73];[.$H73])" office:value-type="float"/>
          <table:table-cell table:formula="of:=MEDIAN([.$D73];[.$I73])" office:value-type="float"/>
          <table:table-cell table:formula="of:=MEDIAN([.$E73];[.$J73])" office:value-type="float"/>
          <table:table-cell table:formula="of:=MEDIAN([.$F73];[.$K73])" office:value-type="float"/>
          <table:table-cell table:formula="of:=MAX([.$B73];[.$G73])" office:value-type="float"/>
          <table:table-cell table:formula="of:=MAX([.$C73];[.$H73])" office:value-type="float"/>
          <table:table-cell table:formula="of:=MAX([.$D73];[.$I73])" office:value-type="float"/>
          <table:table-cell table:formula="of:=MAX([.$E73];[.$J73])" office:value-type="float"/>
          <table:table-cell table:formula="of:=MAX([.$F73];[.$K73])" office:value-type="float"/>
        </table:table-row>
        <table:table-row table:style-name="ro1">
          <table:table-cell office:value-type="string">
            <text:p>./kidsbike18_30_2.coom</text:p>
          </table:table-cell>
          <table:table-cell office:value-type="float" office:value="600.0"/>
          <table:table-cell office:value-type="float" office:value="151374092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971693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74];[.$G74])" office:value-type="float"/>
          <table:table-cell table:formula="of:=MIN([.$C74];[.$H74])" office:value-type="float"/>
          <table:table-cell table:formula="of:=MIN([.$D74];[.$I74])" office:value-type="float"/>
          <table:table-cell table:formula="of:=MIN([.$E74];[.$J74])" office:value-type="float"/>
          <table:table-cell table:formula="of:=MIN([.$F74];[.$K74])" office:value-type="float"/>
          <table:table-cell table:formula="of:=MEDIAN([.$B74];[.$G74])" office:value-type="float"/>
          <table:table-cell table:formula="of:=MEDIAN([.$C74];[.$H74])" office:value-type="float"/>
          <table:table-cell table:formula="of:=MEDIAN([.$D74];[.$I74])" office:value-type="float"/>
          <table:table-cell table:formula="of:=MEDIAN([.$E74];[.$J74])" office:value-type="float"/>
          <table:table-cell table:formula="of:=MEDIAN([.$F74];[.$K74])" office:value-type="float"/>
          <table:table-cell table:formula="of:=MAX([.$B74];[.$G74])" office:value-type="float"/>
          <table:table-cell table:formula="of:=MAX([.$C74];[.$H74])" office:value-type="float"/>
          <table:table-cell table:formula="of:=MAX([.$D74];[.$I74])" office:value-type="float"/>
          <table:table-cell table:formula="of:=MAX([.$E74];[.$J74])" office:value-type="float"/>
          <table:table-cell table:formula="of:=MAX([.$F74];[.$K74])" office:value-type="float"/>
        </table:table-row>
        <table:table-row table:style-name="ro1">
          <table:table-cell office:value-type="string">
            <text:p>./kidsbike18_30_3.coom</text:p>
          </table:table-cell>
          <table:table-cell office:value-type="float" office:value="3.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5];[.$G75])" office:value-type="float"/>
          <table:table-cell table:formula="of:=MIN([.$C75];[.$H75])" office:value-type="float"/>
          <table:table-cell table:formula="of:=MIN([.$D75];[.$I75])" office:value-type="float"/>
          <table:table-cell table:formula="of:=MIN([.$E75];[.$J75])" office:value-type="float"/>
          <table:table-cell table:formula="of:=MIN([.$F75];[.$K75])" office:value-type="float"/>
          <table:table-cell table:formula="of:=MEDIAN([.$B75];[.$G75])" office:value-type="float"/>
          <table:table-cell table:formula="of:=MEDIAN([.$C75];[.$H75])" office:value-type="float"/>
          <table:table-cell table:formula="of:=MEDIAN([.$D75];[.$I75])" office:value-type="float"/>
          <table:table-cell table:formula="of:=MEDIAN([.$E75];[.$J75])" office:value-type="float"/>
          <table:table-cell table:formula="of:=MEDIAN([.$F75];[.$K75])" office:value-type="float"/>
          <table:table-cell table:formula="of:=MAX([.$B75];[.$G75])" office:value-type="float"/>
          <table:table-cell table:formula="of:=MAX([.$C75];[.$H75])" office:value-type="float"/>
          <table:table-cell table:formula="of:=MAX([.$D75];[.$I75])" office:value-type="float"/>
          <table:table-cell table:formula="of:=MAX([.$E75];[.$J75])" office:value-type="float"/>
          <table:table-cell table:formula="of:=MAX([.$F75];[.$K75])" office:value-type="float"/>
        </table:table-row>
        <table:table-row table:style-name="ro1">
          <table:table-cell office:value-type="string">
            <text:p>./kidsbike18_30_4.coom</text:p>
          </table:table-cell>
          <table:table-cell office:value-type="float" office:value="3.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6];[.$G76])" office:value-type="float"/>
          <table:table-cell table:formula="of:=MIN([.$C76];[.$H76])" office:value-type="float"/>
          <table:table-cell table:formula="of:=MIN([.$D76];[.$I76])" office:value-type="float"/>
          <table:table-cell table:formula="of:=MIN([.$E76];[.$J76])" office:value-type="float"/>
          <table:table-cell table:formula="of:=MIN([.$F76];[.$K76])" office:value-type="float"/>
          <table:table-cell table:formula="of:=MEDIAN([.$B76];[.$G76])" office:value-type="float"/>
          <table:table-cell table:formula="of:=MEDIAN([.$C76];[.$H76])" office:value-type="float"/>
          <table:table-cell table:formula="of:=MEDIAN([.$D76];[.$I76])" office:value-type="float"/>
          <table:table-cell table:formula="of:=MEDIAN([.$E76];[.$J76])" office:value-type="float"/>
          <table:table-cell table:formula="of:=MEDIAN([.$F76];[.$K76])" office:value-type="float"/>
          <table:table-cell table:formula="of:=MAX([.$B76];[.$G76])" office:value-type="float"/>
          <table:table-cell table:formula="of:=MAX([.$C76];[.$H76])" office:value-type="float"/>
          <table:table-cell table:formula="of:=MAX([.$D76];[.$I76])" office:value-type="float"/>
          <table:table-cell table:formula="of:=MAX([.$E76];[.$J76])" office:value-type="float"/>
          <table:table-cell table:formula="of:=MAX([.$F76];[.$K76])" office:value-type="float"/>
        </table:table-row>
        <table:table-row table:style-name="ro1">
          <table:table-cell office:value-type="string">
            <text:p>./kidsbike18_40_2.coom</text:p>
          </table:table-cell>
          <table:table-cell office:value-type="float" office:value="600.0"/>
          <table:table-cell office:value-type="float" office:value="68357788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418854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77];[.$G77])" office:value-type="float"/>
          <table:table-cell table:formula="of:=MIN([.$C77];[.$H77])" office:value-type="float"/>
          <table:table-cell table:formula="of:=MIN([.$D77];[.$I77])" office:value-type="float"/>
          <table:table-cell table:formula="of:=MIN([.$E77];[.$J77])" office:value-type="float"/>
          <table:table-cell table:formula="of:=MIN([.$F77];[.$K77])" office:value-type="float"/>
          <table:table-cell table:formula="of:=MEDIAN([.$B77];[.$G77])" office:value-type="float"/>
          <table:table-cell table:formula="of:=MEDIAN([.$C77];[.$H77])" office:value-type="float"/>
          <table:table-cell table:formula="of:=MEDIAN([.$D77];[.$I77])" office:value-type="float"/>
          <table:table-cell table:formula="of:=MEDIAN([.$E77];[.$J77])" office:value-type="float"/>
          <table:table-cell table:formula="of:=MEDIAN([.$F77];[.$K77])" office:value-type="float"/>
          <table:table-cell table:formula="of:=MAX([.$B77];[.$G77])" office:value-type="float"/>
          <table:table-cell table:formula="of:=MAX([.$C77];[.$H77])" office:value-type="float"/>
          <table:table-cell table:formula="of:=MAX([.$D77];[.$I77])" office:value-type="float"/>
          <table:table-cell table:formula="of:=MAX([.$E77];[.$J77])" office:value-type="float"/>
          <table:table-cell table:formula="of:=MAX([.$F77];[.$K77])" office:value-type="float"/>
        </table:table-row>
        <table:table-row table:style-name="ro1">
          <table:table-cell office:value-type="string">
            <text:p>./kidsbike18_40_3.coom</text:p>
          </table:table-cell>
          <table:table-cell office:value-type="float" office:value="3.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8];[.$G78])" office:value-type="float"/>
          <table:table-cell table:formula="of:=MIN([.$C78];[.$H78])" office:value-type="float"/>
          <table:table-cell table:formula="of:=MIN([.$D78];[.$I78])" office:value-type="float"/>
          <table:table-cell table:formula="of:=MIN([.$E78];[.$J78])" office:value-type="float"/>
          <table:table-cell table:formula="of:=MIN([.$F78];[.$K78])" office:value-type="float"/>
          <table:table-cell table:formula="of:=MEDIAN([.$B78];[.$G78])" office:value-type="float"/>
          <table:table-cell table:formula="of:=MEDIAN([.$C78];[.$H78])" office:value-type="float"/>
          <table:table-cell table:formula="of:=MEDIAN([.$D78];[.$I78])" office:value-type="float"/>
          <table:table-cell table:formula="of:=MEDIAN([.$E78];[.$J78])" office:value-type="float"/>
          <table:table-cell table:formula="of:=MEDIAN([.$F78];[.$K78])" office:value-type="float"/>
          <table:table-cell table:formula="of:=MAX([.$B78];[.$G78])" office:value-type="float"/>
          <table:table-cell table:formula="of:=MAX([.$C78];[.$H78])" office:value-type="float"/>
          <table:table-cell table:formula="of:=MAX([.$D78];[.$I78])" office:value-type="float"/>
          <table:table-cell table:formula="of:=MAX([.$E78];[.$J78])" office:value-type="float"/>
          <table:table-cell table:formula="of:=MAX([.$F78];[.$K78])" office:value-type="float"/>
        </table:table-row>
        <table:table-row table:style-name="ro1">
          <table:table-cell office:value-type="string">
            <text:p>./kidsbike18_40_4.coom</text:p>
          </table:table-cell>
          <table:table-cell office:value-type="float" office:value="3.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.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9];[.$G79])" office:value-type="float"/>
          <table:table-cell table:formula="of:=MIN([.$C79];[.$H79])" office:value-type="float"/>
          <table:table-cell table:formula="of:=MIN([.$D79];[.$I79])" office:value-type="float"/>
          <table:table-cell table:formula="of:=MIN([.$E79];[.$J79])" office:value-type="float"/>
          <table:table-cell table:formula="of:=MIN([.$F79];[.$K79])" office:value-type="float"/>
          <table:table-cell table:formula="of:=MEDIAN([.$B79];[.$G79])" office:value-type="float"/>
          <table:table-cell table:formula="of:=MEDIAN([.$C79];[.$H79])" office:value-type="float"/>
          <table:table-cell table:formula="of:=MEDIAN([.$D79];[.$I79])" office:value-type="float"/>
          <table:table-cell table:formula="of:=MEDIAN([.$E79];[.$J79])" office:value-type="float"/>
          <table:table-cell table:formula="of:=MEDIAN([.$F79];[.$K79])" office:value-type="float"/>
          <table:table-cell table:formula="of:=MAX([.$B79];[.$G79])" office:value-type="float"/>
          <table:table-cell table:formula="of:=MAX([.$C79];[.$H79])" office:value-type="float"/>
          <table:table-cell table:formula="of:=MAX([.$D79];[.$I79])" office:value-type="float"/>
          <table:table-cell table:formula="of:=MAX([.$E79];[.$J79])" office:value-type="float"/>
          <table:table-cell table:formula="of:=MAX([.$F79];[.$K79])" office:value-type="float"/>
        </table:table-row>
        <table:table-row table:style-name="ro1">
          <table:table-cell office:value-type="string">
            <text:p>./kidsbike18_50_2.coom</text:p>
          </table:table-cell>
          <table:table-cell office:value-type="float" office:value="600.0"/>
          <table:table-cell office:value-type="float" office:value="108364393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612031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80];[.$G80])" office:value-type="float"/>
          <table:table-cell table:formula="of:=MIN([.$C80];[.$H80])" office:value-type="float"/>
          <table:table-cell table:formula="of:=MIN([.$D80];[.$I80])" office:value-type="float"/>
          <table:table-cell table:formula="of:=MIN([.$E80];[.$J80])" office:value-type="float"/>
          <table:table-cell table:formula="of:=MIN([.$F80];[.$K80])" office:value-type="float"/>
          <table:table-cell table:formula="of:=MEDIAN([.$B80];[.$G80])" office:value-type="float"/>
          <table:table-cell table:formula="of:=MEDIAN([.$C80];[.$H80])" office:value-type="float"/>
          <table:table-cell table:formula="of:=MEDIAN([.$D80];[.$I80])" office:value-type="float"/>
          <table:table-cell table:formula="of:=MEDIAN([.$E80];[.$J80])" office:value-type="float"/>
          <table:table-cell table:formula="of:=MEDIAN([.$F80];[.$K80])" office:value-type="float"/>
          <table:table-cell table:formula="of:=MAX([.$B80];[.$G80])" office:value-type="float"/>
          <table:table-cell table:formula="of:=MAX([.$C80];[.$H80])" office:value-type="float"/>
          <table:table-cell table:formula="of:=MAX([.$D80];[.$I80])" office:value-type="float"/>
          <table:table-cell table:formula="of:=MAX([.$E80];[.$J80])" office:value-type="float"/>
          <table:table-cell table:formula="of:=MAX([.$F80];[.$K80])" office:value-type="float"/>
        </table:table-row>
        <table:table-row table:style-name="ro1">
          <table:table-cell office:value-type="string">
            <text:p>./kidsbike18_50_3.coom</text:p>
          </table:table-cell>
          <table:table-cell office:value-type="float" office:value="3.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.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1];[.$G81])" office:value-type="float"/>
          <table:table-cell table:formula="of:=MIN([.$C81];[.$H81])" office:value-type="float"/>
          <table:table-cell table:formula="of:=MIN([.$D81];[.$I81])" office:value-type="float"/>
          <table:table-cell table:formula="of:=MIN([.$E81];[.$J81])" office:value-type="float"/>
          <table:table-cell table:formula="of:=MIN([.$F81];[.$K81])" office:value-type="float"/>
          <table:table-cell table:formula="of:=MEDIAN([.$B81];[.$G81])" office:value-type="float"/>
          <table:table-cell table:formula="of:=MEDIAN([.$C81];[.$H81])" office:value-type="float"/>
          <table:table-cell table:formula="of:=MEDIAN([.$D81];[.$I81])" office:value-type="float"/>
          <table:table-cell table:formula="of:=MEDIAN([.$E81];[.$J81])" office:value-type="float"/>
          <table:table-cell table:formula="of:=MEDIAN([.$F81];[.$K81])" office:value-type="float"/>
          <table:table-cell table:formula="of:=MAX([.$B81];[.$G81])" office:value-type="float"/>
          <table:table-cell table:formula="of:=MAX([.$C81];[.$H81])" office:value-type="float"/>
          <table:table-cell table:formula="of:=MAX([.$D81];[.$I81])" office:value-type="float"/>
          <table:table-cell table:formula="of:=MAX([.$E81];[.$J81])" office:value-type="float"/>
          <table:table-cell table:formula="of:=MAX([.$F81];[.$K81])" office:value-type="float"/>
        </table:table-row>
        <table:table-row table:style-name="ro1">
          <table:table-cell office:value-type="string">
            <text:p>./kidsbike18_50_4.coom</text:p>
          </table:table-cell>
          <table:table-cell office:value-type="float" office:value="3.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.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2];[.$G82])" office:value-type="float"/>
          <table:table-cell table:formula="of:=MIN([.$C82];[.$H82])" office:value-type="float"/>
          <table:table-cell table:formula="of:=MIN([.$D82];[.$I82])" office:value-type="float"/>
          <table:table-cell table:formula="of:=MIN([.$E82];[.$J82])" office:value-type="float"/>
          <table:table-cell table:formula="of:=MIN([.$F82];[.$K82])" office:value-type="float"/>
          <table:table-cell table:formula="of:=MEDIAN([.$B82];[.$G82])" office:value-type="float"/>
          <table:table-cell table:formula="of:=MEDIAN([.$C82];[.$H82])" office:value-type="float"/>
          <table:table-cell table:formula="of:=MEDIAN([.$D82];[.$I82])" office:value-type="float"/>
          <table:table-cell table:formula="of:=MEDIAN([.$E82];[.$J82])" office:value-type="float"/>
          <table:table-cell table:formula="of:=MEDIAN([.$F82];[.$K82])" office:value-type="float"/>
          <table:table-cell table:formula="of:=MAX([.$B82];[.$G82])" office:value-type="float"/>
          <table:table-cell table:formula="of:=MAX([.$C82];[.$H82])" office:value-type="float"/>
          <table:table-cell table:formula="of:=MAX([.$D82];[.$I82])" office:value-type="float"/>
          <table:table-cell table:formula="of:=MAX([.$E82];[.$J82])" office:value-type="float"/>
          <table:table-cell table:formula="of:=MAX([.$F82];[.$K82])" office:value-type="float"/>
        </table:table-row>
        <table:table-row table:style-name="ro1">
          <table:table-cell office:value-type="string">
            <text:p>./kidsbike20_10_2.coom</text:p>
          </table:table-cell>
          <table:table-cell office:value-type="float" office:value="600.0"/>
          <table:table-cell office:value-type="float" office:value="169892549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2671208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83];[.$G83])" office:value-type="float"/>
          <table:table-cell table:formula="of:=MIN([.$C83];[.$H83])" office:value-type="float"/>
          <table:table-cell table:formula="of:=MIN([.$D83];[.$I83])" office:value-type="float"/>
          <table:table-cell table:formula="of:=MIN([.$E83];[.$J83])" office:value-type="float"/>
          <table:table-cell table:formula="of:=MIN([.$F83];[.$K83])" office:value-type="float"/>
          <table:table-cell table:formula="of:=MEDIAN([.$B83];[.$G83])" office:value-type="float"/>
          <table:table-cell table:formula="of:=MEDIAN([.$C83];[.$H83])" office:value-type="float"/>
          <table:table-cell table:formula="of:=MEDIAN([.$D83];[.$I83])" office:value-type="float"/>
          <table:table-cell table:formula="of:=MEDIAN([.$E83];[.$J83])" office:value-type="float"/>
          <table:table-cell table:formula="of:=MEDIAN([.$F83];[.$K83])" office:value-type="float"/>
          <table:table-cell table:formula="of:=MAX([.$B83];[.$G83])" office:value-type="float"/>
          <table:table-cell table:formula="of:=MAX([.$C83];[.$H83])" office:value-type="float"/>
          <table:table-cell table:formula="of:=MAX([.$D83];[.$I83])" office:value-type="float"/>
          <table:table-cell table:formula="of:=MAX([.$E83];[.$J83])" office:value-type="float"/>
          <table:table-cell table:formula="of:=MAX([.$F83];[.$K83])" office:value-type="float"/>
        </table:table-row>
        <table:table-row table:style-name="ro1">
          <table:table-cell office:value-type="string">
            <text:p>./kidsbike20_10_3.coom</text:p>
          </table:table-cell>
          <table:table-cell office:value-type="float" office:value="400.43"/>
          <table:table-cell office:value-type="float" office:value="184000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938793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84];[.$G84])" office:value-type="float"/>
          <table:table-cell table:formula="of:=MIN([.$C84];[.$H84])" office:value-type="float"/>
          <table:table-cell table:formula="of:=MIN([.$D84];[.$I84])" office:value-type="float"/>
          <table:table-cell table:formula="of:=MIN([.$E84];[.$J84])" office:value-type="float"/>
          <table:table-cell table:formula="of:=MIN([.$F84];[.$K84])" office:value-type="float"/>
          <table:table-cell table:formula="of:=MEDIAN([.$B84];[.$G84])" office:value-type="float"/>
          <table:table-cell table:formula="of:=MEDIAN([.$C84];[.$H84])" office:value-type="float"/>
          <table:table-cell table:formula="of:=MEDIAN([.$D84];[.$I84])" office:value-type="float"/>
          <table:table-cell table:formula="of:=MEDIAN([.$E84];[.$J84])" office:value-type="float"/>
          <table:table-cell table:formula="of:=MEDIAN([.$F84];[.$K84])" office:value-type="float"/>
          <table:table-cell table:formula="of:=MAX([.$B84];[.$G84])" office:value-type="float"/>
          <table:table-cell table:formula="of:=MAX([.$C84];[.$H84])" office:value-type="float"/>
          <table:table-cell table:formula="of:=MAX([.$D84];[.$I84])" office:value-type="float"/>
          <table:table-cell table:formula="of:=MAX([.$E84];[.$J84])" office:value-type="float"/>
          <table:table-cell table:formula="of:=MAX([.$F84];[.$K84])" office:value-type="float"/>
        </table:table-row>
        <table:table-row table:style-name="ro1">
          <table:table-cell office:value-type="string">
            <text:p>./kidsbike20_10_4.coom</text:p>
          </table:table-cell>
          <table:table-cell office:value-type="float" office:value="3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5];[.$G85])" office:value-type="float"/>
          <table:table-cell table:formula="of:=MIN([.$C85];[.$H85])" office:value-type="float"/>
          <table:table-cell table:formula="of:=MIN([.$D85];[.$I85])" office:value-type="float"/>
          <table:table-cell table:formula="of:=MIN([.$E85];[.$J85])" office:value-type="float"/>
          <table:table-cell table:formula="of:=MIN([.$F85];[.$K85])" office:value-type="float"/>
          <table:table-cell table:formula="of:=MEDIAN([.$B85];[.$G85])" office:value-type="float"/>
          <table:table-cell table:formula="of:=MEDIAN([.$C85];[.$H85])" office:value-type="float"/>
          <table:table-cell table:formula="of:=MEDIAN([.$D85];[.$I85])" office:value-type="float"/>
          <table:table-cell table:formula="of:=MEDIAN([.$E85];[.$J85])" office:value-type="float"/>
          <table:table-cell table:formula="of:=MEDIAN([.$F85];[.$K85])" office:value-type="float"/>
          <table:table-cell table:formula="of:=MAX([.$B85];[.$G85])" office:value-type="float"/>
          <table:table-cell table:formula="of:=MAX([.$C85];[.$H85])" office:value-type="float"/>
          <table:table-cell table:formula="of:=MAX([.$D85];[.$I85])" office:value-type="float"/>
          <table:table-cell table:formula="of:=MAX([.$E85];[.$J85])" office:value-type="float"/>
          <table:table-cell table:formula="of:=MAX([.$F85];[.$K85])" office:value-type="float"/>
        </table:table-row>
        <table:table-row table:style-name="ro1">
          <table:table-cell office:value-type="string">
            <text:p>./kidsbike20_20_2.coom</text:p>
          </table:table-cell>
          <table:table-cell office:value-type="float" office:value="600.0"/>
          <table:table-cell office:value-type="float" office:value="123533828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430028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86];[.$G86])" office:value-type="float"/>
          <table:table-cell table:formula="of:=MIN([.$C86];[.$H86])" office:value-type="float"/>
          <table:table-cell table:formula="of:=MIN([.$D86];[.$I86])" office:value-type="float"/>
          <table:table-cell table:formula="of:=MIN([.$E86];[.$J86])" office:value-type="float"/>
          <table:table-cell table:formula="of:=MIN([.$F86];[.$K86])" office:value-type="float"/>
          <table:table-cell table:formula="of:=MEDIAN([.$B86];[.$G86])" office:value-type="float"/>
          <table:table-cell table:formula="of:=MEDIAN([.$C86];[.$H86])" office:value-type="float"/>
          <table:table-cell table:formula="of:=MEDIAN([.$D86];[.$I86])" office:value-type="float"/>
          <table:table-cell table:formula="of:=MEDIAN([.$E86];[.$J86])" office:value-type="float"/>
          <table:table-cell table:formula="of:=MEDIAN([.$F86];[.$K86])" office:value-type="float"/>
          <table:table-cell table:formula="of:=MAX([.$B86];[.$G86])" office:value-type="float"/>
          <table:table-cell table:formula="of:=MAX([.$C86];[.$H86])" office:value-type="float"/>
          <table:table-cell table:formula="of:=MAX([.$D86];[.$I86])" office:value-type="float"/>
          <table:table-cell table:formula="of:=MAX([.$E86];[.$J86])" office:value-type="float"/>
          <table:table-cell table:formula="of:=MAX([.$F86];[.$K86])" office:value-type="float"/>
        </table:table-row>
        <table:table-row table:style-name="ro1">
          <table:table-cell office:value-type="string">
            <text:p>./kidsbike20_20_3.coom</text:p>
          </table:table-cell>
          <table:table-cell office:value-type="float" office:value="2.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7];[.$G87])" office:value-type="float"/>
          <table:table-cell table:formula="of:=MIN([.$C87];[.$H87])" office:value-type="float"/>
          <table:table-cell table:formula="of:=MIN([.$D87];[.$I87])" office:value-type="float"/>
          <table:table-cell table:formula="of:=MIN([.$E87];[.$J87])" office:value-type="float"/>
          <table:table-cell table:formula="of:=MIN([.$F87];[.$K87])" office:value-type="float"/>
          <table:table-cell table:formula="of:=MEDIAN([.$B87];[.$G87])" office:value-type="float"/>
          <table:table-cell table:formula="of:=MEDIAN([.$C87];[.$H87])" office:value-type="float"/>
          <table:table-cell table:formula="of:=MEDIAN([.$D87];[.$I87])" office:value-type="float"/>
          <table:table-cell table:formula="of:=MEDIAN([.$E87];[.$J87])" office:value-type="float"/>
          <table:table-cell table:formula="of:=MEDIAN([.$F87];[.$K87])" office:value-type="float"/>
          <table:table-cell table:formula="of:=MAX([.$B87];[.$G87])" office:value-type="float"/>
          <table:table-cell table:formula="of:=MAX([.$C87];[.$H87])" office:value-type="float"/>
          <table:table-cell table:formula="of:=MAX([.$D87];[.$I87])" office:value-type="float"/>
          <table:table-cell table:formula="of:=MAX([.$E87];[.$J87])" office:value-type="float"/>
          <table:table-cell table:formula="of:=MAX([.$F87];[.$K87])" office:value-type="float"/>
        </table:table-row>
        <table:table-row table:style-name="ro1">
          <table:table-cell office:value-type="string">
            <text:p>./kidsbike20_20_4.coom</text:p>
          </table:table-cell>
          <table:table-cell office:value-type="float" office:value="3.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8];[.$G88])" office:value-type="float"/>
          <table:table-cell table:formula="of:=MIN([.$C88];[.$H88])" office:value-type="float"/>
          <table:table-cell table:formula="of:=MIN([.$D88];[.$I88])" office:value-type="float"/>
          <table:table-cell table:formula="of:=MIN([.$E88];[.$J88])" office:value-type="float"/>
          <table:table-cell table:formula="of:=MIN([.$F88];[.$K88])" office:value-type="float"/>
          <table:table-cell table:formula="of:=MEDIAN([.$B88];[.$G88])" office:value-type="float"/>
          <table:table-cell table:formula="of:=MEDIAN([.$C88];[.$H88])" office:value-type="float"/>
          <table:table-cell table:formula="of:=MEDIAN([.$D88];[.$I88])" office:value-type="float"/>
          <table:table-cell table:formula="of:=MEDIAN([.$E88];[.$J88])" office:value-type="float"/>
          <table:table-cell table:formula="of:=MEDIAN([.$F88];[.$K88])" office:value-type="float"/>
          <table:table-cell table:formula="of:=MAX([.$B88];[.$G88])" office:value-type="float"/>
          <table:table-cell table:formula="of:=MAX([.$C88];[.$H88])" office:value-type="float"/>
          <table:table-cell table:formula="of:=MAX([.$D88];[.$I88])" office:value-type="float"/>
          <table:table-cell table:formula="of:=MAX([.$E88];[.$J88])" office:value-type="float"/>
          <table:table-cell table:formula="of:=MAX([.$F88];[.$K88])" office:value-type="float"/>
        </table:table-row>
        <table:table-row table:style-name="ro1">
          <table:table-cell office:value-type="string">
            <text:p>./kidsbike20_30_2.coom</text:p>
          </table:table-cell>
          <table:table-cell office:value-type="float" office:value="600.0"/>
          <table:table-cell office:value-type="float" office:value="171186141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011389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89];[.$G89])" office:value-type="float"/>
          <table:table-cell table:formula="of:=MIN([.$C89];[.$H89])" office:value-type="float"/>
          <table:table-cell table:formula="of:=MIN([.$D89];[.$I89])" office:value-type="float"/>
          <table:table-cell table:formula="of:=MIN([.$E89];[.$J89])" office:value-type="float"/>
          <table:table-cell table:formula="of:=MIN([.$F89];[.$K89])" office:value-type="float"/>
          <table:table-cell table:formula="of:=MEDIAN([.$B89];[.$G89])" office:value-type="float"/>
          <table:table-cell table:formula="of:=MEDIAN([.$C89];[.$H89])" office:value-type="float"/>
          <table:table-cell table:formula="of:=MEDIAN([.$D89];[.$I89])" office:value-type="float"/>
          <table:table-cell table:formula="of:=MEDIAN([.$E89];[.$J89])" office:value-type="float"/>
          <table:table-cell table:formula="of:=MEDIAN([.$F89];[.$K89])" office:value-type="float"/>
          <table:table-cell table:formula="of:=MAX([.$B89];[.$G89])" office:value-type="float"/>
          <table:table-cell table:formula="of:=MAX([.$C89];[.$H89])" office:value-type="float"/>
          <table:table-cell table:formula="of:=MAX([.$D89];[.$I89])" office:value-type="float"/>
          <table:table-cell table:formula="of:=MAX([.$E89];[.$J89])" office:value-type="float"/>
          <table:table-cell table:formula="of:=MAX([.$F89];[.$K89])" office:value-type="float"/>
        </table:table-row>
        <table:table-row table:style-name="ro1">
          <table:table-cell office:value-type="string">
            <text:p>./kidsbike20_30_3.coom</text:p>
          </table:table-cell>
          <table:table-cell office:value-type="float" office:value="600.0"/>
          <table:table-cell office:value-type="float" office:value="19377334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835045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90];[.$G90])" office:value-type="float"/>
          <table:table-cell table:formula="of:=MIN([.$C90];[.$H90])" office:value-type="float"/>
          <table:table-cell table:formula="of:=MIN([.$D90];[.$I90])" office:value-type="float"/>
          <table:table-cell table:formula="of:=MIN([.$E90];[.$J90])" office:value-type="float"/>
          <table:table-cell table:formula="of:=MIN([.$F90];[.$K90])" office:value-type="float"/>
          <table:table-cell table:formula="of:=MEDIAN([.$B90];[.$G90])" office:value-type="float"/>
          <table:table-cell table:formula="of:=MEDIAN([.$C90];[.$H90])" office:value-type="float"/>
          <table:table-cell table:formula="of:=MEDIAN([.$D90];[.$I90])" office:value-type="float"/>
          <table:table-cell table:formula="of:=MEDIAN([.$E90];[.$J90])" office:value-type="float"/>
          <table:table-cell table:formula="of:=MEDIAN([.$F90];[.$K90])" office:value-type="float"/>
          <table:table-cell table:formula="of:=MAX([.$B90];[.$G90])" office:value-type="float"/>
          <table:table-cell table:formula="of:=MAX([.$C90];[.$H90])" office:value-type="float"/>
          <table:table-cell table:formula="of:=MAX([.$D90];[.$I90])" office:value-type="float"/>
          <table:table-cell table:formula="of:=MAX([.$E90];[.$J90])" office:value-type="float"/>
          <table:table-cell table:formula="of:=MAX([.$F90];[.$K90])" office:value-type="float"/>
        </table:table-row>
        <table:table-row table:style-name="ro1">
          <table:table-cell office:value-type="string">
            <text:p>./kidsbike20_30_4.coom</text:p>
          </table:table-cell>
          <table:table-cell office:value-type="float" office:value="3.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.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1];[.$G91])" office:value-type="float"/>
          <table:table-cell table:formula="of:=MIN([.$C91];[.$H91])" office:value-type="float"/>
          <table:table-cell table:formula="of:=MIN([.$D91];[.$I91])" office:value-type="float"/>
          <table:table-cell table:formula="of:=MIN([.$E91];[.$J91])" office:value-type="float"/>
          <table:table-cell table:formula="of:=MIN([.$F91];[.$K91])" office:value-type="float"/>
          <table:table-cell table:formula="of:=MEDIAN([.$B91];[.$G91])" office:value-type="float"/>
          <table:table-cell table:formula="of:=MEDIAN([.$C91];[.$H91])" office:value-type="float"/>
          <table:table-cell table:formula="of:=MEDIAN([.$D91];[.$I91])" office:value-type="float"/>
          <table:table-cell table:formula="of:=MEDIAN([.$E91];[.$J91])" office:value-type="float"/>
          <table:table-cell table:formula="of:=MEDIAN([.$F91];[.$K91])" office:value-type="float"/>
          <table:table-cell table:formula="of:=MAX([.$B91];[.$G91])" office:value-type="float"/>
          <table:table-cell table:formula="of:=MAX([.$C91];[.$H91])" office:value-type="float"/>
          <table:table-cell table:formula="of:=MAX([.$D91];[.$I91])" office:value-type="float"/>
          <table:table-cell table:formula="of:=MAX([.$E91];[.$J91])" office:value-type="float"/>
          <table:table-cell table:formula="of:=MAX([.$F91];[.$K91])" office:value-type="float"/>
        </table:table-row>
        <table:table-row table:style-name="ro1">
          <table:table-cell office:value-type="string">
            <text:p>./kidsbike20_40_2.coom</text:p>
          </table:table-cell>
          <table:table-cell office:value-type="float" office:value="600.0"/>
          <table:table-cell office:value-type="float" office:value="108877977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739699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92];[.$G92])" office:value-type="float"/>
          <table:table-cell table:formula="of:=MIN([.$C92];[.$H92])" office:value-type="float"/>
          <table:table-cell table:formula="of:=MIN([.$D92];[.$I92])" office:value-type="float"/>
          <table:table-cell table:formula="of:=MIN([.$E92];[.$J92])" office:value-type="float"/>
          <table:table-cell table:formula="of:=MIN([.$F92];[.$K92])" office:value-type="float"/>
          <table:table-cell table:formula="of:=MEDIAN([.$B92];[.$G92])" office:value-type="float"/>
          <table:table-cell table:formula="of:=MEDIAN([.$C92];[.$H92])" office:value-type="float"/>
          <table:table-cell table:formula="of:=MEDIAN([.$D92];[.$I92])" office:value-type="float"/>
          <table:table-cell table:formula="of:=MEDIAN([.$E92];[.$J92])" office:value-type="float"/>
          <table:table-cell table:formula="of:=MEDIAN([.$F92];[.$K92])" office:value-type="float"/>
          <table:table-cell table:formula="of:=MAX([.$B92];[.$G92])" office:value-type="float"/>
          <table:table-cell table:formula="of:=MAX([.$C92];[.$H92])" office:value-type="float"/>
          <table:table-cell table:formula="of:=MAX([.$D92];[.$I92])" office:value-type="float"/>
          <table:table-cell table:formula="of:=MAX([.$E92];[.$J92])" office:value-type="float"/>
          <table:table-cell table:formula="of:=MAX([.$F92];[.$K92])" office:value-type="float"/>
        </table:table-row>
        <table:table-row table:style-name="ro1">
          <table:table-cell office:value-type="string">
            <text:p>./kidsbike20_40_3.coom</text:p>
          </table:table-cell>
          <table:table-cell office:value-type="float" office:value="2.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3];[.$G93])" office:value-type="float"/>
          <table:table-cell table:formula="of:=MIN([.$C93];[.$H93])" office:value-type="float"/>
          <table:table-cell table:formula="of:=MIN([.$D93];[.$I93])" office:value-type="float"/>
          <table:table-cell table:formula="of:=MIN([.$E93];[.$J93])" office:value-type="float"/>
          <table:table-cell table:formula="of:=MIN([.$F93];[.$K93])" office:value-type="float"/>
          <table:table-cell table:formula="of:=MEDIAN([.$B93];[.$G93])" office:value-type="float"/>
          <table:table-cell table:formula="of:=MEDIAN([.$C93];[.$H93])" office:value-type="float"/>
          <table:table-cell table:formula="of:=MEDIAN([.$D93];[.$I93])" office:value-type="float"/>
          <table:table-cell table:formula="of:=MEDIAN([.$E93];[.$J93])" office:value-type="float"/>
          <table:table-cell table:formula="of:=MEDIAN([.$F93];[.$K93])" office:value-type="float"/>
          <table:table-cell table:formula="of:=MAX([.$B93];[.$G93])" office:value-type="float"/>
          <table:table-cell table:formula="of:=MAX([.$C93];[.$H93])" office:value-type="float"/>
          <table:table-cell table:formula="of:=MAX([.$D93];[.$I93])" office:value-type="float"/>
          <table:table-cell table:formula="of:=MAX([.$E93];[.$J93])" office:value-type="float"/>
          <table:table-cell table:formula="of:=MAX([.$F93];[.$K93])" office:value-type="float"/>
        </table:table-row>
        <table:table-row table:style-name="ro1">
          <table:table-cell office:value-type="string">
            <text:p>./kidsbike20_40_4.coom</text:p>
          </table:table-cell>
          <table:table-cell office:value-type="float" office:value="3.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.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4];[.$G94])" office:value-type="float"/>
          <table:table-cell table:formula="of:=MIN([.$C94];[.$H94])" office:value-type="float"/>
          <table:table-cell table:formula="of:=MIN([.$D94];[.$I94])" office:value-type="float"/>
          <table:table-cell table:formula="of:=MIN([.$E94];[.$J94])" office:value-type="float"/>
          <table:table-cell table:formula="of:=MIN([.$F94];[.$K94])" office:value-type="float"/>
          <table:table-cell table:formula="of:=MEDIAN([.$B94];[.$G94])" office:value-type="float"/>
          <table:table-cell table:formula="of:=MEDIAN([.$C94];[.$H94])" office:value-type="float"/>
          <table:table-cell table:formula="of:=MEDIAN([.$D94];[.$I94])" office:value-type="float"/>
          <table:table-cell table:formula="of:=MEDIAN([.$E94];[.$J94])" office:value-type="float"/>
          <table:table-cell table:formula="of:=MEDIAN([.$F94];[.$K94])" office:value-type="float"/>
          <table:table-cell table:formula="of:=MAX([.$B94];[.$G94])" office:value-type="float"/>
          <table:table-cell table:formula="of:=MAX([.$C94];[.$H94])" office:value-type="float"/>
          <table:table-cell table:formula="of:=MAX([.$D94];[.$I94])" office:value-type="float"/>
          <table:table-cell table:formula="of:=MAX([.$E94];[.$J94])" office:value-type="float"/>
          <table:table-cell table:formula="of:=MAX([.$F94];[.$K94])" office:value-type="float"/>
        </table:table-row>
        <table:table-row table:style-name="ro1">
          <table:table-cell office:value-type="string">
            <text:p>./kidsbike20_50_2.coom</text:p>
          </table:table-cell>
          <table:table-cell office:value-type="float" office:value="600.0"/>
          <table:table-cell office:value-type="float" office:value="49361682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25179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95];[.$G95])" office:value-type="float"/>
          <table:table-cell table:formula="of:=MIN([.$C95];[.$H95])" office:value-type="float"/>
          <table:table-cell table:formula="of:=MIN([.$D95];[.$I95])" office:value-type="float"/>
          <table:table-cell table:formula="of:=MIN([.$E95];[.$J95])" office:value-type="float"/>
          <table:table-cell table:formula="of:=MIN([.$F95];[.$K95])" office:value-type="float"/>
          <table:table-cell table:formula="of:=MEDIAN([.$B95];[.$G95])" office:value-type="float"/>
          <table:table-cell table:formula="of:=MEDIAN([.$C95];[.$H95])" office:value-type="float"/>
          <table:table-cell table:formula="of:=MEDIAN([.$D95];[.$I95])" office:value-type="float"/>
          <table:table-cell table:formula="of:=MEDIAN([.$E95];[.$J95])" office:value-type="float"/>
          <table:table-cell table:formula="of:=MEDIAN([.$F95];[.$K95])" office:value-type="float"/>
          <table:table-cell table:formula="of:=MAX([.$B95];[.$G95])" office:value-type="float"/>
          <table:table-cell table:formula="of:=MAX([.$C95];[.$H95])" office:value-type="float"/>
          <table:table-cell table:formula="of:=MAX([.$D95];[.$I95])" office:value-type="float"/>
          <table:table-cell table:formula="of:=MAX([.$E95];[.$J95])" office:value-type="float"/>
          <table:table-cell table:formula="of:=MAX([.$F95];[.$K95])" office:value-type="float"/>
        </table:table-row>
        <table:table-row table:style-name="ro1">
          <table:table-cell office:value-type="string">
            <text:p>./kidsbike20_50_3.coom</text:p>
          </table:table-cell>
          <table:table-cell office:value-type="float" office:value="3.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6];[.$G96])" office:value-type="float"/>
          <table:table-cell table:formula="of:=MIN([.$C96];[.$H96])" office:value-type="float"/>
          <table:table-cell table:formula="of:=MIN([.$D96];[.$I96])" office:value-type="float"/>
          <table:table-cell table:formula="of:=MIN([.$E96];[.$J96])" office:value-type="float"/>
          <table:table-cell table:formula="of:=MIN([.$F96];[.$K96])" office:value-type="float"/>
          <table:table-cell table:formula="of:=MEDIAN([.$B96];[.$G96])" office:value-type="float"/>
          <table:table-cell table:formula="of:=MEDIAN([.$C96];[.$H96])" office:value-type="float"/>
          <table:table-cell table:formula="of:=MEDIAN([.$D96];[.$I96])" office:value-type="float"/>
          <table:table-cell table:formula="of:=MEDIAN([.$E96];[.$J96])" office:value-type="float"/>
          <table:table-cell table:formula="of:=MEDIAN([.$F96];[.$K96])" office:value-type="float"/>
          <table:table-cell table:formula="of:=MAX([.$B96];[.$G96])" office:value-type="float"/>
          <table:table-cell table:formula="of:=MAX([.$C96];[.$H96])" office:value-type="float"/>
          <table:table-cell table:formula="of:=MAX([.$D96];[.$I96])" office:value-type="float"/>
          <table:table-cell table:formula="of:=MAX([.$E96];[.$J96])" office:value-type="float"/>
          <table:table-cell table:formula="of:=MAX([.$F96];[.$K96])" office:value-type="float"/>
        </table:table-row>
        <table:table-row table:style-name="ro1">
          <table:table-cell office:value-type="string">
            <text:p>./kidsbike20_50_4.coom</text:p>
          </table:table-cell>
          <table:table-cell office:value-type="float" office:value="3.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.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7];[.$G97])" office:value-type="float"/>
          <table:table-cell table:formula="of:=MIN([.$C97];[.$H97])" office:value-type="float"/>
          <table:table-cell table:formula="of:=MIN([.$D97];[.$I97])" office:value-type="float"/>
          <table:table-cell table:formula="of:=MIN([.$E97];[.$J97])" office:value-type="float"/>
          <table:table-cell table:formula="of:=MIN([.$F97];[.$K97])" office:value-type="float"/>
          <table:table-cell table:formula="of:=MEDIAN([.$B97];[.$G97])" office:value-type="float"/>
          <table:table-cell table:formula="of:=MEDIAN([.$C97];[.$H97])" office:value-type="float"/>
          <table:table-cell table:formula="of:=MEDIAN([.$D97];[.$I97])" office:value-type="float"/>
          <table:table-cell table:formula="of:=MEDIAN([.$E97];[.$J97])" office:value-type="float"/>
          <table:table-cell table:formula="of:=MEDIAN([.$F97];[.$K97])" office:value-type="float"/>
          <table:table-cell table:formula="of:=MAX([.$B97];[.$G97])" office:value-type="float"/>
          <table:table-cell table:formula="of:=MAX([.$C97];[.$H97])" office:value-type="float"/>
          <table:table-cell table:formula="of:=MAX([.$D97];[.$I97])" office:value-type="float"/>
          <table:table-cell table:formula="of:=MAX([.$E97];[.$J97])" office:value-type="float"/>
          <table:table-cell table:formula="of:=MAX([.$F97];[.$K97])" office:value-type="float"/>
        </table:table-row>
        <table:table-row table:style-name="ro1">
          <table:table-cell office:value-type="string">
            <text:p>./restaurant10_20.coom</text:p>
          </table:table-cell>
          <table:table-cell office:value-type="float" office:value="3.24"/>
          <table:table-cell office:value-type="float" office:value="462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28"/>
          <table:table-cell office:value-type="float" office:value="462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8];[.$G98])" office:value-type="float"/>
          <table:table-cell table:formula="of:=MIN([.$C98];[.$H98])" office:value-type="float"/>
          <table:table-cell table:formula="of:=MIN([.$D98];[.$I98])" office:value-type="float"/>
          <table:table-cell table:formula="of:=MIN([.$E98];[.$J98])" office:value-type="float"/>
          <table:table-cell table:formula="of:=MIN([.$F98];[.$K98])" office:value-type="float"/>
          <table:table-cell table:formula="of:=MEDIAN([.$B98];[.$G98])" office:value-type="float"/>
          <table:table-cell table:formula="of:=MEDIAN([.$C98];[.$H98])" office:value-type="float"/>
          <table:table-cell table:formula="of:=MEDIAN([.$D98];[.$I98])" office:value-type="float"/>
          <table:table-cell table:formula="of:=MEDIAN([.$E98];[.$J98])" office:value-type="float"/>
          <table:table-cell table:formula="of:=MEDIAN([.$F98];[.$K98])" office:value-type="float"/>
          <table:table-cell table:formula="of:=MAX([.$B98];[.$G98])" office:value-type="float"/>
          <table:table-cell table:formula="of:=MAX([.$C98];[.$H98])" office:value-type="float"/>
          <table:table-cell table:formula="of:=MAX([.$D98];[.$I98])" office:value-type="float"/>
          <table:table-cell table:formula="of:=MAX([.$E98];[.$J98])" office:value-type="float"/>
          <table:table-cell table:formula="of:=MAX([.$F98];[.$K98])" office:value-type="float"/>
        </table:table-row>
        <table:table-row table:style-name="ro1">
          <table:table-cell office:value-type="string">
            <text:p>./restaurant10_30.coom</text:p>
          </table:table-cell>
          <table:table-cell office:value-type="float" office:value="3.99"/>
          <table:table-cell office:value-type="float" office:value="771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8"/>
          <table:table-cell office:value-type="float" office:value="771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9];[.$G99])" office:value-type="float"/>
          <table:table-cell table:formula="of:=MIN([.$C99];[.$H99])" office:value-type="float"/>
          <table:table-cell table:formula="of:=MIN([.$D99];[.$I99])" office:value-type="float"/>
          <table:table-cell table:formula="of:=MIN([.$E99];[.$J99])" office:value-type="float"/>
          <table:table-cell table:formula="of:=MIN([.$F99];[.$K99])" office:value-type="float"/>
          <table:table-cell table:formula="of:=MEDIAN([.$B99];[.$G99])" office:value-type="float"/>
          <table:table-cell table:formula="of:=MEDIAN([.$C99];[.$H99])" office:value-type="float"/>
          <table:table-cell table:formula="of:=MEDIAN([.$D99];[.$I99])" office:value-type="float"/>
          <table:table-cell table:formula="of:=MEDIAN([.$E99];[.$J99])" office:value-type="float"/>
          <table:table-cell table:formula="of:=MEDIAN([.$F99];[.$K99])" office:value-type="float"/>
          <table:table-cell table:formula="of:=MAX([.$B99];[.$G99])" office:value-type="float"/>
          <table:table-cell table:formula="of:=MAX([.$C99];[.$H99])" office:value-type="float"/>
          <table:table-cell table:formula="of:=MAX([.$D99];[.$I99])" office:value-type="float"/>
          <table:table-cell table:formula="of:=MAX([.$E99];[.$J99])" office:value-type="float"/>
          <table:table-cell table:formula="of:=MAX([.$F99];[.$K99])" office:value-type="float"/>
        </table:table-row>
        <table:table-row table:style-name="ro1">
          <table:table-cell office:value-type="string">
            <text:p>./restaurant10_40.coom</text:p>
          </table:table-cell>
          <table:table-cell office:value-type="float" office:value="13.74"/>
          <table:table-cell office:value-type="float" office:value="126873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.11"/>
          <table:table-cell office:value-type="float" office:value="126873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0];[.$G100])" office:value-type="float"/>
          <table:table-cell table:formula="of:=MIN([.$C100];[.$H100])" office:value-type="float"/>
          <table:table-cell table:formula="of:=MIN([.$D100];[.$I100])" office:value-type="float"/>
          <table:table-cell table:formula="of:=MIN([.$E100];[.$J100])" office:value-type="float"/>
          <table:table-cell table:formula="of:=MIN([.$F100];[.$K100])" office:value-type="float"/>
          <table:table-cell table:formula="of:=MEDIAN([.$B100];[.$G100])" office:value-type="float"/>
          <table:table-cell table:formula="of:=MEDIAN([.$C100];[.$H100])" office:value-type="float"/>
          <table:table-cell table:formula="of:=MEDIAN([.$D100];[.$I100])" office:value-type="float"/>
          <table:table-cell table:formula="of:=MEDIAN([.$E100];[.$J100])" office:value-type="float"/>
          <table:table-cell table:formula="of:=MEDIAN([.$F100];[.$K100])" office:value-type="float"/>
          <table:table-cell table:formula="of:=MAX([.$B100];[.$G100])" office:value-type="float"/>
          <table:table-cell table:formula="of:=MAX([.$C100];[.$H100])" office:value-type="float"/>
          <table:table-cell table:formula="of:=MAX([.$D100];[.$I100])" office:value-type="float"/>
          <table:table-cell table:formula="of:=MAX([.$E100];[.$J100])" office:value-type="float"/>
          <table:table-cell table:formula="of:=MAX([.$F100];[.$K100])" office:value-type="float"/>
        </table:table-row>
        <table:table-row table:style-name="ro1">
          <table:table-cell office:value-type="string">
            <text:p>./restaurant10_50.coom</text:p>
          </table:table-cell>
          <table:table-cell office:value-type="float" office:value="97.77"/>
          <table:table-cell office:value-type="float" office:value="129226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2.25"/>
          <table:table-cell office:value-type="float" office:value="1292266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1];[.$G101])" office:value-type="float"/>
          <table:table-cell table:formula="of:=MIN([.$C101];[.$H101])" office:value-type="float"/>
          <table:table-cell table:formula="of:=MIN([.$D101];[.$I101])" office:value-type="float"/>
          <table:table-cell table:formula="of:=MIN([.$E101];[.$J101])" office:value-type="float"/>
          <table:table-cell table:formula="of:=MIN([.$F101];[.$K101])" office:value-type="float"/>
          <table:table-cell table:formula="of:=MEDIAN([.$B101];[.$G101])" office:value-type="float"/>
          <table:table-cell table:formula="of:=MEDIAN([.$C101];[.$H101])" office:value-type="float"/>
          <table:table-cell table:formula="of:=MEDIAN([.$D101];[.$I101])" office:value-type="float"/>
          <table:table-cell table:formula="of:=MEDIAN([.$E101];[.$J101])" office:value-type="float"/>
          <table:table-cell table:formula="of:=MEDIAN([.$F101];[.$K101])" office:value-type="float"/>
          <table:table-cell table:formula="of:=MAX([.$B101];[.$G101])" office:value-type="float"/>
          <table:table-cell table:formula="of:=MAX([.$C101];[.$H101])" office:value-type="float"/>
          <table:table-cell table:formula="of:=MAX([.$D101];[.$I101])" office:value-type="float"/>
          <table:table-cell table:formula="of:=MAX([.$E101];[.$J101])" office:value-type="float"/>
          <table:table-cell table:formula="of:=MAX([.$F101];[.$K101])" office:value-type="float"/>
        </table:table-row>
        <table:table-row table:style-name="ro1">
          <table:table-cell office:value-type="string">
            <text:p>./restaurant10_60.coom</text:p>
          </table:table-cell>
          <table:table-cell office:value-type="float" office:value="18.2"/>
          <table:table-cell office:value-type="float" office:value="254215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4.09"/>
          <table:table-cell office:value-type="float" office:value="254215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2];[.$G102])" office:value-type="float"/>
          <table:table-cell table:formula="of:=MIN([.$C102];[.$H102])" office:value-type="float"/>
          <table:table-cell table:formula="of:=MIN([.$D102];[.$I102])" office:value-type="float"/>
          <table:table-cell table:formula="of:=MIN([.$E102];[.$J102])" office:value-type="float"/>
          <table:table-cell table:formula="of:=MIN([.$F102];[.$K102])" office:value-type="float"/>
          <table:table-cell table:formula="of:=MEDIAN([.$B102];[.$G102])" office:value-type="float"/>
          <table:table-cell table:formula="of:=MEDIAN([.$C102];[.$H102])" office:value-type="float"/>
          <table:table-cell table:formula="of:=MEDIAN([.$D102];[.$I102])" office:value-type="float"/>
          <table:table-cell table:formula="of:=MEDIAN([.$E102];[.$J102])" office:value-type="float"/>
          <table:table-cell table:formula="of:=MEDIAN([.$F102];[.$K102])" office:value-type="float"/>
          <table:table-cell table:formula="of:=MAX([.$B102];[.$G102])" office:value-type="float"/>
          <table:table-cell table:formula="of:=MAX([.$C102];[.$H102])" office:value-type="float"/>
          <table:table-cell table:formula="of:=MAX([.$D102];[.$I102])" office:value-type="float"/>
          <table:table-cell table:formula="of:=MAX([.$E102];[.$J102])" office:value-type="float"/>
          <table:table-cell table:formula="of:=MAX([.$F102];[.$K102])" office:value-type="float"/>
        </table:table-row>
        <table:table-row table:style-name="ro1">
          <table:table-cell office:value-type="string">
            <text:p>./restaurant10_70.coom</text:p>
          </table:table-cell>
          <table:table-cell office:value-type="float" office:value="3.2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3];[.$G103])" office:value-type="float"/>
          <table:table-cell table:formula="of:=MIN([.$C103];[.$H103])" office:value-type="float"/>
          <table:table-cell table:formula="of:=MIN([.$D103];[.$I103])" office:value-type="float"/>
          <table:table-cell table:formula="of:=MIN([.$E103];[.$J103])" office:value-type="float"/>
          <table:table-cell table:formula="of:=MIN([.$F103];[.$K103])" office:value-type="float"/>
          <table:table-cell table:formula="of:=MEDIAN([.$B103];[.$G103])" office:value-type="float"/>
          <table:table-cell table:formula="of:=MEDIAN([.$C103];[.$H103])" office:value-type="float"/>
          <table:table-cell table:formula="of:=MEDIAN([.$D103];[.$I103])" office:value-type="float"/>
          <table:table-cell table:formula="of:=MEDIAN([.$E103];[.$J103])" office:value-type="float"/>
          <table:table-cell table:formula="of:=MEDIAN([.$F103];[.$K103])" office:value-type="float"/>
          <table:table-cell table:formula="of:=MAX([.$B103];[.$G103])" office:value-type="float"/>
          <table:table-cell table:formula="of:=MAX([.$C103];[.$H103])" office:value-type="float"/>
          <table:table-cell table:formula="of:=MAX([.$D103];[.$I103])" office:value-type="float"/>
          <table:table-cell table:formula="of:=MAX([.$E103];[.$J103])" office:value-type="float"/>
          <table:table-cell table:formula="of:=MAX([.$F103];[.$K103])" office:value-type="float"/>
        </table:table-row>
        <table:table-row table:style-name="ro1">
          <table:table-cell office:value-type="string">
            <text:p>./restaurant15_100.coom</text:p>
          </table:table-cell>
          <table:table-cell office:value-type="float" office:value="5.47"/>
          <table:table-cell office:value-type="float" office:value="20435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61"/>
          <table:table-cell office:value-type="float" office:value="204359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4];[.$G104])" office:value-type="float"/>
          <table:table-cell table:formula="of:=MIN([.$C104];[.$H104])" office:value-type="float"/>
          <table:table-cell table:formula="of:=MIN([.$D104];[.$I104])" office:value-type="float"/>
          <table:table-cell table:formula="of:=MIN([.$E104];[.$J104])" office:value-type="float"/>
          <table:table-cell table:formula="of:=MIN([.$F104];[.$K104])" office:value-type="float"/>
          <table:table-cell table:formula="of:=MEDIAN([.$B104];[.$G104])" office:value-type="float"/>
          <table:table-cell table:formula="of:=MEDIAN([.$C104];[.$H104])" office:value-type="float"/>
          <table:table-cell table:formula="of:=MEDIAN([.$D104];[.$I104])" office:value-type="float"/>
          <table:table-cell table:formula="of:=MEDIAN([.$E104];[.$J104])" office:value-type="float"/>
          <table:table-cell table:formula="of:=MEDIAN([.$F104];[.$K104])" office:value-type="float"/>
          <table:table-cell table:formula="of:=MAX([.$B104];[.$G104])" office:value-type="float"/>
          <table:table-cell table:formula="of:=MAX([.$C104];[.$H104])" office:value-type="float"/>
          <table:table-cell table:formula="of:=MAX([.$D104];[.$I104])" office:value-type="float"/>
          <table:table-cell table:formula="of:=MAX([.$E104];[.$J104])" office:value-type="float"/>
          <table:table-cell table:formula="of:=MAX([.$F104];[.$K104])" office:value-type="float"/>
        </table:table-row>
        <table:table-row table:style-name="ro1">
          <table:table-cell office:value-type="string">
            <text:p>./restaurant15_30.coom</text:p>
          </table:table-cell>
          <table:table-cell office:value-type="float" office:value="8.1"/>
          <table:table-cell office:value-type="float" office:value="329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.21"/>
          <table:table-cell office:value-type="float" office:value="3298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5];[.$G105])" office:value-type="float"/>
          <table:table-cell table:formula="of:=MIN([.$C105];[.$H105])" office:value-type="float"/>
          <table:table-cell table:formula="of:=MIN([.$D105];[.$I105])" office:value-type="float"/>
          <table:table-cell table:formula="of:=MIN([.$E105];[.$J105])" office:value-type="float"/>
          <table:table-cell table:formula="of:=MIN([.$F105];[.$K105])" office:value-type="float"/>
          <table:table-cell table:formula="of:=MEDIAN([.$B105];[.$G105])" office:value-type="float"/>
          <table:table-cell table:formula="of:=MEDIAN([.$C105];[.$H105])" office:value-type="float"/>
          <table:table-cell table:formula="of:=MEDIAN([.$D105];[.$I105])" office:value-type="float"/>
          <table:table-cell table:formula="of:=MEDIAN([.$E105];[.$J105])" office:value-type="float"/>
          <table:table-cell table:formula="of:=MEDIAN([.$F105];[.$K105])" office:value-type="float"/>
          <table:table-cell table:formula="of:=MAX([.$B105];[.$G105])" office:value-type="float"/>
          <table:table-cell table:formula="of:=MAX([.$C105];[.$H105])" office:value-type="float"/>
          <table:table-cell table:formula="of:=MAX([.$D105];[.$I105])" office:value-type="float"/>
          <table:table-cell table:formula="of:=MAX([.$E105];[.$J105])" office:value-type="float"/>
          <table:table-cell table:formula="of:=MAX([.$F105];[.$K105])" office:value-type="float"/>
        </table:table-row>
        <table:table-row table:style-name="ro1">
          <table:table-cell office:value-type="string">
            <text:p>./restaurant15_40.coom</text:p>
          </table:table-cell>
          <table:table-cell office:value-type="float" office:value="101.75"/>
          <table:table-cell office:value-type="float" office:value="548867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5.06"/>
          <table:table-cell office:value-type="float" office:value="548867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6];[.$G106])" office:value-type="float"/>
          <table:table-cell table:formula="of:=MIN([.$C106];[.$H106])" office:value-type="float"/>
          <table:table-cell table:formula="of:=MIN([.$D106];[.$I106])" office:value-type="float"/>
          <table:table-cell table:formula="of:=MIN([.$E106];[.$J106])" office:value-type="float"/>
          <table:table-cell table:formula="of:=MIN([.$F106];[.$K106])" office:value-type="float"/>
          <table:table-cell table:formula="of:=MEDIAN([.$B106];[.$G106])" office:value-type="float"/>
          <table:table-cell table:formula="of:=MEDIAN([.$C106];[.$H106])" office:value-type="float"/>
          <table:table-cell table:formula="of:=MEDIAN([.$D106];[.$I106])" office:value-type="float"/>
          <table:table-cell table:formula="of:=MEDIAN([.$E106];[.$J106])" office:value-type="float"/>
          <table:table-cell table:formula="of:=MEDIAN([.$F106];[.$K106])" office:value-type="float"/>
          <table:table-cell table:formula="of:=MAX([.$B106];[.$G106])" office:value-type="float"/>
          <table:table-cell table:formula="of:=MAX([.$C106];[.$H106])" office:value-type="float"/>
          <table:table-cell table:formula="of:=MAX([.$D106];[.$I106])" office:value-type="float"/>
          <table:table-cell table:formula="of:=MAX([.$E106];[.$J106])" office:value-type="float"/>
          <table:table-cell table:formula="of:=MAX([.$F106];[.$K106])" office:value-type="float"/>
        </table:table-row>
        <table:table-row table:style-name="ro1">
          <table:table-cell office:value-type="string">
            <text:p>./restaurant15_50.coom</text:p>
          </table:table-cell>
          <table:table-cell office:value-type="float" office:value="600.0"/>
          <table:table-cell office:value-type="float" office:value="28882223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0517453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07];[.$G107])" office:value-type="float"/>
          <table:table-cell table:formula="of:=MIN([.$C107];[.$H107])" office:value-type="float"/>
          <table:table-cell table:formula="of:=MIN([.$D107];[.$I107])" office:value-type="float"/>
          <table:table-cell table:formula="of:=MIN([.$E107];[.$J107])" office:value-type="float"/>
          <table:table-cell table:formula="of:=MIN([.$F107];[.$K107])" office:value-type="float"/>
          <table:table-cell table:formula="of:=MEDIAN([.$B107];[.$G107])" office:value-type="float"/>
          <table:table-cell table:formula="of:=MEDIAN([.$C107];[.$H107])" office:value-type="float"/>
          <table:table-cell table:formula="of:=MEDIAN([.$D107];[.$I107])" office:value-type="float"/>
          <table:table-cell table:formula="of:=MEDIAN([.$E107];[.$J107])" office:value-type="float"/>
          <table:table-cell table:formula="of:=MEDIAN([.$F107];[.$K107])" office:value-type="float"/>
          <table:table-cell table:formula="of:=MAX([.$B107];[.$G107])" office:value-type="float"/>
          <table:table-cell table:formula="of:=MAX([.$C107];[.$H107])" office:value-type="float"/>
          <table:table-cell table:formula="of:=MAX([.$D107];[.$I107])" office:value-type="float"/>
          <table:table-cell table:formula="of:=MAX([.$E107];[.$J107])" office:value-type="float"/>
          <table:table-cell table:formula="of:=MAX([.$F107];[.$K107])" office:value-type="float"/>
        </table:table-row>
        <table:table-row table:style-name="ro1">
          <table:table-cell office:value-type="string">
            <text:p>./restaurant15_60.coom</text:p>
          </table:table-cell>
          <table:table-cell office:value-type="float" office:value="600.0"/>
          <table:table-cell office:value-type="float" office:value="55764838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510215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08];[.$G108])" office:value-type="float"/>
          <table:table-cell table:formula="of:=MIN([.$C108];[.$H108])" office:value-type="float"/>
          <table:table-cell table:formula="of:=MIN([.$D108];[.$I108])" office:value-type="float"/>
          <table:table-cell table:formula="of:=MIN([.$E108];[.$J108])" office:value-type="float"/>
          <table:table-cell table:formula="of:=MIN([.$F108];[.$K108])" office:value-type="float"/>
          <table:table-cell table:formula="of:=MEDIAN([.$B108];[.$G108])" office:value-type="float"/>
          <table:table-cell table:formula="of:=MEDIAN([.$C108];[.$H108])" office:value-type="float"/>
          <table:table-cell table:formula="of:=MEDIAN([.$D108];[.$I108])" office:value-type="float"/>
          <table:table-cell table:formula="of:=MEDIAN([.$E108];[.$J108])" office:value-type="float"/>
          <table:table-cell table:formula="of:=MEDIAN([.$F108];[.$K108])" office:value-type="float"/>
          <table:table-cell table:formula="of:=MAX([.$B108];[.$G108])" office:value-type="float"/>
          <table:table-cell table:formula="of:=MAX([.$C108];[.$H108])" office:value-type="float"/>
          <table:table-cell table:formula="of:=MAX([.$D108];[.$I108])" office:value-type="float"/>
          <table:table-cell table:formula="of:=MAX([.$E108];[.$J108])" office:value-type="float"/>
          <table:table-cell table:formula="of:=MAX([.$F108];[.$K108])" office:value-type="float"/>
        </table:table-row>
        <table:table-row table:style-name="ro1">
          <table:table-cell office:value-type="string">
            <text:p>./restaurant15_70.coom</text:p>
          </table:table-cell>
          <table:table-cell office:value-type="float" office:value="600.0"/>
          <table:table-cell office:value-type="float" office:value="34724079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534496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09];[.$G109])" office:value-type="float"/>
          <table:table-cell table:formula="of:=MIN([.$C109];[.$H109])" office:value-type="float"/>
          <table:table-cell table:formula="of:=MIN([.$D109];[.$I109])" office:value-type="float"/>
          <table:table-cell table:formula="of:=MIN([.$E109];[.$J109])" office:value-type="float"/>
          <table:table-cell table:formula="of:=MIN([.$F109];[.$K109])" office:value-type="float"/>
          <table:table-cell table:formula="of:=MEDIAN([.$B109];[.$G109])" office:value-type="float"/>
          <table:table-cell table:formula="of:=MEDIAN([.$C109];[.$H109])" office:value-type="float"/>
          <table:table-cell table:formula="of:=MEDIAN([.$D109];[.$I109])" office:value-type="float"/>
          <table:table-cell table:formula="of:=MEDIAN([.$E109];[.$J109])" office:value-type="float"/>
          <table:table-cell table:formula="of:=MEDIAN([.$F109];[.$K109])" office:value-type="float"/>
          <table:table-cell table:formula="of:=MAX([.$B109];[.$G109])" office:value-type="float"/>
          <table:table-cell table:formula="of:=MAX([.$C109];[.$H109])" office:value-type="float"/>
          <table:table-cell table:formula="of:=MAX([.$D109];[.$I109])" office:value-type="float"/>
          <table:table-cell table:formula="of:=MAX([.$E109];[.$J109])" office:value-type="float"/>
          <table:table-cell table:formula="of:=MAX([.$F109];[.$K109])" office:value-type="float"/>
        </table:table-row>
        <table:table-row table:style-name="ro1">
          <table:table-cell office:value-type="string">
            <text:p>./restaurant15_80.coom</text:p>
          </table:table-cell>
          <table:table-cell office:value-type="float" office:value="600.0"/>
          <table:table-cell office:value-type="float" office:value="56086573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9716697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10];[.$G110])" office:value-type="float"/>
          <table:table-cell table:formula="of:=MIN([.$C110];[.$H110])" office:value-type="float"/>
          <table:table-cell table:formula="of:=MIN([.$D110];[.$I110])" office:value-type="float"/>
          <table:table-cell table:formula="of:=MIN([.$E110];[.$J110])" office:value-type="float"/>
          <table:table-cell table:formula="of:=MIN([.$F110];[.$K110])" office:value-type="float"/>
          <table:table-cell table:formula="of:=MEDIAN([.$B110];[.$G110])" office:value-type="float"/>
          <table:table-cell table:formula="of:=MEDIAN([.$C110];[.$H110])" office:value-type="float"/>
          <table:table-cell table:formula="of:=MEDIAN([.$D110];[.$I110])" office:value-type="float"/>
          <table:table-cell table:formula="of:=MEDIAN([.$E110];[.$J110])" office:value-type="float"/>
          <table:table-cell table:formula="of:=MEDIAN([.$F110];[.$K110])" office:value-type="float"/>
          <table:table-cell table:formula="of:=MAX([.$B110];[.$G110])" office:value-type="float"/>
          <table:table-cell table:formula="of:=MAX([.$C110];[.$H110])" office:value-type="float"/>
          <table:table-cell table:formula="of:=MAX([.$D110];[.$I110])" office:value-type="float"/>
          <table:table-cell table:formula="of:=MAX([.$E110];[.$J110])" office:value-type="float"/>
          <table:table-cell table:formula="of:=MAX([.$F110];[.$K110])" office:value-type="float"/>
        </table:table-row>
        <table:table-row table:style-name="ro1">
          <table:table-cell office:value-type="string">
            <text:p>./restaurant15_90.coom</text:p>
          </table:table-cell>
          <table:table-cell office:value-type="float" office:value="600.0"/>
          <table:table-cell office:value-type="float" office:value="4182598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477778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11];[.$G111])" office:value-type="float"/>
          <table:table-cell table:formula="of:=MIN([.$C111];[.$H111])" office:value-type="float"/>
          <table:table-cell table:formula="of:=MIN([.$D111];[.$I111])" office:value-type="float"/>
          <table:table-cell table:formula="of:=MIN([.$E111];[.$J111])" office:value-type="float"/>
          <table:table-cell table:formula="of:=MIN([.$F111];[.$K111])" office:value-type="float"/>
          <table:table-cell table:formula="of:=MEDIAN([.$B111];[.$G111])" office:value-type="float"/>
          <table:table-cell table:formula="of:=MEDIAN([.$C111];[.$H111])" office:value-type="float"/>
          <table:table-cell table:formula="of:=MEDIAN([.$D111];[.$I111])" office:value-type="float"/>
          <table:table-cell table:formula="of:=MEDIAN([.$E111];[.$J111])" office:value-type="float"/>
          <table:table-cell table:formula="of:=MEDIAN([.$F111];[.$K111])" office:value-type="float"/>
          <table:table-cell table:formula="of:=MAX([.$B111];[.$G111])" office:value-type="float"/>
          <table:table-cell table:formula="of:=MAX([.$C111];[.$H111])" office:value-type="float"/>
          <table:table-cell table:formula="of:=MAX([.$D111];[.$I111])" office:value-type="float"/>
          <table:table-cell table:formula="of:=MAX([.$E111];[.$J111])" office:value-type="float"/>
          <table:table-cell table:formula="of:=MAX([.$F111];[.$K111])" office:value-type="float"/>
        </table:table-row>
        <table:table-row table:style-name="ro1">
          <table:table-cell office:value-type="string">
            <text:p>./restaurant20_100.coom</text:p>
          </table:table-cell>
          <table:table-cell office:value-type="float" office:value="600.0"/>
          <table:table-cell office:value-type="float" office:value="44277704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8623572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12];[.$G112])" office:value-type="float"/>
          <table:table-cell table:formula="of:=MIN([.$C112];[.$H112])" office:value-type="float"/>
          <table:table-cell table:formula="of:=MIN([.$D112];[.$I112])" office:value-type="float"/>
          <table:table-cell table:formula="of:=MIN([.$E112];[.$J112])" office:value-type="float"/>
          <table:table-cell table:formula="of:=MIN([.$F112];[.$K112])" office:value-type="float"/>
          <table:table-cell table:formula="of:=MEDIAN([.$B112];[.$G112])" office:value-type="float"/>
          <table:table-cell table:formula="of:=MEDIAN([.$C112];[.$H112])" office:value-type="float"/>
          <table:table-cell table:formula="of:=MEDIAN([.$D112];[.$I112])" office:value-type="float"/>
          <table:table-cell table:formula="of:=MEDIAN([.$E112];[.$J112])" office:value-type="float"/>
          <table:table-cell table:formula="of:=MEDIAN([.$F112];[.$K112])" office:value-type="float"/>
          <table:table-cell table:formula="of:=MAX([.$B112];[.$G112])" office:value-type="float"/>
          <table:table-cell table:formula="of:=MAX([.$C112];[.$H112])" office:value-type="float"/>
          <table:table-cell table:formula="of:=MAX([.$D112];[.$I112])" office:value-type="float"/>
          <table:table-cell table:formula="of:=MAX([.$E112];[.$J112])" office:value-type="float"/>
          <table:table-cell table:formula="of:=MAX([.$F112];[.$K112])" office:value-type="float"/>
        </table:table-row>
        <table:table-row table:style-name="ro1">
          <table:table-cell office:value-type="string">
            <text:p>./restaurant20_110.coom</text:p>
          </table:table-cell>
          <table:table-cell office:value-type="float" office:value="600.0"/>
          <table:table-cell office:value-type="float" office:value="3373867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419953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13];[.$G113])" office:value-type="float"/>
          <table:table-cell table:formula="of:=MIN([.$C113];[.$H113])" office:value-type="float"/>
          <table:table-cell table:formula="of:=MIN([.$D113];[.$I113])" office:value-type="float"/>
          <table:table-cell table:formula="of:=MIN([.$E113];[.$J113])" office:value-type="float"/>
          <table:table-cell table:formula="of:=MIN([.$F113];[.$K113])" office:value-type="float"/>
          <table:table-cell table:formula="of:=MEDIAN([.$B113];[.$G113])" office:value-type="float"/>
          <table:table-cell table:formula="of:=MEDIAN([.$C113];[.$H113])" office:value-type="float"/>
          <table:table-cell table:formula="of:=MEDIAN([.$D113];[.$I113])" office:value-type="float"/>
          <table:table-cell table:formula="of:=MEDIAN([.$E113];[.$J113])" office:value-type="float"/>
          <table:table-cell table:formula="of:=MEDIAN([.$F113];[.$K113])" office:value-type="float"/>
          <table:table-cell table:formula="of:=MAX([.$B113];[.$G113])" office:value-type="float"/>
          <table:table-cell table:formula="of:=MAX([.$C113];[.$H113])" office:value-type="float"/>
          <table:table-cell table:formula="of:=MAX([.$D113];[.$I113])" office:value-type="float"/>
          <table:table-cell table:formula="of:=MAX([.$E113];[.$J113])" office:value-type="float"/>
          <table:table-cell table:formula="of:=MAX([.$F113];[.$K113])" office:value-type="float"/>
        </table:table-row>
        <table:table-row table:style-name="ro1">
          <table:table-cell office:value-type="string">
            <text:p>./restaurant20_120.coom</text:p>
          </table:table-cell>
          <table:table-cell office:value-type="float" office:value="600.0"/>
          <table:table-cell office:value-type="float" office:value="37615228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273651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14];[.$G114])" office:value-type="float"/>
          <table:table-cell table:formula="of:=MIN([.$C114];[.$H114])" office:value-type="float"/>
          <table:table-cell table:formula="of:=MIN([.$D114];[.$I114])" office:value-type="float"/>
          <table:table-cell table:formula="of:=MIN([.$E114];[.$J114])" office:value-type="float"/>
          <table:table-cell table:formula="of:=MIN([.$F114];[.$K114])" office:value-type="float"/>
          <table:table-cell table:formula="of:=MEDIAN([.$B114];[.$G114])" office:value-type="float"/>
          <table:table-cell table:formula="of:=MEDIAN([.$C114];[.$H114])" office:value-type="float"/>
          <table:table-cell table:formula="of:=MEDIAN([.$D114];[.$I114])" office:value-type="float"/>
          <table:table-cell table:formula="of:=MEDIAN([.$E114];[.$J114])" office:value-type="float"/>
          <table:table-cell table:formula="of:=MEDIAN([.$F114];[.$K114])" office:value-type="float"/>
          <table:table-cell table:formula="of:=MAX([.$B114];[.$G114])" office:value-type="float"/>
          <table:table-cell table:formula="of:=MAX([.$C114];[.$H114])" office:value-type="float"/>
          <table:table-cell table:formula="of:=MAX([.$D114];[.$I114])" office:value-type="float"/>
          <table:table-cell table:formula="of:=MAX([.$E114];[.$J114])" office:value-type="float"/>
          <table:table-cell table:formula="of:=MAX([.$F114];[.$K114])" office:value-type="float"/>
        </table:table-row>
        <table:table-row table:style-name="ro1">
          <table:table-cell office:value-type="string">
            <text:p>./restaurant20_130.coom</text:p>
          </table:table-cell>
          <table:table-cell office:value-type="float" office:value="600.0"/>
          <table:table-cell office:value-type="float" office:value="46408138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78291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15];[.$G115])" office:value-type="float"/>
          <table:table-cell table:formula="of:=MIN([.$C115];[.$H115])" office:value-type="float"/>
          <table:table-cell table:formula="of:=MIN([.$D115];[.$I115])" office:value-type="float"/>
          <table:table-cell table:formula="of:=MIN([.$E115];[.$J115])" office:value-type="float"/>
          <table:table-cell table:formula="of:=MIN([.$F115];[.$K115])" office:value-type="float"/>
          <table:table-cell table:formula="of:=MEDIAN([.$B115];[.$G115])" office:value-type="float"/>
          <table:table-cell table:formula="of:=MEDIAN([.$C115];[.$H115])" office:value-type="float"/>
          <table:table-cell table:formula="of:=MEDIAN([.$D115];[.$I115])" office:value-type="float"/>
          <table:table-cell table:formula="of:=MEDIAN([.$E115];[.$J115])" office:value-type="float"/>
          <table:table-cell table:formula="of:=MEDIAN([.$F115];[.$K115])" office:value-type="float"/>
          <table:table-cell table:formula="of:=MAX([.$B115];[.$G115])" office:value-type="float"/>
          <table:table-cell table:formula="of:=MAX([.$C115];[.$H115])" office:value-type="float"/>
          <table:table-cell table:formula="of:=MAX([.$D115];[.$I115])" office:value-type="float"/>
          <table:table-cell table:formula="of:=MAX([.$E115];[.$J115])" office:value-type="float"/>
          <table:table-cell table:formula="of:=MAX([.$F115];[.$K115])" office:value-type="float"/>
        </table:table-row>
        <table:table-row table:style-name="ro1">
          <table:table-cell office:value-type="string">
            <text:p>./restaurant20_140.coom</text:p>
          </table:table-cell>
          <table:table-cell office:value-type="float" office:value="2.7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4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6];[.$G116])" office:value-type="float"/>
          <table:table-cell table:formula="of:=MIN([.$C116];[.$H116])" office:value-type="float"/>
          <table:table-cell table:formula="of:=MIN([.$D116];[.$I116])" office:value-type="float"/>
          <table:table-cell table:formula="of:=MIN([.$E116];[.$J116])" office:value-type="float"/>
          <table:table-cell table:formula="of:=MIN([.$F116];[.$K116])" office:value-type="float"/>
          <table:table-cell table:formula="of:=MEDIAN([.$B116];[.$G116])" office:value-type="float"/>
          <table:table-cell table:formula="of:=MEDIAN([.$C116];[.$H116])" office:value-type="float"/>
          <table:table-cell table:formula="of:=MEDIAN([.$D116];[.$I116])" office:value-type="float"/>
          <table:table-cell table:formula="of:=MEDIAN([.$E116];[.$J116])" office:value-type="float"/>
          <table:table-cell table:formula="of:=MEDIAN([.$F116];[.$K116])" office:value-type="float"/>
          <table:table-cell table:formula="of:=MAX([.$B116];[.$G116])" office:value-type="float"/>
          <table:table-cell table:formula="of:=MAX([.$C116];[.$H116])" office:value-type="float"/>
          <table:table-cell table:formula="of:=MAX([.$D116];[.$I116])" office:value-type="float"/>
          <table:table-cell table:formula="of:=MAX([.$E116];[.$J116])" office:value-type="float"/>
          <table:table-cell table:formula="of:=MAX([.$F116];[.$K116])" office:value-type="float"/>
        </table:table-row>
        <table:table-row table:style-name="ro1">
          <table:table-cell office:value-type="string">
            <text:p>./restaurant20_40.coom</text:p>
          </table:table-cell>
          <table:table-cell office:value-type="float" office:value="460.11"/>
          <table:table-cell office:value-type="float" office:value="226442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764831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17];[.$G117])" office:value-type="float"/>
          <table:table-cell table:formula="of:=MIN([.$C117];[.$H117])" office:value-type="float"/>
          <table:table-cell table:formula="of:=MIN([.$D117];[.$I117])" office:value-type="float"/>
          <table:table-cell table:formula="of:=MIN([.$E117];[.$J117])" office:value-type="float"/>
          <table:table-cell table:formula="of:=MIN([.$F117];[.$K117])" office:value-type="float"/>
          <table:table-cell table:formula="of:=MEDIAN([.$B117];[.$G117])" office:value-type="float"/>
          <table:table-cell table:formula="of:=MEDIAN([.$C117];[.$H117])" office:value-type="float"/>
          <table:table-cell table:formula="of:=MEDIAN([.$D117];[.$I117])" office:value-type="float"/>
          <table:table-cell table:formula="of:=MEDIAN([.$E117];[.$J117])" office:value-type="float"/>
          <table:table-cell table:formula="of:=MEDIAN([.$F117];[.$K117])" office:value-type="float"/>
          <table:table-cell table:formula="of:=MAX([.$B117];[.$G117])" office:value-type="float"/>
          <table:table-cell table:formula="of:=MAX([.$C117];[.$H117])" office:value-type="float"/>
          <table:table-cell table:formula="of:=MAX([.$D117];[.$I117])" office:value-type="float"/>
          <table:table-cell table:formula="of:=MAX([.$E117];[.$J117])" office:value-type="float"/>
          <table:table-cell table:formula="of:=MAX([.$F117];[.$K117])" office:value-type="float"/>
        </table:table-row>
        <table:table-row table:style-name="ro1">
          <table:table-cell office:value-type="string">
            <text:p>./restaurant20_50.coom</text:p>
          </table:table-cell>
          <table:table-cell office:value-type="float" office:value="600.0"/>
          <table:table-cell office:value-type="float" office:value="24661914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606969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18];[.$G118])" office:value-type="float"/>
          <table:table-cell table:formula="of:=MIN([.$C118];[.$H118])" office:value-type="float"/>
          <table:table-cell table:formula="of:=MIN([.$D118];[.$I118])" office:value-type="float"/>
          <table:table-cell table:formula="of:=MIN([.$E118];[.$J118])" office:value-type="float"/>
          <table:table-cell table:formula="of:=MIN([.$F118];[.$K118])" office:value-type="float"/>
          <table:table-cell table:formula="of:=MEDIAN([.$B118];[.$G118])" office:value-type="float"/>
          <table:table-cell table:formula="of:=MEDIAN([.$C118];[.$H118])" office:value-type="float"/>
          <table:table-cell table:formula="of:=MEDIAN([.$D118];[.$I118])" office:value-type="float"/>
          <table:table-cell table:formula="of:=MEDIAN([.$E118];[.$J118])" office:value-type="float"/>
          <table:table-cell table:formula="of:=MEDIAN([.$F118];[.$K118])" office:value-type="float"/>
          <table:table-cell table:formula="of:=MAX([.$B118];[.$G118])" office:value-type="float"/>
          <table:table-cell table:formula="of:=MAX([.$C118];[.$H118])" office:value-type="float"/>
          <table:table-cell table:formula="of:=MAX([.$D118];[.$I118])" office:value-type="float"/>
          <table:table-cell table:formula="of:=MAX([.$E118];[.$J118])" office:value-type="float"/>
          <table:table-cell table:formula="of:=MAX([.$F118];[.$K118])" office:value-type="float"/>
        </table:table-row>
        <table:table-row table:style-name="ro1">
          <table:table-cell office:value-type="string">
            <text:p>./restaurant20_60.coom</text:p>
          </table:table-cell>
          <table:table-cell office:value-type="float" office:value="600.0"/>
          <table:table-cell office:value-type="float" office:value="3469319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7220685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19];[.$G119])" office:value-type="float"/>
          <table:table-cell table:formula="of:=MIN([.$C119];[.$H119])" office:value-type="float"/>
          <table:table-cell table:formula="of:=MIN([.$D119];[.$I119])" office:value-type="float"/>
          <table:table-cell table:formula="of:=MIN([.$E119];[.$J119])" office:value-type="float"/>
          <table:table-cell table:formula="of:=MIN([.$F119];[.$K119])" office:value-type="float"/>
          <table:table-cell table:formula="of:=MEDIAN([.$B119];[.$G119])" office:value-type="float"/>
          <table:table-cell table:formula="of:=MEDIAN([.$C119];[.$H119])" office:value-type="float"/>
          <table:table-cell table:formula="of:=MEDIAN([.$D119];[.$I119])" office:value-type="float"/>
          <table:table-cell table:formula="of:=MEDIAN([.$E119];[.$J119])" office:value-type="float"/>
          <table:table-cell table:formula="of:=MEDIAN([.$F119];[.$K119])" office:value-type="float"/>
          <table:table-cell table:formula="of:=MAX([.$B119];[.$G119])" office:value-type="float"/>
          <table:table-cell table:formula="of:=MAX([.$C119];[.$H119])" office:value-type="float"/>
          <table:table-cell table:formula="of:=MAX([.$D119];[.$I119])" office:value-type="float"/>
          <table:table-cell table:formula="of:=MAX([.$E119];[.$J119])" office:value-type="float"/>
          <table:table-cell table:formula="of:=MAX([.$F119];[.$K119])" office:value-type="float"/>
        </table:table-row>
        <table:table-row table:style-name="ro1">
          <table:table-cell office:value-type="string">
            <text:p>./restaurant20_70.coom</text:p>
          </table:table-cell>
          <table:table-cell office:value-type="float" office:value="600.0"/>
          <table:table-cell office:value-type="float" office:value="29244399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499878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20];[.$G120])" office:value-type="float"/>
          <table:table-cell table:formula="of:=MIN([.$C120];[.$H120])" office:value-type="float"/>
          <table:table-cell table:formula="of:=MIN([.$D120];[.$I120])" office:value-type="float"/>
          <table:table-cell table:formula="of:=MIN([.$E120];[.$J120])" office:value-type="float"/>
          <table:table-cell table:formula="of:=MIN([.$F120];[.$K120])" office:value-type="float"/>
          <table:table-cell table:formula="of:=MEDIAN([.$B120];[.$G120])" office:value-type="float"/>
          <table:table-cell table:formula="of:=MEDIAN([.$C120];[.$H120])" office:value-type="float"/>
          <table:table-cell table:formula="of:=MEDIAN([.$D120];[.$I120])" office:value-type="float"/>
          <table:table-cell table:formula="of:=MEDIAN([.$E120];[.$J120])" office:value-type="float"/>
          <table:table-cell table:formula="of:=MEDIAN([.$F120];[.$K120])" office:value-type="float"/>
          <table:table-cell table:formula="of:=MAX([.$B120];[.$G120])" office:value-type="float"/>
          <table:table-cell table:formula="of:=MAX([.$C120];[.$H120])" office:value-type="float"/>
          <table:table-cell table:formula="of:=MAX([.$D120];[.$I120])" office:value-type="float"/>
          <table:table-cell table:formula="of:=MAX([.$E120];[.$J120])" office:value-type="float"/>
          <table:table-cell table:formula="of:=MAX([.$F120];[.$K120])" office:value-type="float"/>
        </table:table-row>
        <table:table-row table:style-name="ro1">
          <table:table-cell office:value-type="string">
            <text:p>./restaurant20_80.coom</text:p>
          </table:table-cell>
          <table:table-cell office:value-type="float" office:value="600.0"/>
          <table:table-cell office:value-type="float" office:value="30870083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718971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21];[.$G121])" office:value-type="float"/>
          <table:table-cell table:formula="of:=MIN([.$C121];[.$H121])" office:value-type="float"/>
          <table:table-cell table:formula="of:=MIN([.$D121];[.$I121])" office:value-type="float"/>
          <table:table-cell table:formula="of:=MIN([.$E121];[.$J121])" office:value-type="float"/>
          <table:table-cell table:formula="of:=MIN([.$F121];[.$K121])" office:value-type="float"/>
          <table:table-cell table:formula="of:=MEDIAN([.$B121];[.$G121])" office:value-type="float"/>
          <table:table-cell table:formula="of:=MEDIAN([.$C121];[.$H121])" office:value-type="float"/>
          <table:table-cell table:formula="of:=MEDIAN([.$D121];[.$I121])" office:value-type="float"/>
          <table:table-cell table:formula="of:=MEDIAN([.$E121];[.$J121])" office:value-type="float"/>
          <table:table-cell table:formula="of:=MEDIAN([.$F121];[.$K121])" office:value-type="float"/>
          <table:table-cell table:formula="of:=MAX([.$B121];[.$G121])" office:value-type="float"/>
          <table:table-cell table:formula="of:=MAX([.$C121];[.$H121])" office:value-type="float"/>
          <table:table-cell table:formula="of:=MAX([.$D121];[.$I121])" office:value-type="float"/>
          <table:table-cell table:formula="of:=MAX([.$E121];[.$J121])" office:value-type="float"/>
          <table:table-cell table:formula="of:=MAX([.$F121];[.$K121])" office:value-type="float"/>
        </table:table-row>
        <table:table-row table:style-name="ro1">
          <table:table-cell office:value-type="string">
            <text:p>./restaurant20_90.coom</text:p>
          </table:table-cell>
          <table:table-cell office:value-type="float" office:value="600.0"/>
          <table:table-cell office:value-type="float" office:value="29388314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71378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22];[.$G122])" office:value-type="float"/>
          <table:table-cell table:formula="of:=MIN([.$C122];[.$H122])" office:value-type="float"/>
          <table:table-cell table:formula="of:=MIN([.$D122];[.$I122])" office:value-type="float"/>
          <table:table-cell table:formula="of:=MIN([.$E122];[.$J122])" office:value-type="float"/>
          <table:table-cell table:formula="of:=MIN([.$F122];[.$K122])" office:value-type="float"/>
          <table:table-cell table:formula="of:=MEDIAN([.$B122];[.$G122])" office:value-type="float"/>
          <table:table-cell table:formula="of:=MEDIAN([.$C122];[.$H122])" office:value-type="float"/>
          <table:table-cell table:formula="of:=MEDIAN([.$D122];[.$I122])" office:value-type="float"/>
          <table:table-cell table:formula="of:=MEDIAN([.$E122];[.$J122])" office:value-type="float"/>
          <table:table-cell table:formula="of:=MEDIAN([.$F122];[.$K122])" office:value-type="float"/>
          <table:table-cell table:formula="of:=MAX([.$B122];[.$G122])" office:value-type="float"/>
          <table:table-cell table:formula="of:=MAX([.$C122];[.$H122])" office:value-type="float"/>
          <table:table-cell table:formula="of:=MAX([.$D122];[.$I122])" office:value-type="float"/>
          <table:table-cell table:formula="of:=MAX([.$E122];[.$J122])" office:value-type="float"/>
          <table:table-cell table:formula="of:=MAX([.$F122];[.$K122])" office:value-type="float"/>
        </table:table-row>
        <table:table-row table:style-name="ro1">
          <table:table-cell office:value-type="string">
            <text:p>./restaurant25_100.coom</text:p>
          </table:table-cell>
          <table:table-cell office:value-type="float" office:value="600.0"/>
          <table:table-cell office:value-type="float" office:value="39694005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2273741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23];[.$G123])" office:value-type="float"/>
          <table:table-cell table:formula="of:=MIN([.$C123];[.$H123])" office:value-type="float"/>
          <table:table-cell table:formula="of:=MIN([.$D123];[.$I123])" office:value-type="float"/>
          <table:table-cell table:formula="of:=MIN([.$E123];[.$J123])" office:value-type="float"/>
          <table:table-cell table:formula="of:=MIN([.$F123];[.$K123])" office:value-type="float"/>
          <table:table-cell table:formula="of:=MEDIAN([.$B123];[.$G123])" office:value-type="float"/>
          <table:table-cell table:formula="of:=MEDIAN([.$C123];[.$H123])" office:value-type="float"/>
          <table:table-cell table:formula="of:=MEDIAN([.$D123];[.$I123])" office:value-type="float"/>
          <table:table-cell table:formula="of:=MEDIAN([.$E123];[.$J123])" office:value-type="float"/>
          <table:table-cell table:formula="of:=MEDIAN([.$F123];[.$K123])" office:value-type="float"/>
          <table:table-cell table:formula="of:=MAX([.$B123];[.$G123])" office:value-type="float"/>
          <table:table-cell table:formula="of:=MAX([.$C123];[.$H123])" office:value-type="float"/>
          <table:table-cell table:formula="of:=MAX([.$D123];[.$I123])" office:value-type="float"/>
          <table:table-cell table:formula="of:=MAX([.$E123];[.$J123])" office:value-type="float"/>
          <table:table-cell table:formula="of:=MAX([.$F123];[.$K123])" office:value-type="float"/>
        </table:table-row>
        <table:table-row table:style-name="ro1">
          <table:table-cell office:value-type="string">
            <text:p>./restaurant25_110.coom</text:p>
          </table:table-cell>
          <table:table-cell office:value-type="float" office:value="600.0"/>
          <table:table-cell office:value-type="float" office:value="5059102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5417204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24];[.$G124])" office:value-type="float"/>
          <table:table-cell table:formula="of:=MIN([.$C124];[.$H124])" office:value-type="float"/>
          <table:table-cell table:formula="of:=MIN([.$D124];[.$I124])" office:value-type="float"/>
          <table:table-cell table:formula="of:=MIN([.$E124];[.$J124])" office:value-type="float"/>
          <table:table-cell table:formula="of:=MIN([.$F124];[.$K124])" office:value-type="float"/>
          <table:table-cell table:formula="of:=MEDIAN([.$B124];[.$G124])" office:value-type="float"/>
          <table:table-cell table:formula="of:=MEDIAN([.$C124];[.$H124])" office:value-type="float"/>
          <table:table-cell table:formula="of:=MEDIAN([.$D124];[.$I124])" office:value-type="float"/>
          <table:table-cell table:formula="of:=MEDIAN([.$E124];[.$J124])" office:value-type="float"/>
          <table:table-cell table:formula="of:=MEDIAN([.$F124];[.$K124])" office:value-type="float"/>
          <table:table-cell table:formula="of:=MAX([.$B124];[.$G124])" office:value-type="float"/>
          <table:table-cell table:formula="of:=MAX([.$C124];[.$H124])" office:value-type="float"/>
          <table:table-cell table:formula="of:=MAX([.$D124];[.$I124])" office:value-type="float"/>
          <table:table-cell table:formula="of:=MAX([.$E124];[.$J124])" office:value-type="float"/>
          <table:table-cell table:formula="of:=MAX([.$F124];[.$K124])" office:value-type="float"/>
        </table:table-row>
        <table:table-row table:style-name="ro1">
          <table:table-cell office:value-type="string">
            <text:p>./restaurant25_120.coom</text:p>
          </table:table-cell>
          <table:table-cell office:value-type="float" office:value="600.0"/>
          <table:table-cell office:value-type="float" office:value="874854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string">
            <text:p/>
          </table:table-cell>
          <table:table-cell office:value-type="float" office:value="1.0"/>
          <table:table-cell office:value-type="float" office:value="1.0"/>
          <table:table-cell office:value-type="float" office:value="0.0"/>
          <table:table-cell table:formula="of:=MIN([.$B125];[.$G125])" office:value-type="float"/>
          <table:table-cell table:formula="of:=MIN([.$C125];[.$H125])" office:value-type="float"/>
          <table:table-cell table:formula="of:=MIN([.$D125];[.$I125])" office:value-type="float"/>
          <table:table-cell table:formula="of:=MIN([.$E125];[.$J125])" office:value-type="float"/>
          <table:table-cell table:formula="of:=MIN([.$F125];[.$K125])" office:value-type="float"/>
          <table:table-cell table:formula="of:=MEDIAN([.$B125];[.$G125])" office:value-type="float"/>
          <table:table-cell table:formula="of:=MEDIAN([.$C125];[.$H125])" office:value-type="float"/>
          <table:table-cell table:formula="of:=MEDIAN([.$D125];[.$I125])" office:value-type="float"/>
          <table:table-cell table:formula="of:=MEDIAN([.$E125];[.$J125])" office:value-type="float"/>
          <table:table-cell table:formula="of:=MEDIAN([.$F125];[.$K125])" office:value-type="float"/>
          <table:table-cell table:formula="of:=MAX([.$B125];[.$G125])" office:value-type="float"/>
          <table:table-cell table:formula="of:=MAX([.$C125];[.$H125])" office:value-type="float"/>
          <table:table-cell table:formula="of:=MAX([.$D125];[.$I125])" office:value-type="float"/>
          <table:table-cell table:formula="of:=MAX([.$E125];[.$J125])" office:value-type="float"/>
          <table:table-cell table:formula="of:=MAX([.$F125];[.$K125])" office:value-type="float"/>
        </table:table-row>
        <table:table-row table:style-name="ro1">
          <table:table-cell office:value-type="string">
            <text:p>./restaurant25_130.coom</text:p>
          </table:table-cell>
          <table:table-cell office:value-type="float" office:value="600.0"/>
          <table:table-cell office:value-type="float" office:value="2701354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479724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26];[.$G126])" office:value-type="float"/>
          <table:table-cell table:formula="of:=MIN([.$C126];[.$H126])" office:value-type="float"/>
          <table:table-cell table:formula="of:=MIN([.$D126];[.$I126])" office:value-type="float"/>
          <table:table-cell table:formula="of:=MIN([.$E126];[.$J126])" office:value-type="float"/>
          <table:table-cell table:formula="of:=MIN([.$F126];[.$K126])" office:value-type="float"/>
          <table:table-cell table:formula="of:=MEDIAN([.$B126];[.$G126])" office:value-type="float"/>
          <table:table-cell table:formula="of:=MEDIAN([.$C126];[.$H126])" office:value-type="float"/>
          <table:table-cell table:formula="of:=MEDIAN([.$D126];[.$I126])" office:value-type="float"/>
          <table:table-cell table:formula="of:=MEDIAN([.$E126];[.$J126])" office:value-type="float"/>
          <table:table-cell table:formula="of:=MEDIAN([.$F126];[.$K126])" office:value-type="float"/>
          <table:table-cell table:formula="of:=MAX([.$B126];[.$G126])" office:value-type="float"/>
          <table:table-cell table:formula="of:=MAX([.$C126];[.$H126])" office:value-type="float"/>
          <table:table-cell table:formula="of:=MAX([.$D126];[.$I126])" office:value-type="float"/>
          <table:table-cell table:formula="of:=MAX([.$E126];[.$J126])" office:value-type="float"/>
          <table:table-cell table:formula="of:=MAX([.$F126];[.$K126])" office:value-type="float"/>
        </table:table-row>
        <table:table-row table:style-name="ro1">
          <table:table-cell office:value-type="string">
            <text:p>./restaurant25_140.coom</text:p>
          </table:table-cell>
          <table:table-cell office:value-type="float" office:value="600.0"/>
          <table:table-cell office:value-type="float" office:value="1015588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8013622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27];[.$G127])" office:value-type="float"/>
          <table:table-cell table:formula="of:=MIN([.$C127];[.$H127])" office:value-type="float"/>
          <table:table-cell table:formula="of:=MIN([.$D127];[.$I127])" office:value-type="float"/>
          <table:table-cell table:formula="of:=MIN([.$E127];[.$J127])" office:value-type="float"/>
          <table:table-cell table:formula="of:=MIN([.$F127];[.$K127])" office:value-type="float"/>
          <table:table-cell table:formula="of:=MEDIAN([.$B127];[.$G127])" office:value-type="float"/>
          <table:table-cell table:formula="of:=MEDIAN([.$C127];[.$H127])" office:value-type="float"/>
          <table:table-cell table:formula="of:=MEDIAN([.$D127];[.$I127])" office:value-type="float"/>
          <table:table-cell table:formula="of:=MEDIAN([.$E127];[.$J127])" office:value-type="float"/>
          <table:table-cell table:formula="of:=MEDIAN([.$F127];[.$K127])" office:value-type="float"/>
          <table:table-cell table:formula="of:=MAX([.$B127];[.$G127])" office:value-type="float"/>
          <table:table-cell table:formula="of:=MAX([.$C127];[.$H127])" office:value-type="float"/>
          <table:table-cell table:formula="of:=MAX([.$D127];[.$I127])" office:value-type="float"/>
          <table:table-cell table:formula="of:=MAX([.$E127];[.$J127])" office:value-type="float"/>
          <table:table-cell table:formula="of:=MAX([.$F127];[.$K127])" office:value-type="float"/>
        </table:table-row>
        <table:table-row table:style-name="ro1">
          <table:table-cell office:value-type="string">
            <text:p>./restaurant25_150.coom</text:p>
          </table:table-cell>
          <table:table-cell office:value-type="float" office:value="600.0"/>
          <table:table-cell office:value-type="float" office:value="21398683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6208262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28];[.$G128])" office:value-type="float"/>
          <table:table-cell table:formula="of:=MIN([.$C128];[.$H128])" office:value-type="float"/>
          <table:table-cell table:formula="of:=MIN([.$D128];[.$I128])" office:value-type="float"/>
          <table:table-cell table:formula="of:=MIN([.$E128];[.$J128])" office:value-type="float"/>
          <table:table-cell table:formula="of:=MIN([.$F128];[.$K128])" office:value-type="float"/>
          <table:table-cell table:formula="of:=MEDIAN([.$B128];[.$G128])" office:value-type="float"/>
          <table:table-cell table:formula="of:=MEDIAN([.$C128];[.$H128])" office:value-type="float"/>
          <table:table-cell table:formula="of:=MEDIAN([.$D128];[.$I128])" office:value-type="float"/>
          <table:table-cell table:formula="of:=MEDIAN([.$E128];[.$J128])" office:value-type="float"/>
          <table:table-cell table:formula="of:=MEDIAN([.$F128];[.$K128])" office:value-type="float"/>
          <table:table-cell table:formula="of:=MAX([.$B128];[.$G128])" office:value-type="float"/>
          <table:table-cell table:formula="of:=MAX([.$C128];[.$H128])" office:value-type="float"/>
          <table:table-cell table:formula="of:=MAX([.$D128];[.$I128])" office:value-type="float"/>
          <table:table-cell table:formula="of:=MAX([.$E128];[.$J128])" office:value-type="float"/>
          <table:table-cell table:formula="of:=MAX([.$F128];[.$K128])" office:value-type="float"/>
        </table:table-row>
        <table:table-row table:style-name="ro1">
          <table:table-cell office:value-type="string">
            <text:p>./restaurant25_160.coom</text:p>
          </table:table-cell>
          <table:table-cell office:value-type="float" office:value="600.0"/>
          <table:table-cell office:value-type="float" office:value="27292019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94019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29];[.$G129])" office:value-type="float"/>
          <table:table-cell table:formula="of:=MIN([.$C129];[.$H129])" office:value-type="float"/>
          <table:table-cell table:formula="of:=MIN([.$D129];[.$I129])" office:value-type="float"/>
          <table:table-cell table:formula="of:=MIN([.$E129];[.$J129])" office:value-type="float"/>
          <table:table-cell table:formula="of:=MIN([.$F129];[.$K129])" office:value-type="float"/>
          <table:table-cell table:formula="of:=MEDIAN([.$B129];[.$G129])" office:value-type="float"/>
          <table:table-cell table:formula="of:=MEDIAN([.$C129];[.$H129])" office:value-type="float"/>
          <table:table-cell table:formula="of:=MEDIAN([.$D129];[.$I129])" office:value-type="float"/>
          <table:table-cell table:formula="of:=MEDIAN([.$E129];[.$J129])" office:value-type="float"/>
          <table:table-cell table:formula="of:=MEDIAN([.$F129];[.$K129])" office:value-type="float"/>
          <table:table-cell table:formula="of:=MAX([.$B129];[.$G129])" office:value-type="float"/>
          <table:table-cell table:formula="of:=MAX([.$C129];[.$H129])" office:value-type="float"/>
          <table:table-cell table:formula="of:=MAX([.$D129];[.$I129])" office:value-type="float"/>
          <table:table-cell table:formula="of:=MAX([.$E129];[.$J129])" office:value-type="float"/>
          <table:table-cell table:formula="of:=MAX([.$F129];[.$K129])" office:value-type="float"/>
        </table:table-row>
        <table:table-row table:style-name="ro1">
          <table:table-cell office:value-type="string">
            <text:p>./restaurant25_170.coom</text:p>
          </table:table-cell>
          <table:table-cell office:value-type="float" office:value="77.77"/>
          <table:table-cell office:value-type="float" office:value="261343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109464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0];[.$G130])" office:value-type="float"/>
          <table:table-cell table:formula="of:=MIN([.$C130];[.$H130])" office:value-type="float"/>
          <table:table-cell table:formula="of:=MIN([.$D130];[.$I130])" office:value-type="float"/>
          <table:table-cell table:formula="of:=MIN([.$E130];[.$J130])" office:value-type="float"/>
          <table:table-cell table:formula="of:=MIN([.$F130];[.$K130])" office:value-type="float"/>
          <table:table-cell table:formula="of:=MEDIAN([.$B130];[.$G130])" office:value-type="float"/>
          <table:table-cell table:formula="of:=MEDIAN([.$C130];[.$H130])" office:value-type="float"/>
          <table:table-cell table:formula="of:=MEDIAN([.$D130];[.$I130])" office:value-type="float"/>
          <table:table-cell table:formula="of:=MEDIAN([.$E130];[.$J130])" office:value-type="float"/>
          <table:table-cell table:formula="of:=MEDIAN([.$F130];[.$K130])" office:value-type="float"/>
          <table:table-cell table:formula="of:=MAX([.$B130];[.$G130])" office:value-type="float"/>
          <table:table-cell table:formula="of:=MAX([.$C130];[.$H130])" office:value-type="float"/>
          <table:table-cell table:formula="of:=MAX([.$D130];[.$I130])" office:value-type="float"/>
          <table:table-cell table:formula="of:=MAX([.$E130];[.$J130])" office:value-type="float"/>
          <table:table-cell table:formula="of:=MAX([.$F130];[.$K130])" office:value-type="float"/>
        </table:table-row>
        <table:table-row table:style-name="ro1">
          <table:table-cell office:value-type="string">
            <text:p>./restaurant25_50.coom</text:p>
          </table:table-cell>
          <table:table-cell office:value-type="float" office:value="600.0"/>
          <table:table-cell office:value-type="float" office:value="21297752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088647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1];[.$G131])" office:value-type="float"/>
          <table:table-cell table:formula="of:=MIN([.$C131];[.$H131])" office:value-type="float"/>
          <table:table-cell table:formula="of:=MIN([.$D131];[.$I131])" office:value-type="float"/>
          <table:table-cell table:formula="of:=MIN([.$E131];[.$J131])" office:value-type="float"/>
          <table:table-cell table:formula="of:=MIN([.$F131];[.$K131])" office:value-type="float"/>
          <table:table-cell table:formula="of:=MEDIAN([.$B131];[.$G131])" office:value-type="float"/>
          <table:table-cell table:formula="of:=MEDIAN([.$C131];[.$H131])" office:value-type="float"/>
          <table:table-cell table:formula="of:=MEDIAN([.$D131];[.$I131])" office:value-type="float"/>
          <table:table-cell table:formula="of:=MEDIAN([.$E131];[.$J131])" office:value-type="float"/>
          <table:table-cell table:formula="of:=MEDIAN([.$F131];[.$K131])" office:value-type="float"/>
          <table:table-cell table:formula="of:=MAX([.$B131];[.$G131])" office:value-type="float"/>
          <table:table-cell table:formula="of:=MAX([.$C131];[.$H131])" office:value-type="float"/>
          <table:table-cell table:formula="of:=MAX([.$D131];[.$I131])" office:value-type="float"/>
          <table:table-cell table:formula="of:=MAX([.$E131];[.$J131])" office:value-type="float"/>
          <table:table-cell table:formula="of:=MAX([.$F131];[.$K131])" office:value-type="float"/>
        </table:table-row>
        <table:table-row table:style-name="ro1">
          <table:table-cell office:value-type="string">
            <text:p>./restaurant25_60.coom</text:p>
          </table:table-cell>
          <table:table-cell office:value-type="float" office:value="600.0"/>
          <table:table-cell office:value-type="float" office:value="2336426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8144432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2];[.$G132])" office:value-type="float"/>
          <table:table-cell table:formula="of:=MIN([.$C132];[.$H132])" office:value-type="float"/>
          <table:table-cell table:formula="of:=MIN([.$D132];[.$I132])" office:value-type="float"/>
          <table:table-cell table:formula="of:=MIN([.$E132];[.$J132])" office:value-type="float"/>
          <table:table-cell table:formula="of:=MIN([.$F132];[.$K132])" office:value-type="float"/>
          <table:table-cell table:formula="of:=MEDIAN([.$B132];[.$G132])" office:value-type="float"/>
          <table:table-cell table:formula="of:=MEDIAN([.$C132];[.$H132])" office:value-type="float"/>
          <table:table-cell table:formula="of:=MEDIAN([.$D132];[.$I132])" office:value-type="float"/>
          <table:table-cell table:formula="of:=MEDIAN([.$E132];[.$J132])" office:value-type="float"/>
          <table:table-cell table:formula="of:=MEDIAN([.$F132];[.$K132])" office:value-type="float"/>
          <table:table-cell table:formula="of:=MAX([.$B132];[.$G132])" office:value-type="float"/>
          <table:table-cell table:formula="of:=MAX([.$C132];[.$H132])" office:value-type="float"/>
          <table:table-cell table:formula="of:=MAX([.$D132];[.$I132])" office:value-type="float"/>
          <table:table-cell table:formula="of:=MAX([.$E132];[.$J132])" office:value-type="float"/>
          <table:table-cell table:formula="of:=MAX([.$F132];[.$K132])" office:value-type="float"/>
        </table:table-row>
        <table:table-row table:style-name="ro1">
          <table:table-cell office:value-type="string">
            <text:p>./restaurant25_70.coom</text:p>
          </table:table-cell>
          <table:table-cell office:value-type="float" office:value="600.0"/>
          <table:table-cell office:value-type="float" office:value="38842902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9040942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3];[.$G133])" office:value-type="float"/>
          <table:table-cell table:formula="of:=MIN([.$C133];[.$H133])" office:value-type="float"/>
          <table:table-cell table:formula="of:=MIN([.$D133];[.$I133])" office:value-type="float"/>
          <table:table-cell table:formula="of:=MIN([.$E133];[.$J133])" office:value-type="float"/>
          <table:table-cell table:formula="of:=MIN([.$F133];[.$K133])" office:value-type="float"/>
          <table:table-cell table:formula="of:=MEDIAN([.$B133];[.$G133])" office:value-type="float"/>
          <table:table-cell table:formula="of:=MEDIAN([.$C133];[.$H133])" office:value-type="float"/>
          <table:table-cell table:formula="of:=MEDIAN([.$D133];[.$I133])" office:value-type="float"/>
          <table:table-cell table:formula="of:=MEDIAN([.$E133];[.$J133])" office:value-type="float"/>
          <table:table-cell table:formula="of:=MEDIAN([.$F133];[.$K133])" office:value-type="float"/>
          <table:table-cell table:formula="of:=MAX([.$B133];[.$G133])" office:value-type="float"/>
          <table:table-cell table:formula="of:=MAX([.$C133];[.$H133])" office:value-type="float"/>
          <table:table-cell table:formula="of:=MAX([.$D133];[.$I133])" office:value-type="float"/>
          <table:table-cell table:formula="of:=MAX([.$E133];[.$J133])" office:value-type="float"/>
          <table:table-cell table:formula="of:=MAX([.$F133];[.$K133])" office:value-type="float"/>
        </table:table-row>
        <table:table-row table:style-name="ro1">
          <table:table-cell office:value-type="string">
            <text:p>./restaurant25_80.coom</text:p>
          </table:table-cell>
          <table:table-cell office:value-type="float" office:value="600.0"/>
          <table:table-cell office:value-type="float" office:value="32388372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810775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4];[.$G134])" office:value-type="float"/>
          <table:table-cell table:formula="of:=MIN([.$C134];[.$H134])" office:value-type="float"/>
          <table:table-cell table:formula="of:=MIN([.$D134];[.$I134])" office:value-type="float"/>
          <table:table-cell table:formula="of:=MIN([.$E134];[.$J134])" office:value-type="float"/>
          <table:table-cell table:formula="of:=MIN([.$F134];[.$K134])" office:value-type="float"/>
          <table:table-cell table:formula="of:=MEDIAN([.$B134];[.$G134])" office:value-type="float"/>
          <table:table-cell table:formula="of:=MEDIAN([.$C134];[.$H134])" office:value-type="float"/>
          <table:table-cell table:formula="of:=MEDIAN([.$D134];[.$I134])" office:value-type="float"/>
          <table:table-cell table:formula="of:=MEDIAN([.$E134];[.$J134])" office:value-type="float"/>
          <table:table-cell table:formula="of:=MEDIAN([.$F134];[.$K134])" office:value-type="float"/>
          <table:table-cell table:formula="of:=MAX([.$B134];[.$G134])" office:value-type="float"/>
          <table:table-cell table:formula="of:=MAX([.$C134];[.$H134])" office:value-type="float"/>
          <table:table-cell table:formula="of:=MAX([.$D134];[.$I134])" office:value-type="float"/>
          <table:table-cell table:formula="of:=MAX([.$E134];[.$J134])" office:value-type="float"/>
          <table:table-cell table:formula="of:=MAX([.$F134];[.$K134])" office:value-type="float"/>
        </table:table-row>
        <table:table-row table:style-name="ro1">
          <table:table-cell office:value-type="string">
            <text:p>./restaurant25_90.coom</text:p>
          </table:table-cell>
          <table:table-cell office:value-type="float" office:value="600.0"/>
          <table:table-cell office:value-type="float" office:value="27504375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025533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5];[.$G135])" office:value-type="float"/>
          <table:table-cell table:formula="of:=MIN([.$C135];[.$H135])" office:value-type="float"/>
          <table:table-cell table:formula="of:=MIN([.$D135];[.$I135])" office:value-type="float"/>
          <table:table-cell table:formula="of:=MIN([.$E135];[.$J135])" office:value-type="float"/>
          <table:table-cell table:formula="of:=MIN([.$F135];[.$K135])" office:value-type="float"/>
          <table:table-cell table:formula="of:=MEDIAN([.$B135];[.$G135])" office:value-type="float"/>
          <table:table-cell table:formula="of:=MEDIAN([.$C135];[.$H135])" office:value-type="float"/>
          <table:table-cell table:formula="of:=MEDIAN([.$D135];[.$I135])" office:value-type="float"/>
          <table:table-cell table:formula="of:=MEDIAN([.$E135];[.$J135])" office:value-type="float"/>
          <table:table-cell table:formula="of:=MEDIAN([.$F135];[.$K135])" office:value-type="float"/>
          <table:table-cell table:formula="of:=MAX([.$B135];[.$G135])" office:value-type="float"/>
          <table:table-cell table:formula="of:=MAX([.$C135];[.$H135])" office:value-type="float"/>
          <table:table-cell table:formula="of:=MAX([.$D135];[.$I135])" office:value-type="float"/>
          <table:table-cell table:formula="of:=MAX([.$E135];[.$J135])" office:value-type="float"/>
          <table:table-cell table:formula="of:=MAX([.$F135];[.$K135])" office:value-type="float"/>
        </table:table-row>
        <table:table-row table:style-name="ro1">
          <table:table-cell office:value-type="string">
            <text:p>./restaurant30_100.coom</text:p>
          </table:table-cell>
          <table:table-cell office:value-type="float" office:value="600.0"/>
          <table:table-cell office:value-type="float" office:value="24382793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2189799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6];[.$G136])" office:value-type="float"/>
          <table:table-cell table:formula="of:=MIN([.$C136];[.$H136])" office:value-type="float"/>
          <table:table-cell table:formula="of:=MIN([.$D136];[.$I136])" office:value-type="float"/>
          <table:table-cell table:formula="of:=MIN([.$E136];[.$J136])" office:value-type="float"/>
          <table:table-cell table:formula="of:=MIN([.$F136];[.$K136])" office:value-type="float"/>
          <table:table-cell table:formula="of:=MEDIAN([.$B136];[.$G136])" office:value-type="float"/>
          <table:table-cell table:formula="of:=MEDIAN([.$C136];[.$H136])" office:value-type="float"/>
          <table:table-cell table:formula="of:=MEDIAN([.$D136];[.$I136])" office:value-type="float"/>
          <table:table-cell table:formula="of:=MEDIAN([.$E136];[.$J136])" office:value-type="float"/>
          <table:table-cell table:formula="of:=MEDIAN([.$F136];[.$K136])" office:value-type="float"/>
          <table:table-cell table:formula="of:=MAX([.$B136];[.$G136])" office:value-type="float"/>
          <table:table-cell table:formula="of:=MAX([.$C136];[.$H136])" office:value-type="float"/>
          <table:table-cell table:formula="of:=MAX([.$D136];[.$I136])" office:value-type="float"/>
          <table:table-cell table:formula="of:=MAX([.$E136];[.$J136])" office:value-type="float"/>
          <table:table-cell table:formula="of:=MAX([.$F136];[.$K136])" office:value-type="float"/>
        </table:table-row>
        <table:table-row table:style-name="ro1">
          <table:table-cell office:value-type="string">
            <text:p>./restaurant30_110.coom</text:p>
          </table:table-cell>
          <table:table-cell office:value-type="float" office:value="600.0"/>
          <table:table-cell office:value-type="float" office:value="15274492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51378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7];[.$G137])" office:value-type="float"/>
          <table:table-cell table:formula="of:=MIN([.$C137];[.$H137])" office:value-type="float"/>
          <table:table-cell table:formula="of:=MIN([.$D137];[.$I137])" office:value-type="float"/>
          <table:table-cell table:formula="of:=MIN([.$E137];[.$J137])" office:value-type="float"/>
          <table:table-cell table:formula="of:=MIN([.$F137];[.$K137])" office:value-type="float"/>
          <table:table-cell table:formula="of:=MEDIAN([.$B137];[.$G137])" office:value-type="float"/>
          <table:table-cell table:formula="of:=MEDIAN([.$C137];[.$H137])" office:value-type="float"/>
          <table:table-cell table:formula="of:=MEDIAN([.$D137];[.$I137])" office:value-type="float"/>
          <table:table-cell table:formula="of:=MEDIAN([.$E137];[.$J137])" office:value-type="float"/>
          <table:table-cell table:formula="of:=MEDIAN([.$F137];[.$K137])" office:value-type="float"/>
          <table:table-cell table:formula="of:=MAX([.$B137];[.$G137])" office:value-type="float"/>
          <table:table-cell table:formula="of:=MAX([.$C137];[.$H137])" office:value-type="float"/>
          <table:table-cell table:formula="of:=MAX([.$D137];[.$I137])" office:value-type="float"/>
          <table:table-cell table:formula="of:=MAX([.$E137];[.$J137])" office:value-type="float"/>
          <table:table-cell table:formula="of:=MAX([.$F137];[.$K137])" office:value-type="float"/>
        </table:table-row>
        <table:table-row table:style-name="ro1">
          <table:table-cell office:value-type="string">
            <text:p>./restaurant30_120.coom</text:p>
          </table:table-cell>
          <table:table-cell office:value-type="float" office:value="600.0"/>
          <table:table-cell office:value-type="float" office:value="6249235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82114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8];[.$G138])" office:value-type="float"/>
          <table:table-cell table:formula="of:=MIN([.$C138];[.$H138])" office:value-type="float"/>
          <table:table-cell table:formula="of:=MIN([.$D138];[.$I138])" office:value-type="float"/>
          <table:table-cell table:formula="of:=MIN([.$E138];[.$J138])" office:value-type="float"/>
          <table:table-cell table:formula="of:=MIN([.$F138];[.$K138])" office:value-type="float"/>
          <table:table-cell table:formula="of:=MEDIAN([.$B138];[.$G138])" office:value-type="float"/>
          <table:table-cell table:formula="of:=MEDIAN([.$C138];[.$H138])" office:value-type="float"/>
          <table:table-cell table:formula="of:=MEDIAN([.$D138];[.$I138])" office:value-type="float"/>
          <table:table-cell table:formula="of:=MEDIAN([.$E138];[.$J138])" office:value-type="float"/>
          <table:table-cell table:formula="of:=MEDIAN([.$F138];[.$K138])" office:value-type="float"/>
          <table:table-cell table:formula="of:=MAX([.$B138];[.$G138])" office:value-type="float"/>
          <table:table-cell table:formula="of:=MAX([.$C138];[.$H138])" office:value-type="float"/>
          <table:table-cell table:formula="of:=MAX([.$D138];[.$I138])" office:value-type="float"/>
          <table:table-cell table:formula="of:=MAX([.$E138];[.$J138])" office:value-type="float"/>
          <table:table-cell table:formula="of:=MAX([.$F138];[.$K138])" office:value-type="float"/>
        </table:table-row>
        <table:table-row table:style-name="ro1">
          <table:table-cell office:value-type="string">
            <text:p>./restaurant30_130.coom</text:p>
          </table:table-cell>
          <table:table-cell office:value-type="float" office:value="600.0"/>
          <table:table-cell office:value-type="float" office:value="1366001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921178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39];[.$G139])" office:value-type="float"/>
          <table:table-cell table:formula="of:=MIN([.$C139];[.$H139])" office:value-type="float"/>
          <table:table-cell table:formula="of:=MIN([.$D139];[.$I139])" office:value-type="float"/>
          <table:table-cell table:formula="of:=MIN([.$E139];[.$J139])" office:value-type="float"/>
          <table:table-cell table:formula="of:=MIN([.$F139];[.$K139])" office:value-type="float"/>
          <table:table-cell table:formula="of:=MEDIAN([.$B139];[.$G139])" office:value-type="float"/>
          <table:table-cell table:formula="of:=MEDIAN([.$C139];[.$H139])" office:value-type="float"/>
          <table:table-cell table:formula="of:=MEDIAN([.$D139];[.$I139])" office:value-type="float"/>
          <table:table-cell table:formula="of:=MEDIAN([.$E139];[.$J139])" office:value-type="float"/>
          <table:table-cell table:formula="of:=MEDIAN([.$F139];[.$K139])" office:value-type="float"/>
          <table:table-cell table:formula="of:=MAX([.$B139];[.$G139])" office:value-type="float"/>
          <table:table-cell table:formula="of:=MAX([.$C139];[.$H139])" office:value-type="float"/>
          <table:table-cell table:formula="of:=MAX([.$D139];[.$I139])" office:value-type="float"/>
          <table:table-cell table:formula="of:=MAX([.$E139];[.$J139])" office:value-type="float"/>
          <table:table-cell table:formula="of:=MAX([.$F139];[.$K139])" office:value-type="float"/>
        </table:table-row>
        <table:table-row table:style-name="ro1">
          <table:table-cell office:value-type="string">
            <text:p>./restaurant30_140.coom</text:p>
          </table:table-cell>
          <table:table-cell office:value-type="float" office:value="600.0"/>
          <table:table-cell office:value-type="float" office:value="22592562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429184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0];[.$G140])" office:value-type="float"/>
          <table:table-cell table:formula="of:=MIN([.$C140];[.$H140])" office:value-type="float"/>
          <table:table-cell table:formula="of:=MIN([.$D140];[.$I140])" office:value-type="float"/>
          <table:table-cell table:formula="of:=MIN([.$E140];[.$J140])" office:value-type="float"/>
          <table:table-cell table:formula="of:=MIN([.$F140];[.$K140])" office:value-type="float"/>
          <table:table-cell table:formula="of:=MEDIAN([.$B140];[.$G140])" office:value-type="float"/>
          <table:table-cell table:formula="of:=MEDIAN([.$C140];[.$H140])" office:value-type="float"/>
          <table:table-cell table:formula="of:=MEDIAN([.$D140];[.$I140])" office:value-type="float"/>
          <table:table-cell table:formula="of:=MEDIAN([.$E140];[.$J140])" office:value-type="float"/>
          <table:table-cell table:formula="of:=MEDIAN([.$F140];[.$K140])" office:value-type="float"/>
          <table:table-cell table:formula="of:=MAX([.$B140];[.$G140])" office:value-type="float"/>
          <table:table-cell table:formula="of:=MAX([.$C140];[.$H140])" office:value-type="float"/>
          <table:table-cell table:formula="of:=MAX([.$D140];[.$I140])" office:value-type="float"/>
          <table:table-cell table:formula="of:=MAX([.$E140];[.$J140])" office:value-type="float"/>
          <table:table-cell table:formula="of:=MAX([.$F140];[.$K140])" office:value-type="float"/>
        </table:table-row>
        <table:table-row table:style-name="ro1">
          <table:table-cell office:value-type="string">
            <text:p>./restaurant30_150.coom</text:p>
          </table:table-cell>
          <table:table-cell office:value-type="float" office:value="600.0"/>
          <table:table-cell office:value-type="float" office:value="11504205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159469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1];[.$G141])" office:value-type="float"/>
          <table:table-cell table:formula="of:=MIN([.$C141];[.$H141])" office:value-type="float"/>
          <table:table-cell table:formula="of:=MIN([.$D141];[.$I141])" office:value-type="float"/>
          <table:table-cell table:formula="of:=MIN([.$E141];[.$J141])" office:value-type="float"/>
          <table:table-cell table:formula="of:=MIN([.$F141];[.$K141])" office:value-type="float"/>
          <table:table-cell table:formula="of:=MEDIAN([.$B141];[.$G141])" office:value-type="float"/>
          <table:table-cell table:formula="of:=MEDIAN([.$C141];[.$H141])" office:value-type="float"/>
          <table:table-cell table:formula="of:=MEDIAN([.$D141];[.$I141])" office:value-type="float"/>
          <table:table-cell table:formula="of:=MEDIAN([.$E141];[.$J141])" office:value-type="float"/>
          <table:table-cell table:formula="of:=MEDIAN([.$F141];[.$K141])" office:value-type="float"/>
          <table:table-cell table:formula="of:=MAX([.$B141];[.$G141])" office:value-type="float"/>
          <table:table-cell table:formula="of:=MAX([.$C141];[.$H141])" office:value-type="float"/>
          <table:table-cell table:formula="of:=MAX([.$D141];[.$I141])" office:value-type="float"/>
          <table:table-cell table:formula="of:=MAX([.$E141];[.$J141])" office:value-type="float"/>
          <table:table-cell table:formula="of:=MAX([.$F141];[.$K141])" office:value-type="float"/>
        </table:table-row>
        <table:table-row table:style-name="ro1">
          <table:table-cell office:value-type="string">
            <text:p>./restaurant30_160.coom</text:p>
          </table:table-cell>
          <table:table-cell office:value-type="float" office:value="600.0"/>
          <table:table-cell office:value-type="float" office:value="32123627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470737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2];[.$G142])" office:value-type="float"/>
          <table:table-cell table:formula="of:=MIN([.$C142];[.$H142])" office:value-type="float"/>
          <table:table-cell table:formula="of:=MIN([.$D142];[.$I142])" office:value-type="float"/>
          <table:table-cell table:formula="of:=MIN([.$E142];[.$J142])" office:value-type="float"/>
          <table:table-cell table:formula="of:=MIN([.$F142];[.$K142])" office:value-type="float"/>
          <table:table-cell table:formula="of:=MEDIAN([.$B142];[.$G142])" office:value-type="float"/>
          <table:table-cell table:formula="of:=MEDIAN([.$C142];[.$H142])" office:value-type="float"/>
          <table:table-cell table:formula="of:=MEDIAN([.$D142];[.$I142])" office:value-type="float"/>
          <table:table-cell table:formula="of:=MEDIAN([.$E142];[.$J142])" office:value-type="float"/>
          <table:table-cell table:formula="of:=MEDIAN([.$F142];[.$K142])" office:value-type="float"/>
          <table:table-cell table:formula="of:=MAX([.$B142];[.$G142])" office:value-type="float"/>
          <table:table-cell table:formula="of:=MAX([.$C142];[.$H142])" office:value-type="float"/>
          <table:table-cell table:formula="of:=MAX([.$D142];[.$I142])" office:value-type="float"/>
          <table:table-cell table:formula="of:=MAX([.$E142];[.$J142])" office:value-type="float"/>
          <table:table-cell table:formula="of:=MAX([.$F142];[.$K142])" office:value-type="float"/>
        </table:table-row>
        <table:table-row table:style-name="ro1">
          <table:table-cell office:value-type="string">
            <text:p>./restaurant30_170.coom</text:p>
          </table:table-cell>
          <table:table-cell office:value-type="float" office:value="600.0"/>
          <table:table-cell office:value-type="float" office:value="5383591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88766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3];[.$G143])" office:value-type="float"/>
          <table:table-cell table:formula="of:=MIN([.$C143];[.$H143])" office:value-type="float"/>
          <table:table-cell table:formula="of:=MIN([.$D143];[.$I143])" office:value-type="float"/>
          <table:table-cell table:formula="of:=MIN([.$E143];[.$J143])" office:value-type="float"/>
          <table:table-cell table:formula="of:=MIN([.$F143];[.$K143])" office:value-type="float"/>
          <table:table-cell table:formula="of:=MEDIAN([.$B143];[.$G143])" office:value-type="float"/>
          <table:table-cell table:formula="of:=MEDIAN([.$C143];[.$H143])" office:value-type="float"/>
          <table:table-cell table:formula="of:=MEDIAN([.$D143];[.$I143])" office:value-type="float"/>
          <table:table-cell table:formula="of:=MEDIAN([.$E143];[.$J143])" office:value-type="float"/>
          <table:table-cell table:formula="of:=MEDIAN([.$F143];[.$K143])" office:value-type="float"/>
          <table:table-cell table:formula="of:=MAX([.$B143];[.$G143])" office:value-type="float"/>
          <table:table-cell table:formula="of:=MAX([.$C143];[.$H143])" office:value-type="float"/>
          <table:table-cell table:formula="of:=MAX([.$D143];[.$I143])" office:value-type="float"/>
          <table:table-cell table:formula="of:=MAX([.$E143];[.$J143])" office:value-type="float"/>
          <table:table-cell table:formula="of:=MAX([.$F143];[.$K143])" office:value-type="float"/>
        </table:table-row>
        <table:table-row table:style-name="ro1">
          <table:table-cell office:value-type="string">
            <text:p>./restaurant30_180.coom</text:p>
          </table:table-cell>
          <table:table-cell office:value-type="float" office:value="600.0"/>
          <table:table-cell office:value-type="float" office:value="11475617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8010149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4];[.$G144])" office:value-type="float"/>
          <table:table-cell table:formula="of:=MIN([.$C144];[.$H144])" office:value-type="float"/>
          <table:table-cell table:formula="of:=MIN([.$D144];[.$I144])" office:value-type="float"/>
          <table:table-cell table:formula="of:=MIN([.$E144];[.$J144])" office:value-type="float"/>
          <table:table-cell table:formula="of:=MIN([.$F144];[.$K144])" office:value-type="float"/>
          <table:table-cell table:formula="of:=MEDIAN([.$B144];[.$G144])" office:value-type="float"/>
          <table:table-cell table:formula="of:=MEDIAN([.$C144];[.$H144])" office:value-type="float"/>
          <table:table-cell table:formula="of:=MEDIAN([.$D144];[.$I144])" office:value-type="float"/>
          <table:table-cell table:formula="of:=MEDIAN([.$E144];[.$J144])" office:value-type="float"/>
          <table:table-cell table:formula="of:=MEDIAN([.$F144];[.$K144])" office:value-type="float"/>
          <table:table-cell table:formula="of:=MAX([.$B144];[.$G144])" office:value-type="float"/>
          <table:table-cell table:formula="of:=MAX([.$C144];[.$H144])" office:value-type="float"/>
          <table:table-cell table:formula="of:=MAX([.$D144];[.$I144])" office:value-type="float"/>
          <table:table-cell table:formula="of:=MAX([.$E144];[.$J144])" office:value-type="float"/>
          <table:table-cell table:formula="of:=MAX([.$F144];[.$K144])" office:value-type="float"/>
        </table:table-row>
        <table:table-row table:style-name="ro1">
          <table:table-cell office:value-type="string">
            <text:p>./restaurant30_190.coom</text:p>
          </table:table-cell>
          <table:table-cell office:value-type="float" office:value="600.0"/>
          <table:table-cell office:value-type="float" office:value="4112704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238386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5];[.$G145])" office:value-type="float"/>
          <table:table-cell table:formula="of:=MIN([.$C145];[.$H145])" office:value-type="float"/>
          <table:table-cell table:formula="of:=MIN([.$D145];[.$I145])" office:value-type="float"/>
          <table:table-cell table:formula="of:=MIN([.$E145];[.$J145])" office:value-type="float"/>
          <table:table-cell table:formula="of:=MIN([.$F145];[.$K145])" office:value-type="float"/>
          <table:table-cell table:formula="of:=MEDIAN([.$B145];[.$G145])" office:value-type="float"/>
          <table:table-cell table:formula="of:=MEDIAN([.$C145];[.$H145])" office:value-type="float"/>
          <table:table-cell table:formula="of:=MEDIAN([.$D145];[.$I145])" office:value-type="float"/>
          <table:table-cell table:formula="of:=MEDIAN([.$E145];[.$J145])" office:value-type="float"/>
          <table:table-cell table:formula="of:=MEDIAN([.$F145];[.$K145])" office:value-type="float"/>
          <table:table-cell table:formula="of:=MAX([.$B145];[.$G145])" office:value-type="float"/>
          <table:table-cell table:formula="of:=MAX([.$C145];[.$H145])" office:value-type="float"/>
          <table:table-cell table:formula="of:=MAX([.$D145];[.$I145])" office:value-type="float"/>
          <table:table-cell table:formula="of:=MAX([.$E145];[.$J145])" office:value-type="float"/>
          <table:table-cell table:formula="of:=MAX([.$F145];[.$K145])" office:value-type="float"/>
        </table:table-row>
        <table:table-row table:style-name="ro1">
          <table:table-cell office:value-type="string">
            <text:p>./restaurant30_200.coom</text:p>
          </table:table-cell>
          <table:table-cell office:value-type="float" office:value="600.0"/>
          <table:table-cell office:value-type="float" office:value="31620939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37667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6];[.$G146])" office:value-type="float"/>
          <table:table-cell table:formula="of:=MIN([.$C146];[.$H146])" office:value-type="float"/>
          <table:table-cell table:formula="of:=MIN([.$D146];[.$I146])" office:value-type="float"/>
          <table:table-cell table:formula="of:=MIN([.$E146];[.$J146])" office:value-type="float"/>
          <table:table-cell table:formula="of:=MIN([.$F146];[.$K146])" office:value-type="float"/>
          <table:table-cell table:formula="of:=MEDIAN([.$B146];[.$G146])" office:value-type="float"/>
          <table:table-cell table:formula="of:=MEDIAN([.$C146];[.$H146])" office:value-type="float"/>
          <table:table-cell table:formula="of:=MEDIAN([.$D146];[.$I146])" office:value-type="float"/>
          <table:table-cell table:formula="of:=MEDIAN([.$E146];[.$J146])" office:value-type="float"/>
          <table:table-cell table:formula="of:=MEDIAN([.$F146];[.$K146])" office:value-type="float"/>
          <table:table-cell table:formula="of:=MAX([.$B146];[.$G146])" office:value-type="float"/>
          <table:table-cell table:formula="of:=MAX([.$C146];[.$H146])" office:value-type="float"/>
          <table:table-cell table:formula="of:=MAX([.$D146];[.$I146])" office:value-type="float"/>
          <table:table-cell table:formula="of:=MAX([.$E146];[.$J146])" office:value-type="float"/>
          <table:table-cell table:formula="of:=MAX([.$F146];[.$K146])" office:value-type="float"/>
        </table:table-row>
        <table:table-row table:style-name="ro1">
          <table:table-cell office:value-type="string">
            <text:p>./restaurant30_210.coom</text:p>
          </table:table-cell>
          <table:table-cell office:value-type="float" office:value="3.4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7];[.$G147])" office:value-type="float"/>
          <table:table-cell table:formula="of:=MIN([.$C147];[.$H147])" office:value-type="float"/>
          <table:table-cell table:formula="of:=MIN([.$D147];[.$I147])" office:value-type="float"/>
          <table:table-cell table:formula="of:=MIN([.$E147];[.$J147])" office:value-type="float"/>
          <table:table-cell table:formula="of:=MIN([.$F147];[.$K147])" office:value-type="float"/>
          <table:table-cell table:formula="of:=MEDIAN([.$B147];[.$G147])" office:value-type="float"/>
          <table:table-cell table:formula="of:=MEDIAN([.$C147];[.$H147])" office:value-type="float"/>
          <table:table-cell table:formula="of:=MEDIAN([.$D147];[.$I147])" office:value-type="float"/>
          <table:table-cell table:formula="of:=MEDIAN([.$E147];[.$J147])" office:value-type="float"/>
          <table:table-cell table:formula="of:=MEDIAN([.$F147];[.$K147])" office:value-type="float"/>
          <table:table-cell table:formula="of:=MAX([.$B147];[.$G147])" office:value-type="float"/>
          <table:table-cell table:formula="of:=MAX([.$C147];[.$H147])" office:value-type="float"/>
          <table:table-cell table:formula="of:=MAX([.$D147];[.$I147])" office:value-type="float"/>
          <table:table-cell table:formula="of:=MAX([.$E147];[.$J147])" office:value-type="float"/>
          <table:table-cell table:formula="of:=MAX([.$F147];[.$K147])" office:value-type="float"/>
        </table:table-row>
        <table:table-row table:style-name="ro1">
          <table:table-cell office:value-type="string">
            <text:p>./restaurant30_60.coom</text:p>
          </table:table-cell>
          <table:table-cell office:value-type="float" office:value="600.0"/>
          <table:table-cell office:value-type="float" office:value="24255634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36369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8];[.$G148])" office:value-type="float"/>
          <table:table-cell table:formula="of:=MIN([.$C148];[.$H148])" office:value-type="float"/>
          <table:table-cell table:formula="of:=MIN([.$D148];[.$I148])" office:value-type="float"/>
          <table:table-cell table:formula="of:=MIN([.$E148];[.$J148])" office:value-type="float"/>
          <table:table-cell table:formula="of:=MIN([.$F148];[.$K148])" office:value-type="float"/>
          <table:table-cell table:formula="of:=MEDIAN([.$B148];[.$G148])" office:value-type="float"/>
          <table:table-cell table:formula="of:=MEDIAN([.$C148];[.$H148])" office:value-type="float"/>
          <table:table-cell table:formula="of:=MEDIAN([.$D148];[.$I148])" office:value-type="float"/>
          <table:table-cell table:formula="of:=MEDIAN([.$E148];[.$J148])" office:value-type="float"/>
          <table:table-cell table:formula="of:=MEDIAN([.$F148];[.$K148])" office:value-type="float"/>
          <table:table-cell table:formula="of:=MAX([.$B148];[.$G148])" office:value-type="float"/>
          <table:table-cell table:formula="of:=MAX([.$C148];[.$H148])" office:value-type="float"/>
          <table:table-cell table:formula="of:=MAX([.$D148];[.$I148])" office:value-type="float"/>
          <table:table-cell table:formula="of:=MAX([.$E148];[.$J148])" office:value-type="float"/>
          <table:table-cell table:formula="of:=MAX([.$F148];[.$K148])" office:value-type="float"/>
        </table:table-row>
        <table:table-row table:style-name="ro1">
          <table:table-cell office:value-type="string">
            <text:p>./restaurant30_70.coom</text:p>
          </table:table-cell>
          <table:table-cell office:value-type="float" office:value="600.0"/>
          <table:table-cell office:value-type="float" office:value="19748036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52399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49];[.$G149])" office:value-type="float"/>
          <table:table-cell table:formula="of:=MIN([.$C149];[.$H149])" office:value-type="float"/>
          <table:table-cell table:formula="of:=MIN([.$D149];[.$I149])" office:value-type="float"/>
          <table:table-cell table:formula="of:=MIN([.$E149];[.$J149])" office:value-type="float"/>
          <table:table-cell table:formula="of:=MIN([.$F149];[.$K149])" office:value-type="float"/>
          <table:table-cell table:formula="of:=MEDIAN([.$B149];[.$G149])" office:value-type="float"/>
          <table:table-cell table:formula="of:=MEDIAN([.$C149];[.$H149])" office:value-type="float"/>
          <table:table-cell table:formula="of:=MEDIAN([.$D149];[.$I149])" office:value-type="float"/>
          <table:table-cell table:formula="of:=MEDIAN([.$E149];[.$J149])" office:value-type="float"/>
          <table:table-cell table:formula="of:=MEDIAN([.$F149];[.$K149])" office:value-type="float"/>
          <table:table-cell table:formula="of:=MAX([.$B149];[.$G149])" office:value-type="float"/>
          <table:table-cell table:formula="of:=MAX([.$C149];[.$H149])" office:value-type="float"/>
          <table:table-cell table:formula="of:=MAX([.$D149];[.$I149])" office:value-type="float"/>
          <table:table-cell table:formula="of:=MAX([.$E149];[.$J149])" office:value-type="float"/>
          <table:table-cell table:formula="of:=MAX([.$F149];[.$K149])" office:value-type="float"/>
        </table:table-row>
        <table:table-row table:style-name="ro1">
          <table:table-cell office:value-type="string">
            <text:p>./restaurant30_80.coom</text:p>
          </table:table-cell>
          <table:table-cell office:value-type="float" office:value="600.0"/>
          <table:table-cell office:value-type="float" office:value="20780816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41785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50];[.$G150])" office:value-type="float"/>
          <table:table-cell table:formula="of:=MIN([.$C150];[.$H150])" office:value-type="float"/>
          <table:table-cell table:formula="of:=MIN([.$D150];[.$I150])" office:value-type="float"/>
          <table:table-cell table:formula="of:=MIN([.$E150];[.$J150])" office:value-type="float"/>
          <table:table-cell table:formula="of:=MIN([.$F150];[.$K150])" office:value-type="float"/>
          <table:table-cell table:formula="of:=MEDIAN([.$B150];[.$G150])" office:value-type="float"/>
          <table:table-cell table:formula="of:=MEDIAN([.$C150];[.$H150])" office:value-type="float"/>
          <table:table-cell table:formula="of:=MEDIAN([.$D150];[.$I150])" office:value-type="float"/>
          <table:table-cell table:formula="of:=MEDIAN([.$E150];[.$J150])" office:value-type="float"/>
          <table:table-cell table:formula="of:=MEDIAN([.$F150];[.$K150])" office:value-type="float"/>
          <table:table-cell table:formula="of:=MAX([.$B150];[.$G150])" office:value-type="float"/>
          <table:table-cell table:formula="of:=MAX([.$C150];[.$H150])" office:value-type="float"/>
          <table:table-cell table:formula="of:=MAX([.$D150];[.$I150])" office:value-type="float"/>
          <table:table-cell table:formula="of:=MAX([.$E150];[.$J150])" office:value-type="float"/>
          <table:table-cell table:formula="of:=MAX([.$F150];[.$K150])" office:value-type="float"/>
        </table:table-row>
        <table:table-row table:style-name="ro1">
          <table:table-cell office:value-type="string">
            <text:p>./restaurant30_90.coom</text:p>
          </table:table-cell>
          <table:table-cell office:value-type="float" office:value="600.0"/>
          <table:table-cell office:value-type="float" office:value="10212392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3088346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51];[.$G151])" office:value-type="float"/>
          <table:table-cell table:formula="of:=MIN([.$C151];[.$H151])" office:value-type="float"/>
          <table:table-cell table:formula="of:=MIN([.$D151];[.$I151])" office:value-type="float"/>
          <table:table-cell table:formula="of:=MIN([.$E151];[.$J151])" office:value-type="float"/>
          <table:table-cell table:formula="of:=MIN([.$F151];[.$K151])" office:value-type="float"/>
          <table:table-cell table:formula="of:=MEDIAN([.$B151];[.$G151])" office:value-type="float"/>
          <table:table-cell table:formula="of:=MEDIAN([.$C151];[.$H151])" office:value-type="float"/>
          <table:table-cell table:formula="of:=MEDIAN([.$D151];[.$I151])" office:value-type="float"/>
          <table:table-cell table:formula="of:=MEDIAN([.$E151];[.$J151])" office:value-type="float"/>
          <table:table-cell table:formula="of:=MEDIAN([.$F151];[.$K151])" office:value-type="float"/>
          <table:table-cell table:formula="of:=MAX([.$B151];[.$G151])" office:value-type="float"/>
          <table:table-cell table:formula="of:=MAX([.$C151];[.$H151])" office:value-type="float"/>
          <table:table-cell table:formula="of:=MAX([.$D151];[.$I151])" office:value-type="float"/>
          <table:table-cell table:formula="of:=MAX([.$E151];[.$J151])" office:value-type="float"/>
          <table:table-cell table:formula="of:=MAX([.$F151];[.$K151])" office:value-type="float"/>
        </table:table-row>
        <table:table-row table:style-name="ro1">
          <table:table-cell office:value-type="string">
            <text:p>./restaurant5_10.coom</text:p>
          </table:table-cell>
          <table:table-cell office:value-type="float" office:value="4.44"/>
          <table:table-cell office:value-type="float" office:value="5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1"/>
          <table:table-cell office:value-type="float" office:value="5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2];[.$G152])" office:value-type="float"/>
          <table:table-cell table:formula="of:=MIN([.$C152];[.$H152])" office:value-type="float"/>
          <table:table-cell table:formula="of:=MIN([.$D152];[.$I152])" office:value-type="float"/>
          <table:table-cell table:formula="of:=MIN([.$E152];[.$J152])" office:value-type="float"/>
          <table:table-cell table:formula="of:=MIN([.$F152];[.$K152])" office:value-type="float"/>
          <table:table-cell table:formula="of:=MEDIAN([.$B152];[.$G152])" office:value-type="float"/>
          <table:table-cell table:formula="of:=MEDIAN([.$C152];[.$H152])" office:value-type="float"/>
          <table:table-cell table:formula="of:=MEDIAN([.$D152];[.$I152])" office:value-type="float"/>
          <table:table-cell table:formula="of:=MEDIAN([.$E152];[.$J152])" office:value-type="float"/>
          <table:table-cell table:formula="of:=MEDIAN([.$F152];[.$K152])" office:value-type="float"/>
          <table:table-cell table:formula="of:=MAX([.$B152];[.$G152])" office:value-type="float"/>
          <table:table-cell table:formula="of:=MAX([.$C152];[.$H152])" office:value-type="float"/>
          <table:table-cell table:formula="of:=MAX([.$D152];[.$I152])" office:value-type="float"/>
          <table:table-cell table:formula="of:=MAX([.$E152];[.$J152])" office:value-type="float"/>
          <table:table-cell table:formula="of:=MAX([.$F152];[.$K152])" office:value-type="float"/>
        </table:table-row>
        <table:table-row table:style-name="ro1">
          <table:table-cell office:value-type="string">
            <text:p>./restaurant5_20.coom</text:p>
          </table:table-cell>
          <table:table-cell office:value-type="float" office:value="3.26"/>
          <table:table-cell office:value-type="float" office:value="9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7"/>
          <table:table-cell office:value-type="float" office:value="9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3];[.$G153])" office:value-type="float"/>
          <table:table-cell table:formula="of:=MIN([.$C153];[.$H153])" office:value-type="float"/>
          <table:table-cell table:formula="of:=MIN([.$D153];[.$I153])" office:value-type="float"/>
          <table:table-cell table:formula="of:=MIN([.$E153];[.$J153])" office:value-type="float"/>
          <table:table-cell table:formula="of:=MIN([.$F153];[.$K153])" office:value-type="float"/>
          <table:table-cell table:formula="of:=MEDIAN([.$B153];[.$G153])" office:value-type="float"/>
          <table:table-cell table:formula="of:=MEDIAN([.$C153];[.$H153])" office:value-type="float"/>
          <table:table-cell table:formula="of:=MEDIAN([.$D153];[.$I153])" office:value-type="float"/>
          <table:table-cell table:formula="of:=MEDIAN([.$E153];[.$J153])" office:value-type="float"/>
          <table:table-cell table:formula="of:=MEDIAN([.$F153];[.$K153])" office:value-type="float"/>
          <table:table-cell table:formula="of:=MAX([.$B153];[.$G153])" office:value-type="float"/>
          <table:table-cell table:formula="of:=MAX([.$C153];[.$H153])" office:value-type="float"/>
          <table:table-cell table:formula="of:=MAX([.$D153];[.$I153])" office:value-type="float"/>
          <table:table-cell table:formula="of:=MAX([.$E153];[.$J153])" office:value-type="float"/>
          <table:table-cell table:formula="of:=MAX([.$F153];[.$K153])" office:value-type="float"/>
        </table:table-row>
        <table:table-row table:style-name="ro1">
          <table:table-cell office:value-type="string">
            <text:p>./restaurant5_30.coom</text:p>
          </table:table-cell>
          <table:table-cell office:value-type="float" office:value="2.96"/>
          <table:table-cell office:value-type="float" office:value="88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7"/>
          <table:table-cell office:value-type="float" office:value="885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4];[.$G154])" office:value-type="float"/>
          <table:table-cell table:formula="of:=MIN([.$C154];[.$H154])" office:value-type="float"/>
          <table:table-cell table:formula="of:=MIN([.$D154];[.$I154])" office:value-type="float"/>
          <table:table-cell table:formula="of:=MIN([.$E154];[.$J154])" office:value-type="float"/>
          <table:table-cell table:formula="of:=MIN([.$F154];[.$K154])" office:value-type="float"/>
          <table:table-cell table:formula="of:=MEDIAN([.$B154];[.$G154])" office:value-type="float"/>
          <table:table-cell table:formula="of:=MEDIAN([.$C154];[.$H154])" office:value-type="float"/>
          <table:table-cell table:formula="of:=MEDIAN([.$D154];[.$I154])" office:value-type="float"/>
          <table:table-cell table:formula="of:=MEDIAN([.$E154];[.$J154])" office:value-type="float"/>
          <table:table-cell table:formula="of:=MEDIAN([.$F154];[.$K154])" office:value-type="float"/>
          <table:table-cell table:formula="of:=MAX([.$B154];[.$G154])" office:value-type="float"/>
          <table:table-cell table:formula="of:=MAX([.$C154];[.$H154])" office:value-type="float"/>
          <table:table-cell table:formula="of:=MAX([.$D154];[.$I154])" office:value-type="float"/>
          <table:table-cell table:formula="of:=MAX([.$E154];[.$J154])" office:value-type="float"/>
          <table:table-cell table:formula="of:=MAX([.$F154];[.$K154])" office:value-type="float"/>
        </table:table-row>
        <table:table-row table:style-name="ro1">
          <table:table-cell office:value-type="string">
            <text:p>./travelbike1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2686382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55];[.$G155])" office:value-type="float"/>
          <table:table-cell table:formula="of:=MIN([.$C155];[.$H155])" office:value-type="float"/>
          <table:table-cell table:formula="of:=MIN([.$D155];[.$I155])" office:value-type="float"/>
          <table:table-cell table:formula="of:=MIN([.$E155];[.$J155])" office:value-type="float"/>
          <table:table-cell table:formula="of:=MIN([.$F155];[.$K155])" office:value-type="float"/>
          <table:table-cell table:formula="of:=MEDIAN([.$B155];[.$G155])" office:value-type="float"/>
          <table:table-cell table:formula="of:=MEDIAN([.$C155];[.$H155])" office:value-type="float"/>
          <table:table-cell table:formula="of:=MEDIAN([.$D155];[.$I155])" office:value-type="float"/>
          <table:table-cell table:formula="of:=MEDIAN([.$E155];[.$J155])" office:value-type="float"/>
          <table:table-cell table:formula="of:=MEDIAN([.$F155];[.$K155])" office:value-type="float"/>
          <table:table-cell table:formula="of:=MAX([.$B155];[.$G155])" office:value-type="float"/>
          <table:table-cell table:formula="of:=MAX([.$C155];[.$H155])" office:value-type="float"/>
          <table:table-cell table:formula="of:=MAX([.$D155];[.$I155])" office:value-type="float"/>
          <table:table-cell table:formula="of:=MAX([.$E155];[.$J155])" office:value-type="float"/>
          <table:table-cell table:formula="of:=MAX([.$F155];[.$K155])" office:value-type="float"/>
        </table:table-row>
        <table:table-row table:style-name="ro1">
          <table:table-cell office:value-type="string">
            <text:p>./travelbike2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917063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56];[.$G156])" office:value-type="float"/>
          <table:table-cell table:formula="of:=MIN([.$C156];[.$H156])" office:value-type="float"/>
          <table:table-cell table:formula="of:=MIN([.$D156];[.$I156])" office:value-type="float"/>
          <table:table-cell table:formula="of:=MIN([.$E156];[.$J156])" office:value-type="float"/>
          <table:table-cell table:formula="of:=MIN([.$F156];[.$K156])" office:value-type="float"/>
          <table:table-cell table:formula="of:=MEDIAN([.$B156];[.$G156])" office:value-type="float"/>
          <table:table-cell table:formula="of:=MEDIAN([.$C156];[.$H156])" office:value-type="float"/>
          <table:table-cell table:formula="of:=MEDIAN([.$D156];[.$I156])" office:value-type="float"/>
          <table:table-cell table:formula="of:=MEDIAN([.$E156];[.$J156])" office:value-type="float"/>
          <table:table-cell table:formula="of:=MEDIAN([.$F156];[.$K156])" office:value-type="float"/>
          <table:table-cell table:formula="of:=MAX([.$B156];[.$G156])" office:value-type="float"/>
          <table:table-cell table:formula="of:=MAX([.$C156];[.$H156])" office:value-type="float"/>
          <table:table-cell table:formula="of:=MAX([.$D156];[.$I156])" office:value-type="float"/>
          <table:table-cell table:formula="of:=MAX([.$E156];[.$J156])" office:value-type="float"/>
          <table:table-cell table:formula="of:=MAX([.$F156];[.$K156])" office:value-type="float"/>
        </table:table-row>
        <table:table-row table:style-name="ro1">
          <table:table-cell office:value-type="string">
            <text:p>./travelbike3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1207153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57];[.$G157])" office:value-type="float"/>
          <table:table-cell table:formula="of:=MIN([.$C157];[.$H157])" office:value-type="float"/>
          <table:table-cell table:formula="of:=MIN([.$D157];[.$I157])" office:value-type="float"/>
          <table:table-cell table:formula="of:=MIN([.$E157];[.$J157])" office:value-type="float"/>
          <table:table-cell table:formula="of:=MIN([.$F157];[.$K157])" office:value-type="float"/>
          <table:table-cell table:formula="of:=MEDIAN([.$B157];[.$G157])" office:value-type="float"/>
          <table:table-cell table:formula="of:=MEDIAN([.$C157];[.$H157])" office:value-type="float"/>
          <table:table-cell table:formula="of:=MEDIAN([.$D157];[.$I157])" office:value-type="float"/>
          <table:table-cell table:formula="of:=MEDIAN([.$E157];[.$J157])" office:value-type="float"/>
          <table:table-cell table:formula="of:=MEDIAN([.$F157];[.$K157])" office:value-type="float"/>
          <table:table-cell table:formula="of:=MAX([.$B157];[.$G157])" office:value-type="float"/>
          <table:table-cell table:formula="of:=MAX([.$C157];[.$H157])" office:value-type="float"/>
          <table:table-cell table:formula="of:=MAX([.$D157];[.$I157])" office:value-type="float"/>
          <table:table-cell table:formula="of:=MAX([.$E157];[.$J157])" office:value-type="float"/>
          <table:table-cell table:formula="of:=MAX([.$F157];[.$K157])" office:value-type="float"/>
        </table:table-row>
        <table:table-row table:style-name="ro1">
          <table:table-cell office:value-type="string">
            <text:p>./travelbike4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773484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58];[.$G158])" office:value-type="float"/>
          <table:table-cell table:formula="of:=MIN([.$C158];[.$H158])" office:value-type="float"/>
          <table:table-cell table:formula="of:=MIN([.$D158];[.$I158])" office:value-type="float"/>
          <table:table-cell table:formula="of:=MIN([.$E158];[.$J158])" office:value-type="float"/>
          <table:table-cell table:formula="of:=MIN([.$F158];[.$K158])" office:value-type="float"/>
          <table:table-cell table:formula="of:=MEDIAN([.$B158];[.$G158])" office:value-type="float"/>
          <table:table-cell table:formula="of:=MEDIAN([.$C158];[.$H158])" office:value-type="float"/>
          <table:table-cell table:formula="of:=MEDIAN([.$D158];[.$I158])" office:value-type="float"/>
          <table:table-cell table:formula="of:=MEDIAN([.$E158];[.$J158])" office:value-type="float"/>
          <table:table-cell table:formula="of:=MEDIAN([.$F158];[.$K158])" office:value-type="float"/>
          <table:table-cell table:formula="of:=MAX([.$B158];[.$G158])" office:value-type="float"/>
          <table:table-cell table:formula="of:=MAX([.$C158];[.$H158])" office:value-type="float"/>
          <table:table-cell table:formula="of:=MAX([.$D158];[.$I158])" office:value-type="float"/>
          <table:table-cell table:formula="of:=MAX([.$E158];[.$J158])" office:value-type="float"/>
          <table:table-cell table:formula="of:=MAX([.$F158];[.$K158])" office:value-type="float"/>
        </table:table-row>
        <table:table-row table:style-name="ro1">
          <table:table-cell office:value-type="string">
            <text:p>./travelbike5.coom</text:p>
          </table:table-cell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600.0"/>
          <table:table-cell office:value-type="float" office:value="532202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159];[.$G159])" office:value-type="float"/>
          <table:table-cell table:formula="of:=MIN([.$C159];[.$H159])" office:value-type="float"/>
          <table:table-cell table:formula="of:=MIN([.$D159];[.$I159])" office:value-type="float"/>
          <table:table-cell table:formula="of:=MIN([.$E159];[.$J159])" office:value-type="float"/>
          <table:table-cell table:formula="of:=MIN([.$F159];[.$K159])" office:value-type="float"/>
          <table:table-cell table:formula="of:=MEDIAN([.$B159];[.$G159])" office:value-type="float"/>
          <table:table-cell table:formula="of:=MEDIAN([.$C159];[.$H159])" office:value-type="float"/>
          <table:table-cell table:formula="of:=MEDIAN([.$D159];[.$I159])" office:value-type="float"/>
          <table:table-cell table:formula="of:=MEDIAN([.$E159];[.$J159])" office:value-type="float"/>
          <table:table-cell table:formula="of:=MEDIAN([.$F159];[.$K159])" office:value-type="float"/>
          <table:table-cell table:formula="of:=MAX([.$B159];[.$G159])" office:value-type="float"/>
          <table:table-cell table:formula="of:=MAX([.$C159];[.$H159])" office:value-type="float"/>
          <table:table-cell table:formula="of:=MAX([.$D159];[.$I159])" office:value-type="float"/>
          <table:table-cell table:formula="of:=MAX([.$E159];[.$J159])" office:value-type="float"/>
          <table:table-cell table:formula="of:=MAX([.$F159];[.$K159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59])" office:value-type="float"/>
          <table:table-cell table:formula="of:=SUM([.C3:.C159])" office:value-type="float"/>
          <table:table-cell table:formula="of:=SUM([.D3:.D159])" office:value-type="float"/>
          <table:table-cell table:formula="of:=SUM([.E3:.E159])" office:value-type="float"/>
          <table:table-cell table:formula="of:=SUM([.F3:.F159])" office:value-type="float"/>
          <table:table-cell table:formula="of:=SUM([.G3:.G159])" office:value-type="float"/>
          <table:table-cell table:formula="of:=SUM([.H3:.H159])" office:value-type="float"/>
          <table:table-cell table:formula="of:=SUM([.I3:.I159])" office:value-type="float"/>
          <table:table-cell table:formula="of:=SUM([.J3:.J159])" office:value-type="float"/>
          <table:table-cell table:formula="of:=SUM([.K3:.K159])" office:value-type="float"/>
          <table:table-cell table:formula="of:=SUM([.L3:.L159])" office:value-type="float"/>
          <table:table-cell table:formula="of:=SUM([.M3:.M159])" office:value-type="float"/>
          <table:table-cell table:formula="of:=SUM([.N3:.N159])" office:value-type="float"/>
          <table:table-cell table:formula="of:=SUM([.O3:.O159])" office:value-type="float"/>
          <table:table-cell table:formula="of:=SUM([.P3:.P159])" office:value-type="float"/>
          <table:table-cell table:formula="of:=SUM([.Q3:.Q159])" office:value-type="float"/>
          <table:table-cell table:formula="of:=SUM([.R3:.R159])" office:value-type="float"/>
          <table:table-cell table:formula="of:=SUM([.S3:.S159])" office:value-type="float"/>
          <table:table-cell table:formula="of:=SUM([.T3:.T159])" office:value-type="float"/>
          <table:table-cell table:formula="of:=SUM([.U3:.U159])" office:value-type="float"/>
          <table:table-cell table:formula="of:=SUM([.V3:.V159])" office:value-type="float"/>
          <table:table-cell table:formula="of:=SUM([.W3:.W159])" office:value-type="float"/>
          <table:table-cell table:formula="of:=SUM([.X3:.X159])" office:value-type="float"/>
          <table:table-cell table:formula="of:=SUM([.Y3:.Y159])" office:value-type="float"/>
          <table:table-cell table:formula="of:=SUM([.Z3:.Z159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59])" office:value-type="float"/>
          <table:table-cell table:formula="of:=AVERAGE([.C3:.C159])" office:value-type="float"/>
          <table:table-cell table:formula="of:=AVERAGE([.D3:.D159])" office:value-type="float"/>
          <table:table-cell table:formula="of:=AVERAGE([.E3:.E159])" office:value-type="float"/>
          <table:table-cell table:formula="of:=AVERAGE([.F3:.F159])" office:value-type="float"/>
          <table:table-cell table:formula="of:=AVERAGE([.G3:.G159])" office:value-type="float"/>
          <table:table-cell table:formula="of:=AVERAGE([.H3:.H159])" office:value-type="float"/>
          <table:table-cell table:formula="of:=AVERAGE([.I3:.I159])" office:value-type="float"/>
          <table:table-cell table:formula="of:=AVERAGE([.J3:.J159])" office:value-type="float"/>
          <table:table-cell table:formula="of:=AVERAGE([.K3:.K159])" office:value-type="float"/>
          <table:table-cell table:formula="of:=AVERAGE([.L3:.L159])" office:value-type="float"/>
          <table:table-cell table:formula="of:=AVERAGE([.M3:.M159])" office:value-type="float"/>
          <table:table-cell table:formula="of:=AVERAGE([.N3:.N159])" office:value-type="float"/>
          <table:table-cell table:formula="of:=AVERAGE([.O3:.O159])" office:value-type="float"/>
          <table:table-cell table:formula="of:=AVERAGE([.P3:.P159])" office:value-type="float"/>
          <table:table-cell table:formula="of:=AVERAGE([.Q3:.Q159])" office:value-type="float"/>
          <table:table-cell table:formula="of:=AVERAGE([.R3:.R159])" office:value-type="float"/>
          <table:table-cell table:formula="of:=AVERAGE([.S3:.S159])" office:value-type="float"/>
          <table:table-cell table:formula="of:=AVERAGE([.T3:.T159])" office:value-type="float"/>
          <table:table-cell table:formula="of:=AVERAGE([.U3:.U159])" office:value-type="float"/>
          <table:table-cell table:formula="of:=AVERAGE([.V3:.V159])" office:value-type="float"/>
          <table:table-cell table:formula="of:=AVERAGE([.W3:.W159])" office:value-type="float"/>
          <table:table-cell table:formula="of:=AVERAGE([.X3:.X159])" office:value-type="float"/>
          <table:table-cell table:formula="of:=AVERAGE([.Y3:.Y159])" office:value-type="float"/>
          <table:table-cell table:formula="of:=AVERAGE([.Z3:.Z159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59])" office:value-type="float"/>
          <table:table-cell table:formula="of:=STDEV([.C3:.C159])" office:value-type="float"/>
          <table:table-cell table:formula="of:=STDEV([.D3:.D159])" office:value-type="float"/>
          <table:table-cell table:formula="of:=STDEV([.E3:.E159])" office:value-type="float"/>
          <table:table-cell table:formula="of:=STDEV([.F3:.F159])" office:value-type="float"/>
          <table:table-cell table:formula="of:=STDEV([.G3:.G159])" office:value-type="float"/>
          <table:table-cell table:formula="of:=STDEV([.H3:.H159])" office:value-type="float"/>
          <table:table-cell table:formula="of:=STDEV([.I3:.I159])" office:value-type="float"/>
          <table:table-cell table:formula="of:=STDEV([.J3:.J159])" office:value-type="float"/>
          <table:table-cell table:formula="of:=STDEV([.K3:.K159])" office:value-type="float"/>
          <table:table-cell table:formula="of:=STDEV([.L3:.L159])" office:value-type="float"/>
          <table:table-cell table:formula="of:=STDEV([.M3:.M159])" office:value-type="float"/>
          <table:table-cell table:formula="of:=STDEV([.N3:.N159])" office:value-type="float"/>
          <table:table-cell table:formula="of:=STDEV([.O3:.O159])" office:value-type="float"/>
          <table:table-cell table:formula="of:=STDEV([.P3:.P159])" office:value-type="float"/>
          <table:table-cell table:formula="of:=STDEV([.Q3:.Q159])" office:value-type="float"/>
          <table:table-cell table:formula="of:=STDEV([.R3:.R159])" office:value-type="float"/>
          <table:table-cell table:formula="of:=STDEV([.S3:.S159])" office:value-type="float"/>
          <table:table-cell table:formula="of:=STDEV([.T3:.T159])" office:value-type="float"/>
          <table:table-cell table:formula="of:=STDEV([.U3:.U159])" office:value-type="float"/>
          <table:table-cell table:formula="of:=STDEV([.V3:.V159])" office:value-type="float"/>
          <table:table-cell table:formula="of:=STDEV([.W3:.W159])" office:value-type="float"/>
          <table:table-cell table:formula="of:=STDEV([.X3:.X159])" office:value-type="float"/>
          <table:table-cell table:formula="of:=STDEV([.Y3:.Y159])" office:value-type="float"/>
          <table:table-cell table:formula="of:=STDEV([.Z3:.Z159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59]-[.$L3:.$L159])^2)^0.5" office:value-type="float"/>
          <table:table-cell table:number-matrix-columns-spanned="1" table:number-matrix-rows-spanned="1" table:formula="of:=SUM(([.C3:.C159]-[.$M3:.$M159])^2)^0.5" office:value-type="float"/>
          <table:table-cell table:number-matrix-columns-spanned="1" table:number-matrix-rows-spanned="1" table:formula="of:=SUM(([.D3:.D159]-[.$N3:.$N159])^2)^0.5" office:value-type="float"/>
          <table:table-cell table:number-matrix-columns-spanned="1" table:number-matrix-rows-spanned="1" table:formula="of:=SUM(([.E3:.E159]-[.$O3:.$O159])^2)^0.5" office:value-type="float"/>
          <table:table-cell table:number-matrix-columns-spanned="1" table:number-matrix-rows-spanned="1" table:formula="of:=SUM(([.F3:.F159]-[.$P3:.$P159])^2)^0.5" office:value-type="float"/>
          <table:table-cell table:number-matrix-columns-spanned="1" table:number-matrix-rows-spanned="1" table:formula="of:=SUM(([.G3:.G159]-[.$L3:.$L159])^2)^0.5" office:value-type="float"/>
          <table:table-cell table:number-matrix-columns-spanned="1" table:number-matrix-rows-spanned="1" table:formula="of:=SUM(([.H3:.H159]-[.$M3:.$M159])^2)^0.5" office:value-type="float"/>
          <table:table-cell table:number-matrix-columns-spanned="1" table:number-matrix-rows-spanned="1" table:formula="of:=SUM(([.I3:.I159]-[.$N3:.$N159])^2)^0.5" office:value-type="float"/>
          <table:table-cell table:number-matrix-columns-spanned="1" table:number-matrix-rows-spanned="1" table:formula="of:=SUM(([.J3:.J159]-[.$O3:.$O159])^2)^0.5" office:value-type="float"/>
          <table:table-cell table:number-matrix-columns-spanned="1" table:number-matrix-rows-spanned="1" table:formula="of:=SUM(([.K3:.K159]-[.$P3:.$P159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59]=[.$L3:.$L159])" office:value-type="float"/>
          <table:table-cell table:number-matrix-columns-spanned="1" table:number-matrix-rows-spanned="1" table:formula="of:=SUM([.C3:.C159]=[.$M3:.$M159])" office:value-type="float"/>
          <table:table-cell table:number-matrix-columns-spanned="1" table:number-matrix-rows-spanned="1" table:formula="of:=SUM([.D3:.D159]=[.$N3:.$N159])" office:value-type="float"/>
          <table:table-cell table:number-matrix-columns-spanned="1" table:number-matrix-rows-spanned="1" table:formula="of:=SUM([.E3:.E159]=[.$O3:.$O159])" office:value-type="float"/>
          <table:table-cell table:number-matrix-columns-spanned="1" table:number-matrix-rows-spanned="1" table:formula="of:=SUM([.F3:.F159]=[.$P3:.$P159])" office:value-type="float"/>
          <table:table-cell table:number-matrix-columns-spanned="1" table:number-matrix-rows-spanned="1" table:formula="of:=SUM([.G3:.G159]=[.$L3:.$L159])" office:value-type="float"/>
          <table:table-cell table:number-matrix-columns-spanned="1" table:number-matrix-rows-spanned="1" table:formula="of:=SUM([.H3:.H159]=[.$M3:.$M159])" office:value-type="float"/>
          <table:table-cell table:number-matrix-columns-spanned="1" table:number-matrix-rows-spanned="1" table:formula="of:=SUM([.I3:.I159]=[.$N3:.$N159])" office:value-type="float"/>
          <table:table-cell table:number-matrix-columns-spanned="1" table:number-matrix-rows-spanned="1" table:formula="of:=SUM([.J3:.J159]=[.$O3:.$O159])" office:value-type="float"/>
          <table:table-cell table:number-matrix-columns-spanned="1" table:number-matrix-rows-spanned="1" table:formula="of:=SUM([.K3:.K159]=[.$P3:.$P159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59]&lt;[.$Q3:.$Q159])" office:value-type="float"/>
          <table:table-cell table:number-matrix-columns-spanned="1" table:number-matrix-rows-spanned="1" table:formula="of:=SUM([.C3:.C159]&lt;[.$R3:.$R159])" office:value-type="float"/>
          <table:table-cell table:number-matrix-columns-spanned="1" table:number-matrix-rows-spanned="1" table:formula="of:=SUM([.D3:.D159]&lt;[.$S3:.$S159])" office:value-type="float"/>
          <table:table-cell table:number-matrix-columns-spanned="1" table:number-matrix-rows-spanned="1" table:formula="of:=SUM([.E3:.E159]&lt;[.$T3:.$T159])" office:value-type="float"/>
          <table:table-cell table:number-matrix-columns-spanned="1" table:number-matrix-rows-spanned="1" table:formula="of:=SUM([.F3:.F159]&lt;[.$U3:.$U159])" office:value-type="float"/>
          <table:table-cell table:number-matrix-columns-spanned="1" table:number-matrix-rows-spanned="1" table:formula="of:=SUM([.G3:.G159]&lt;[.$Q3:.$Q159])" office:value-type="float"/>
          <table:table-cell table:number-matrix-columns-spanned="1" table:number-matrix-rows-spanned="1" table:formula="of:=SUM([.H3:.H159]&lt;[.$R3:.$R159])" office:value-type="float"/>
          <table:table-cell table:number-matrix-columns-spanned="1" table:number-matrix-rows-spanned="1" table:formula="of:=SUM([.I3:.I159]&lt;[.$S3:.$S159])" office:value-type="float"/>
          <table:table-cell table:number-matrix-columns-spanned="1" table:number-matrix-rows-spanned="1" table:formula="of:=SUM([.J3:.J159]&lt;[.$T3:.$T159])" office:value-type="float"/>
          <table:table-cell table:number-matrix-columns-spanned="1" table:number-matrix-rows-spanned="1" table:formula="of:=SUM([.K3:.K159]&lt;[.$U3:.$U159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59]&gt;[.$Q3:.$Q159])" office:value-type="float"/>
          <table:table-cell table:number-matrix-columns-spanned="1" table:number-matrix-rows-spanned="1" table:formula="of:=SUM([.C3:.C159]&gt;[.$R3:.$R159])" office:value-type="float"/>
          <table:table-cell table:number-matrix-columns-spanned="1" table:number-matrix-rows-spanned="1" table:formula="of:=SUM([.D3:.D159]&gt;[.$S3:.$S159])" office:value-type="float"/>
          <table:table-cell table:number-matrix-columns-spanned="1" table:number-matrix-rows-spanned="1" table:formula="of:=SUM([.E3:.E159]&gt;[.$T3:.$T159])" office:value-type="float"/>
          <table:table-cell table:number-matrix-columns-spanned="1" table:number-matrix-rows-spanned="1" table:formula="of:=SUM([.F3:.F159]&gt;[.$U3:.$U159])" office:value-type="float"/>
          <table:table-cell table:number-matrix-columns-spanned="1" table:number-matrix-rows-spanned="1" table:formula="of:=SUM([.G3:.G159]&gt;[.$Q3:.$Q159])" office:value-type="float"/>
          <table:table-cell table:number-matrix-columns-spanned="1" table:number-matrix-rows-spanned="1" table:formula="of:=SUM([.H3:.H159]&gt;[.$R3:.$R159])" office:value-type="float"/>
          <table:table-cell table:number-matrix-columns-spanned="1" table:number-matrix-rows-spanned="1" table:formula="of:=SUM([.I3:.I159]&gt;[.$S3:.$S159])" office:value-type="float"/>
          <table:table-cell table:number-matrix-columns-spanned="1" table:number-matrix-rows-spanned="1" table:formula="of:=SUM([.J3:.J159]&gt;[.$T3:.$T159])" office:value-type="float"/>
          <table:table-cell table:number-matrix-columns-spanned="1" table:number-matrix-rows-spanned="1" table:formula="of:=SUM([.K3:.K159]&gt;[.$U3:.$U159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59]=[.$V3:.$V159])" office:value-type="float"/>
          <table:table-cell table:number-matrix-columns-spanned="1" table:number-matrix-rows-spanned="1" table:formula="of:=SUM([.C3:.C159]=[.$W3:.$W159])" office:value-type="float"/>
          <table:table-cell table:number-matrix-columns-spanned="1" table:number-matrix-rows-spanned="1" table:formula="of:=SUM([.D3:.D159]=[.$X3:.$X159])" office:value-type="float"/>
          <table:table-cell table:number-matrix-columns-spanned="1" table:number-matrix-rows-spanned="1" table:formula="of:=SUM([.E3:.E159]=[.$Y3:.$Y159])" office:value-type="float"/>
          <table:table-cell table:number-matrix-columns-spanned="1" table:number-matrix-rows-spanned="1" table:formula="of:=SUM([.F3:.F159]=[.$Z3:.$Z159])" office:value-type="float"/>
          <table:table-cell table:number-matrix-columns-spanned="1" table:number-matrix-rows-spanned="1" table:formula="of:=SUM([.G3:.G159]=[.$V3:.$V159])" office:value-type="float"/>
          <table:table-cell table:number-matrix-columns-spanned="1" table:number-matrix-rows-spanned="1" table:formula="of:=SUM([.H3:.H159]=[.$W3:.$W159])" office:value-type="float"/>
          <table:table-cell table:number-matrix-columns-spanned="1" table:number-matrix-rows-spanned="1" table:formula="of:=SUM([.I3:.I159]=[.$X3:.$X159])" office:value-type="float"/>
          <table:table-cell table:number-matrix-columns-spanned="1" table:number-matrix-rows-spanned="1" table:formula="of:=SUM([.J3:.J159]=[.$Y3:.$Y159])" office:value-type="float"/>
          <table:table-cell table:number-matrix-columns-spanned="1" table:number-matrix-rows-spanned="1" table:formula="of:=SUM([.K3:.K159]=[.$Z3:.$Z159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olver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olver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59])" office:value-type="float"/>
          <table:table-cell table:formula="of:=AVERAGE([Instances.C3:Instances.C159])" office:value-type="float"/>
          <table:table-cell table:formula="of:=SUM([Instances.D3:Instances.D159])" office:value-type="float"/>
          <table:table-cell table:formula="of:=AVERAGE([Instances.E3:Instances.E159])" office:value-type="float"/>
          <table:table-cell table:formula="of:=AVERAGE([Instances.F3:Instances.F159])" office:value-type="float"/>
          <table:table-cell table:formula="of:=AVERAGE([Instances.G3:Instances.G159])" office:value-type="float"/>
          <table:table-cell table:formula="of:=AVERAGE([Instances.H3:Instances.H159])" office:value-type="float"/>
          <table:table-cell table:formula="of:=SUM([Instances.I3:Instances.I159])" office:value-type="float"/>
          <table:table-cell table:formula="of:=AVERAGE([Instances.J3:Instances.J159])" office:value-type="float"/>
          <table:table-cell table:formula="of:=AVERAGE([Instances.K3:Instances.K159])" office:value-type="float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L3:.$L3])^2)^0.5" office:value-type="float"/>
          <table:table-cell table:number-matrix-columns-spanned="1" table:number-matrix-rows-spanned="1" table:formula="of:=SUM(([.H3:.H3]-[.$M3:.$M3])^2)^0.5" office:value-type="float"/>
          <table:table-cell table:number-matrix-columns-spanned="1" table:number-matrix-rows-spanned="1" table:formula="of:=SUM(([.I3:.I3]-[.$N3:.$N3])^2)^0.5" office:value-type="float"/>
          <table:table-cell table:number-matrix-columns-spanned="1" table:number-matrix-rows-spanned="1" table:formula="of:=SUM(([.J3:.J3]-[.$O3:.$O3])^2)^0.5" office:value-type="float"/>
          <table:table-cell table:number-matrix-columns-spanned="1" table:number-matrix-rows-spanned="1" table:formula="of:=SUM(([.K3:.K3]-[.$P3:.$P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L3:.$L3])" office:value-type="float"/>
          <table:table-cell table:number-matrix-columns-spanned="1" table:number-matrix-rows-spanned="1" table:formula="of:=SUM([.H3:.H3]=[.$M3:.$M3])" office:value-type="float"/>
          <table:table-cell table:number-matrix-columns-spanned="1" table:number-matrix-rows-spanned="1" table:formula="of:=SUM([.I3:.I3]=[.$N3:.$N3])" office:value-type="float"/>
          <table:table-cell table:number-matrix-columns-spanned="1" table:number-matrix-rows-spanned="1" table:formula="of:=SUM([.J3:.J3]=[.$O3:.$O3])" office:value-type="float"/>
          <table:table-cell table:number-matrix-columns-spanned="1" table:number-matrix-rows-spanned="1" table:formula="of:=SUM([.K3:.K3]=[.$P3:.$P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Q3:.$Q3])" office:value-type="float"/>
          <table:table-cell table:number-matrix-columns-spanned="1" table:number-matrix-rows-spanned="1" table:formula="of:=SUM([.C3:.C3]&lt;[.$R3:.$R3])" office:value-type="float"/>
          <table:table-cell table:number-matrix-columns-spanned="1" table:number-matrix-rows-spanned="1" table:formula="of:=SUM([.D3:.D3]&lt;[.$S3:.$S3])" office:value-type="float"/>
          <table:table-cell table:number-matrix-columns-spanned="1" table:number-matrix-rows-spanned="1" table:formula="of:=SUM([.E3:.E3]&lt;[.$T3:.$T3])" office:value-type="float"/>
          <table:table-cell table:number-matrix-columns-spanned="1" table:number-matrix-rows-spanned="1" table:formula="of:=SUM([.F3:.F3]&lt;[.$U3:.$U3])" office:value-type="float"/>
          <table:table-cell table:number-matrix-columns-spanned="1" table:number-matrix-rows-spanned="1" table:formula="of:=SUM([.G3:.G3]&lt;[.$Q3:.$Q3])" office:value-type="float"/>
          <table:table-cell table:number-matrix-columns-spanned="1" table:number-matrix-rows-spanned="1" table:formula="of:=SUM([.H3:.H3]&lt;[.$R3:.$R3])" office:value-type="float"/>
          <table:table-cell table:number-matrix-columns-spanned="1" table:number-matrix-rows-spanned="1" table:formula="of:=SUM([.I3:.I3]&lt;[.$S3:.$S3])" office:value-type="float"/>
          <table:table-cell table:number-matrix-columns-spanned="1" table:number-matrix-rows-spanned="1" table:formula="of:=SUM([.J3:.J3]&lt;[.$T3:.$T3])" office:value-type="float"/>
          <table:table-cell table:number-matrix-columns-spanned="1" table:number-matrix-rows-spanned="1" table:formula="of:=SUM([.K3:.K3]&lt;[.$U3:.$U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Q3:.$Q3])" office:value-type="float"/>
          <table:table-cell table:number-matrix-columns-spanned="1" table:number-matrix-rows-spanned="1" table:formula="of:=SUM([.C3:.C3]&gt;[.$R3:.$R3])" office:value-type="float"/>
          <table:table-cell table:number-matrix-columns-spanned="1" table:number-matrix-rows-spanned="1" table:formula="of:=SUM([.D3:.D3]&gt;[.$S3:.$S3])" office:value-type="float"/>
          <table:table-cell table:number-matrix-columns-spanned="1" table:number-matrix-rows-spanned="1" table:formula="of:=SUM([.E3:.E3]&gt;[.$T3:.$T3])" office:value-type="float"/>
          <table:table-cell table:number-matrix-columns-spanned="1" table:number-matrix-rows-spanned="1" table:formula="of:=SUM([.F3:.F3]&gt;[.$U3:.$U3])" office:value-type="float"/>
          <table:table-cell table:number-matrix-columns-spanned="1" table:number-matrix-rows-spanned="1" table:formula="of:=SUM([.G3:.G3]&gt;[.$Q3:.$Q3])" office:value-type="float"/>
          <table:table-cell table:number-matrix-columns-spanned="1" table:number-matrix-rows-spanned="1" table:formula="of:=SUM([.H3:.H3]&gt;[.$R3:.$R3])" office:value-type="float"/>
          <table:table-cell table:number-matrix-columns-spanned="1" table:number-matrix-rows-spanned="1" table:formula="of:=SUM([.I3:.I3]&gt;[.$S3:.$S3])" office:value-type="float"/>
          <table:table-cell table:number-matrix-columns-spanned="1" table:number-matrix-rows-spanned="1" table:formula="of:=SUM([.J3:.J3]&gt;[.$T3:.$T3])" office:value-type="float"/>
          <table:table-cell table:number-matrix-columns-spanned="1" table:number-matrix-rows-spanned="1" table:formula="of:=SUM([.K3:.K3]&gt;[.$U3:.$U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V3:.$V3])" office:value-type="float"/>
          <table:table-cell table:number-matrix-columns-spanned="1" table:number-matrix-rows-spanned="1" table:formula="of:=SUM([.H3:.H3]=[.$W3:.$W3])" office:value-type="float"/>
          <table:table-cell table:number-matrix-columns-spanned="1" table:number-matrix-rows-spanned="1" table:formula="of:=SUM([.I3:.I3]=[.$X3:.$X3])" office:value-type="float"/>
          <table:table-cell table:number-matrix-columns-spanned="1" table:number-matrix-rows-spanned="1" table:formula="of:=SUM([.J3:.J3]=[.$Y3:.$Y3])" office:value-type="float"/>
          <table:table-cell table:number-matrix-columns-spanned="1" table:number-matrix-rows-spanned="1" table:formula="of:=SUM([.K3:.K3]=[.$Z3:.$Z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